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9.594cm"/>
    </style:style>
    <style:style style:name="co3" style:family="table-column">
      <style:table-column-properties fo:break-before="auto" style:column-width="23.821cm"/>
    </style:style>
    <style:style style:name="co4" style:family="table-column">
      <style:table-column-properties fo:break-before="auto" style:column-width="21.184cm"/>
    </style:style>
    <style:style style:name="co5" style:family="table-column">
      <style:table-column-properties fo:break-before="auto" style:column-width="7.424cm"/>
    </style:style>
    <style:style style:name="co6" style:family="table-column">
      <style:table-column-properties fo:break-before="auto" style:column-width="12.183cm"/>
    </style:style>
    <style:style style:name="co7" style:family="table-column">
      <style:table-column-properties fo:break-before="auto" style:column-width="7.481cm"/>
    </style:style>
    <style:style style:name="co8" style:family="table-column">
      <style:table-column-properties fo:break-before="auto" style:column-width="9.259cm"/>
    </style:style>
    <style:style style:name="co9" style:family="table-column">
      <style:table-column-properties fo:break-before="auto" style:column-width="12.211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0.415cm" fo:break-before="auto" style:use-optimal-row-height="false"/>
    </style:style>
    <style:style style:name="ro10" style:family="table-row">
      <style:table-row-properties style:row-height="1.136cm" fo:break-before="auto" style:use-optimal-row-height="false"/>
    </style:style>
    <style:style style:name="ro11" style:family="table-row">
      <style:table-row-properties style:row-height="0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1"/>
        <table:table-row table:style-name="ro1">
          <table:table-cell office:value-type="string" calcext:value-type="string">
            <text:p><text:a xlink:href="http://www.unibas.ch/" xlink:type="simple">Universität Basel</text:a></text:p>
          </table:table-cell>
        </table:table-row>
        <table:table-row table:style-name="ro2">
          <table:table-cell office:value-type="string" calcext:value-type="string">
            <text:p><text:a xlink:href="http://www.ub.unibas.ch/" xlink:type="simple">Universitätsbibliothek Basel</text:a></text:p>
          </table:table-cell>
        </table:table-row>
        <table:table-row table:style-name="ro3">
          <table:table-cell office:value-type="string" calcext:value-type="string">
            <text:p>Schönbeinstrasse 18-20</text:p>
          </table:table-cell>
        </table:table-row>
        <table:table-row table:style-name="ro2">
          <table:table-cell office:value-type="string" calcext:value-type="string">
            <text:p>4056 Basel</text:p>
          </table:table-cell>
        </table:table-row>
        <table:table-row table:style-name="ro3">
          <table:table-cell office:value-type="string" calcext:value-type="string">
            <text:p>Dr. Simon Geiger</text:p>
          </table:table-cell>
        </table:table-row>
        <table:table-row table:style-name="ro3">
          <table:table-cell office:value-type="string" calcext:value-type="string">
            <text:p>Tel. 061/267 31 23</text:p>
          </table:table-cell>
        </table:table-row>
        <table:table-row table:style-name="ro3">
          <table:table-cell office:value-type="string" calcext:value-type="string">
            <text:p>Fax 061/267 31 03 </text:p>
          </table:table-cell>
        </table:table-row>
        <table:table-row table:style-name="ro3">
          <table:table-cell office:value-type="string" calcext:value-type="string">
            <text:p>Simon.Geiger[at]unibas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2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be.ch/" xlink:type="simple">Universität Bern</text:a></text:p>
          </table:table-cell>
        </table:table-row>
        <table:table-row table:style-name="ro2">
          <table:table-cell office:value-type="string" calcext:value-type="string">
            <text:p><text:a xlink:href="http://www.unibe.ch/bibliotheken/" xlink:type="simple">Universitätsbibliothek Bern</text:a></text:p>
          </table:table-cell>
        </table:table-row>
        <table:table-row table:style-name="ro3">
          <table:table-cell office:value-type="string" calcext:value-type="string">
            <text:p>Münstergasse 61 </text:p>
          </table:table-cell>
        </table:table-row>
        <table:table-row table:style-name="ro2">
          <table:table-cell office:value-type="string" calcext:value-type="string">
            <text:p>3000 Bern 8</text:p>
          </table:table-cell>
        </table:table-row>
        <table:table-row table:style-name="ro3">
          <table:table-cell office:value-type="string" calcext:value-type="string">
            <text:p>Marion Prudlo</text:p>
          </table:table-cell>
        </table:table-row>
        <table:table-row table:style-name="ro3">
          <table:table-cell office:value-type="string" calcext:value-type="string">
            <text:p>Tel. 031/631 95 94 </text:p>
          </table:table-cell>
        </table:table-row>
        <table:table-row table:style-name="ro4">
          <table:table-cell office:value-type="string" calcext:value-type="string">
            <text:p>marion.prudlo[at]ub.unibe.ch</text:p>
          </table:table-cell>
        </table:table-row>
        <table:table-row table:style-name="ro3">
          <table:table-cell office:value-type="string" calcext:value-type="string">
            <text:p>elibrary[at]ub.unibe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3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fr.ch/" xlink:type="simple">Universität Freiburg</text:a></text:p>
          </table:table-cell>
        </table:table-row>
        <table:table-row table:style-name="ro2">
          <table:table-cell office:value-type="string" calcext:value-type="string">
            <text:p><text:a xlink:href="http://www.fr.ch/kubf/" xlink:type="simple">Kantons- und Universitätsbibliothek Freiburg</text:a></text:p>
          </table:table-cell>
        </table:table-row>
        <table:table-row table:style-name="ro3">
          <table:table-cell office:value-type="string" calcext:value-type="string">
            <text:p>rue Joseph-Piller 2</text:p>
          </table:table-cell>
        </table:table-row>
        <table:table-row table:style-name="ro2">
          <table:table-cell office:value-type="string" calcext:value-type="string">
            <text:p>1700 Freiburg</text:p>
          </table:table-cell>
        </table:table-row>
        <table:table-row table:style-name="ro3">
          <table:table-cell office:value-type="string" calcext:value-type="string">
            <text:p>Ermeline Jaggi</text:p>
          </table:table-cell>
        </table:table-row>
        <table:table-row table:style-name="ro3">
          <table:table-cell office:value-type="string" calcext:value-type="string">
            <text:p>Tel. 026/305 13 23 </text:p>
          </table:table-cell>
        </table:table-row>
        <table:table-row table:style-name="ro3">
          <table:table-cell office:value-type="string" calcext:value-type="string">
            <text:p>ermeline.jaggi[at]fr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4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ge.ch/" xlink:type="simple">Universität Genf</text:a></text:p>
          </table:table-cell>
        </table:table-row>
        <table:table-row table:style-name="ro3">
          <table:table-cell office:value-type="string" calcext:value-type="string">
            <text:p><text:a xlink:href="http://www.ville-geneve.ch/themes/culture/offre-culturelle/bibliotheques/" xlink:type="simple">Bibliothèque de Genève</text:a> </text:p>
          </table:table-cell>
        </table:table-row>
        <table:table-row table:style-name="ro3">
          <table:table-cell office:value-type="string" calcext:value-type="string">
            <text:p>Promenade des Bastions</text:p>
          </table:table-cell>
        </table:table-row>
        <table:table-row table:style-name="ro3">
          <table:table-cell office:value-type="string" calcext:value-type="string">
            <text:p>1211 Genève 4</text:p>
          </table:table-cell>
        </table:table-row>
        <table:table-row table:style-name="ro2">
          <table:table-cell office:value-type="string" calcext:value-type="string">
            <text:p>Alexis Rivier</text:p>
          </table:table-cell>
        </table:table-row>
        <table:table-row table:style-name="ro3">
          <table:table-cell office:value-type="string" calcext:value-type="string">
            <text:p>Tel. 022/418 28 38</text:p>
          </table:table-cell>
        </table:table-row>
        <table:table-row table:style-name="ro3">
          <table:table-cell office:value-type="string" calcext:value-type="string">
            <text:p>Fax 022/418 28 01</text:p>
          </table:table-cell>
        </table:table-row>
        <table:table-row table:style-name="ro3">
          <table:table-cell office:value-type="string" calcext:value-type="string">
            <text:p>Alexis.Rivier[at]ville-ge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5&amp;activeElement=5" xlink:type="simple">Lizenzen</text:a>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www.unige.ch/biblio/" xlink:type="simple">Bibliothèque de l'Université de Genève</text:a></text:p>
          </table:table-cell>
        </table:table-row>
        <table:table-row table:style-name="ro4">
          <table:table-cell office:value-type="string" calcext:value-type="string">
            <text:p>CODIS - Service de coordination</text:p>
          </table:table-cell>
        </table:table-row>
        <table:table-row table:style-name="ro3">
          <table:table-cell office:value-type="string" calcext:value-type="string">
            <text:p>Quai du Seujet 14</text:p>
          </table:table-cell>
        </table:table-row>
        <table:table-row table:style-name="ro2">
          <table:table-cell office:value-type="string" calcext:value-type="string">
            <text:p>1201 Genève</text:p>
          </table:table-cell>
        </table:table-row>
        <table:table-row table:style-name="ro2">
          <table:table-cell office:value-type="string" calcext:value-type="string">
            <text:p>Pedro Nari</text:p>
          </table:table-cell>
        </table:table-row>
        <table:table-row table:style-name="ro3">
          <table:table-cell office:value-type="string" calcext:value-type="string">
            <text:p>Tel. 022/379 17 03</text:p>
          </table:table-cell>
        </table:table-row>
        <table:table-row table:style-name="ro3">
          <table:table-cell office:value-type="string" calcext:value-type="string">
            <text:p>Pedro.Nari[at]unige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5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l.ch/" xlink:type="simple">Universität Lausanne</text:a></text:p>
          </table:table-cell>
        </table:table-row>
        <table:table-row table:style-name="ro2">
          <table:table-cell office:value-type="string" calcext:value-type="string">
            <text:p><text:a xlink:href="http://www.unil.ch/bcu" xlink:type="simple">Unithèque cantonale et universitaire de Lausanne</text:a></text:p>
          </table:table-cell>
        </table:table-row>
        <table:table-row table:style-name="ro3">
          <table:table-cell office:value-type="string" calcext:value-type="string">
            <text:p>Bâtiment central</text:p>
          </table:table-cell>
        </table:table-row>
        <table:table-row table:style-name="ro3">
          <table:table-cell office:value-type="string" calcext:value-type="string">
            <text:p>1015 Lausanne</text:p>
          </table:table-cell>
        </table:table-row>
        <table:table-row table:style-name="ro3">
          <table:table-cell office:value-type="string" calcext:value-type="string">
            <text:p>Christel Coquilleau</text:p>
          </table:table-cell>
        </table:table-row>
        <table:table-row table:style-name="ro3">
          <table:table-cell office:value-type="string" calcext:value-type="string">
            <text:p>Tel. 021/692 48 12</text:p>
          </table:table-cell>
        </table:table-row>
        <table:table-row table:style-name="ro4">
          <table:table-cell office:value-type="string" calcext:value-type="string">
            <text:p>Christel.Coquilleau[at]bcu.unil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6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si.ch/" xlink:type="simple">Università della Svizzera italiana</text:a></text:p>
          </table:table-cell>
        </table:table-row>
        <table:table-row table:style-name="ro3">
          <table:table-cell office:value-type="string" calcext:value-type="string">
            <text:p><text:a xlink:href="http://www.bul.unisi.ch/" xlink:type="simple">Biblioteca universitaria di Lugano</text:a> </text:p>
          </table:table-cell>
        </table:table-row>
        <table:table-row table:style-name="ro3">
          <table:table-cell office:value-type="string" calcext:value-type="string">
            <text:p>Via Giuseppe Buffi 13</text:p>
          </table:table-cell>
        </table:table-row>
        <table:table-row table:style-name="ro2">
          <table:table-cell office:value-type="string" calcext:value-type="string">
            <text:p>6900 Lugano</text:p>
          </table:table-cell>
        </table:table-row>
        <table:table-row table:style-name="ro2">
          <table:table-cell office:value-type="string" calcext:value-type="string">
            <text:p>Alessio Tutino</text:p>
          </table:table-cell>
        </table:table-row>
        <table:table-row table:style-name="ro3">
          <table:table-cell office:value-type="string" calcext:value-type="string">
            <text:p>Tel. 058/666 45 84</text:p>
          </table:table-cell>
        </table:table-row>
        <table:table-row table:style-name="ro5">
          <table:table-cell office:value-type="string" calcext:value-type="string">
            <text:p>alessio.tutino[at]usi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7&amp;activeElement=5" xlink:type="simple">Lizenzen</text:a>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www.arch.unisi.ch/ris_ist_biblioteca" xlink:type="simple">Biblioteca dell'Accademia di architettura di Mendrisio</text:a></text:p>
          </table:table-cell>
        </table:table-row>
        <table:table-row table:style-name="ro3">
          <table:table-cell office:value-type="string" calcext:value-type="string">
            <text:p>Largo Bernasconi 2</text:p>
          </table:table-cell>
        </table:table-row>
        <table:table-row table:style-name="ro3">
          <table:table-cell office:value-type="string" calcext:value-type="string">
            <text:p>Villa Argentina</text:p>
          </table:table-cell>
        </table:table-row>
        <table:table-row table:style-name="ro3">
          <table:table-cell office:value-type="string" calcext:value-type="string">
            <text:p>6850 Mendrisio</text:p>
          </table:table-cell>
        </table:table-row>
        <table:table-row table:style-name="ro2">
          <table:table-cell office:value-type="string" calcext:value-type="string">
            <text:p>Alessio Tutino</text:p>
          </table:table-cell>
        </table:table-row>
        <table:table-row table:style-name="ro3">
          <table:table-cell office:value-type="string" calcext:value-type="string">
            <text:p>Tel. 058/666 45 84</text:p>
          </table:table-cell>
        </table:table-row>
        <table:table-row table:style-name="ro3">
          <table:table-cell office:value-type="string" calcext:value-type="string">
            <text:p>alessio.tutino[at]usi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7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lu.ch/" xlink:type="simple">Universität Luzern</text:a></text:p>
          </table:table-cell>
        </table:table-row>
        <table:table-row table:style-name="ro2">
          <table:table-cell office:value-type="string" calcext:value-type="string">
            <text:p><text:a xlink:href="http://www.zhbluzern.ch/" xlink:type="simple">Zentral- und Hochschulbibliothek Luzern</text:a></text:p>
          </table:table-cell>
        </table:table-row>
        <table:table-row table:style-name="ro3">
          <table:table-cell office:value-type="string" calcext:value-type="string">
            <text:p>Sempacherstrasse 10</text:p>
          </table:table-cell>
        </table:table-row>
        <table:table-row table:style-name="ro2">
          <table:table-cell office:value-type="string" calcext:value-type="string">
            <text:p>6002 Luzern</text:p>
          </table:table-cell>
        </table:table-row>
        <table:table-row table:style-name="ro2">
          <table:table-cell office:value-type="string" calcext:value-type="string">
            <text:p>Jörg Müller</text:p>
          </table:table-cell>
        </table:table-row>
        <table:table-row table:style-name="ro3">
          <table:table-cell office:value-type="string" calcext:value-type="string">
            <text:p>Tel. 041/228 55 17</text:p>
          </table:table-cell>
        </table:table-row>
        <table:table-row table:style-name="ro3">
          <table:table-cell office:value-type="string" calcext:value-type="string">
            <text:p>Fax 041/210 62 55</text:p>
          </table:table-cell>
        </table:table-row>
        <table:table-row table:style-name="ro4">
          <table:table-cell office:value-type="string" calcext:value-type="string">
            <text:p>joerg.mueller[at]zhbluzern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8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ne.ch/" xlink:type="simple">Universität Neuenburg</text:a></text:p>
          </table:table-cell>
        </table:table-row>
        <table:table-row table:style-name="ro2">
          <table:table-cell office:value-type="string" calcext:value-type="string">
            <text:p><text:a xlink:href="http://bpun.unine.ch/" xlink:type="simple">Bibliothèque publique et universitaire de Neuchâtel</text:a></text:p>
          </table:table-cell>
        </table:table-row>
        <table:table-row table:style-name="ro3">
          <table:table-cell office:value-type="string" calcext:value-type="string">
            <text:p>3, Place Numa-Droz</text:p>
          </table:table-cell>
        </table:table-row>
        <table:table-row table:style-name="ro3">
          <table:table-cell office:value-type="string" calcext:value-type="string">
            <text:p>2001 Neuchâtel</text:p>
          </table:table-cell>
        </table:table-row>
        <table:table-row table:style-name="ro3">
          <table:table-cell office:value-type="string" calcext:value-type="string">
            <text:p>Thierry Châtelain</text:p>
          </table:table-cell>
        </table:table-row>
        <table:table-row table:style-name="ro3">
          <table:table-cell office:value-type="string" calcext:value-type="string">
            <text:p>Tel. 032/717 73 02</text:p>
          </table:table-cell>
        </table:table-row>
        <table:table-row table:style-name="ro3">
          <table:table-cell office:value-type="string" calcext:value-type="string">
            <text:p>Fax 032/717 73 09</text:p>
          </table:table-cell>
        </table:table-row>
        <table:table-row table:style-name="ro3">
          <table:table-cell office:value-type="string" calcext:value-type="string">
            <text:p>thierry.chatelain[at]unine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9&amp;activeElement=5" xlink:type="simple">Lizenzen</text:a>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<text:a xlink:href="http://www2.unine.ch/bibliotheque" xlink:type="simple">Bibliothèque de l'Université de Neuchâtel</text:a> </text:p>
          </table:table-cell>
        </table:table-row>
        <table:table-row table:style-name="ro3">
          <table:table-cell office:value-type="string" calcext:value-type="string">
            <text:p>Rue Emile-Argand 11</text:p>
          </table:table-cell>
        </table:table-row>
        <table:table-row table:style-name="ro3">
          <table:table-cell office:value-type="string" calcext:value-type="string">
            <text:p>2000 Neuchâtel</text:p>
          </table:table-cell>
        </table:table-row>
        <table:table-row table:style-name="ro2">
          <table:table-cell office:value-type="string" calcext:value-type="string">
            <text:p>Laurent Gobat</text:p>
          </table:table-cell>
        </table:table-row>
        <table:table-row table:style-name="ro3">
          <table:table-cell office:value-type="string" calcext:value-type="string">
            <text:p>Tel. 032/718 10 58 </text:p>
          </table:table-cell>
        </table:table-row>
        <table:table-row table:style-name="ro3">
          <table:table-cell office:value-type="string" calcext:value-type="string">
            <text:p>Fax 032/718 10 01</text:p>
          </table:table-cell>
        </table:table-row>
        <table:table-row table:style-name="ro3">
          <table:table-cell office:value-type="string" calcext:value-type="string">
            <text:p>laurent.gobat[at]unine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9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sg.ch/" xlink:type="simple">Universität St. Gallen</text:a></text:p>
          </table:table-cell>
        </table:table-row>
        <table:table-row table:style-name="ro2">
          <table:table-cell office:value-type="string" calcext:value-type="string">
            <text:p><text:a xlink:href="http://www.biblio.unisg.ch/" xlink:type="simple">Bibliothek Universität St. Gallen</text:a></text:p>
          </table:table-cell>
        </table:table-row>
        <table:table-row table:style-name="ro3">
          <table:table-cell office:value-type="string" calcext:value-type="string">
            <text:p>Dufourstrasse 50</text:p>
          </table:table-cell>
        </table:table-row>
        <table:table-row table:style-name="ro3">
          <table:table-cell office:value-type="string" calcext:value-type="string">
            <text:p>9000 St. Gallen</text:p>
          </table:table-cell>
        </table:table-row>
        <table:table-row table:style-name="ro3">
          <table:table-cell office:value-type="string" calcext:value-type="string">
            <text:p>Dr. Ulrich Weigel </text:p>
          </table:table-cell>
        </table:table-row>
        <table:table-row table:style-name="ro3">
          <table:table-cell office:value-type="string" calcext:value-type="string">
            <text:p>Tel. 071/224 26 65</text:p>
          </table:table-cell>
        </table:table-row>
        <table:table-row table:style-name="ro3">
          <table:table-cell office:value-type="string" calcext:value-type="string">
            <text:p>Fax 071/224 22 94</text:p>
          </table:table-cell>
        </table:table-row>
        <table:table-row table:style-name="ro3">
          <table:table-cell office:value-type="string" calcext:value-type="string">
            <text:p>Ulrich.Weigel[at]unisg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10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zh.ch/" xlink:type="simple">Universität Zürich</text:a></text:p>
          </table:table-cell>
        </table:table-row>
        <table:table-row table:style-name="ro2">
          <table:table-cell office:value-type="string" calcext:value-type="string">
            <text:p><text:a xlink:href="http://www.zb.unizh.ch/" xlink:type="simple">Zentralbibliothek Zürich</text:a></text:p>
          </table:table-cell>
        </table:table-row>
        <table:table-row table:style-name="ro3">
          <table:table-cell office:value-type="string" calcext:value-type="string">
            <text:p>Zähringerplatz 6</text:p>
          </table:table-cell>
        </table:table-row>
        <table:table-row table:style-name="ro2">
          <table:table-cell office:value-type="string" calcext:value-type="string">
            <text:p>8001 Zürich</text:p>
          </table:table-cell>
        </table:table-row>
        <table:table-row table:style-name="ro3">
          <table:table-cell office:value-type="string" calcext:value-type="string">
            <text:p>Sofia Armanini </text:p>
          </table:table-cell>
        </table:table-row>
        <table:table-row table:style-name="ro3">
          <table:table-cell office:value-type="string" calcext:value-type="string">
            <text:p>Tel. 044/268 32 30</text:p>
          </table:table-cell>
        </table:table-row>
        <table:table-row table:style-name="ro3">
          <table:table-cell office:value-type="string" calcext:value-type="string">
            <text:p>Fax 044/268 32 90</text:p>
          </table:table-cell>
        </table:table-row>
        <table:table-row table:style-name="ro3">
          <table:table-cell office:value-type="string" calcext:value-type="string">
            <text:p>sofia.armanini[at]zb.uzh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11&amp;activeElement=5" xlink:type="simple">Lizenzen</text:a>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www.hbz.unizh.ch/" xlink:type="simple">Hauptbibliothek Universität Zürich (HBZ)</text:a></text:p>
          </table:table-cell>
        </table:table-row>
        <table:table-row table:style-name="ro3">
          <table:table-cell office:value-type="string" calcext:value-type="string">
            <text:p>Strickhofstrasse 35</text:p>
          </table:table-cell>
        </table:table-row>
        <table:table-row table:style-name="ro2">
          <table:table-cell office:value-type="string" calcext:value-type="string">
            <text:p>8057 Zürich</text:p>
          </table:table-cell>
        </table:table-row>
        <table:table-row table:style-name="ro2">
          <table:table-cell office:value-type="string" calcext:value-type="string">
            <text:p>Hanna Bös</text:p>
          </table:table-cell>
        </table:table-row>
        <table:table-row table:style-name="ro3">
          <table:table-cell office:value-type="string" calcext:value-type="string">
            <text:p>Tel. 044/635 41 56</text:p>
          </table:table-cell>
        </table:table-row>
        <table:table-row table:style-name="ro3">
          <table:table-cell office:value-type="string" calcext:value-type="string">
            <text:p>Fax 044/635 59 01</text:p>
          </table:table-cell>
        </table:table-row>
        <table:table-row table:style-name="ro3">
          <table:table-cell office:value-type="string" calcext:value-type="string">
            <text:p>hanna.boes[at]hbz.uzh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11&amp;activeElement=5" xlink:type="simple">Lizenzen</text:a></text:p>
          </table:table-cell>
        </table:table-row>
        <table:table-row table:style-name="ro2">
          <table:table-cell office:value-type="string" calcext:value-type="string">
            <text:p>ETH-Bereich</text:p>
          </table:table-cell>
        </table:table-row>
        <table:table-row table:style-name="ro2">
          <table:table-cell office:value-type="string" calcext:value-type="string">
            <text:p><text:a xlink:href="http://www.epfl.ch/" xlink:type="simple">EPF Lausanne</text:a></text:p>
          </table:table-cell>
        </table:table-row>
        <table:table-row table:style-name="ro3">
          <table:table-cell office:value-type="string" calcext:value-type="string">
            <text:p><text:a xlink:href="http://library.epfl.ch/" xlink:type="simple">Bibliothèque centrale de l'EPFL</text:a> </text:p>
          </table:table-cell>
        </table:table-row>
        <table:table-row table:style-name="ro3">
          <table:table-cell office:value-type="string" calcext:value-type="string">
            <text:p>1015 Lausanne</text:p>
          </table:table-cell>
        </table:table-row>
        <table:table-row table:style-name="ro3">
          <table:table-cell office:value-type="string" calcext:value-type="string">
            <text:p>Caroline Bosia</text:p>
          </table:table-cell>
        </table:table-row>
        <table:table-row table:style-name="ro3">
          <table:table-cell office:value-type="string" calcext:value-type="string">
            <text:p>Tel. 021/693 21 65</text:p>
          </table:table-cell>
        </table:table-row>
        <table:table-row table:style-name="ro3">
          <table:table-cell office:value-type="string" calcext:value-type="string">
            <text:p>Fax 021/693 51 00</text:p>
          </table:table-cell>
        </table:table-row>
        <table:table-row table:style-name="ro3">
          <table:table-cell office:value-type="string" calcext:value-type="string">
            <text:p>caroline.bosia[at]epfl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19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ethz.ch/" xlink:type="simple">ETH Zürich</text:a></text:p>
          </table:table-cell>
        </table:table-row>
        <table:table-row table:style-name="ro3">
          <table:table-cell office:value-type="string" calcext:value-type="string">
            <text:p><text:a xlink:href="http://www.ethbib.ethz.ch/" xlink:type="simple">ETH-Bibliothek Zürich</text:a> </text:p>
          </table:table-cell>
        </table:table-row>
        <table:table-row table:style-name="ro3">
          <table:table-cell office:value-type="string" calcext:value-type="string">
            <text:p>Rämistrasse 101</text:p>
          </table:table-cell>
        </table:table-row>
        <table:table-row table:style-name="ro2">
          <table:table-cell office:value-type="string" calcext:value-type="string">
            <text:p>8092 Zürich</text:p>
          </table:table-cell>
        </table:table-row>
        <table:table-row table:style-name="ro2">
          <table:table-cell office:value-type="string" calcext:value-type="string">
            <text:p>Anja Meyer</text:p>
          </table:table-cell>
        </table:table-row>
        <table:table-row table:style-name="ro3">
          <table:table-cell office:value-type="string" calcext:value-type="string">
            <text:p>Tel. 044/632 21 54 </text:p>
          </table:table-cell>
        </table:table-row>
        <table:table-row table:style-name="ro3">
          <table:table-cell office:value-type="string" calcext:value-type="string">
            <text:p>Fax 044/632 13 57</text:p>
          </table:table-cell>
        </table:table-row>
        <table:table-row table:style-name="ro3">
          <table:table-cell office:value-type="string" calcext:value-type="string">
            <text:p>anja.meyer[at]library.ethz.ch</text:p>
          </table:table-cell>
        </table:table-row>
        <table:table-row table:style-name="ro4">
          <table:table-cell office:value-type="string" calcext:value-type="string">
            <text:p>eressourcen[at]library.ethz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20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lib4ri.ch/" xlink:type="simple">Lib4RI</text:a></text:p>
          </table:table-cell>
        </table:table-row>
        <table:table-row table:style-name="ro2">
          <table:table-cell office:value-type="string" calcext:value-type="string">
            <text:p><text:a xlink:href="http://www.lib4ri.ch/" xlink:type="simple">Lib4RI: Eawag-Empa</text:a></text:p>
          </table:table-cell>
        </table:table-row>
        <table:table-row table:style-name="ro4">
          <table:table-cell office:value-type="string" calcext:value-type="string">
            <text:p>Überlandstrasse 133, Postfach 611</text:p>
          </table:table-cell>
        </table:table-row>
        <table:table-row table:style-name="ro3">
          <table:table-cell office:value-type="string" calcext:value-type="string">
            <text:p>8600 Dübendorf</text:p>
          </table:table-cell>
        </table:table-row>
        <table:table-row table:style-name="ro3">
          <table:table-cell office:value-type="string" calcext:value-type="string">
            <text:p>Maura Vonmoos </text:p>
          </table:table-cell>
        </table:table-row>
        <table:table-row table:style-name="ro3">
          <table:table-cell office:value-type="string" calcext:value-type="string">
            <text:p>Tel. 058/765 48 80</text:p>
          </table:table-cell>
        </table:table-row>
        <table:table-row table:style-name="ro3">
          <table:table-cell office:value-type="string" calcext:value-type="string">
            <text:p>Fax 058/765 58 21</text:p>
          </table:table-cell>
        </table:table-row>
        <table:table-row table:style-name="ro3">
          <table:table-cell office:value-type="string" calcext:value-type="string">
            <text:p>maura.vonmoos[at]lib4ri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65&amp;activeElement=5" xlink:type="simple">Lizenzen</text:a></text:p>
          </table:table-cell>
        </table:table-row>
        <table:table-row table:style-name="ro3">
          <table:table-cell office:value-type="string" calcext:value-type="string">
            <text:p>Fachhochschulen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www.bfh.ch/" xlink:type="simple">Berner Fachhochschule</text:a></text:p>
          </table:table-cell>
        </table:table-row>
        <table:table-row table:style-name="ro2">
          <table:table-cell office:value-type="string" calcext:value-type="string">
            <text:p><text:a xlink:href="http://www.fhnw.ch/" xlink:type="simple">Fachhochschule Nordwestschweiz</text:a></text:p>
          </table:table-cell>
        </table:table-row>
        <table:table-row table:style-name="ro2">
          <table:table-cell office:value-type="string" calcext:value-type="string">
            <text:p><text:a xlink:href="http://www.fho.ch/" xlink:type="simple">Fachhochschule Ostschweiz</text:a></text:p>
          </table:table-cell>
        </table:table-row>
        <table:table-row table:style-name="ro2">
          <table:table-cell office:value-type="string" calcext:value-type="string">
            <text:p><text:a xlink:href="http://www.hslu.ch/" xlink:type="simple">Hochschule Luzern</text:a></text:p>
          </table:table-cell>
        </table:table-row>
        <table:table-row table:style-name="ro2">
          <table:table-cell office:value-type="string" calcext:value-type="string">
            <text:p><text:a xlink:href="http://www.hes-so.ch/" xlink:type="simple">Haute Ecole spécialisée de la Suisse occidentale</text:a></text:p>
          </table:table-cell>
        </table:table-row>
        <table:table-row table:style-name="ro2">
          <table:table-cell office:value-type="string" calcext:value-type="string">
            <text:p><text:a xlink:href="http://www.supsi.ch/" xlink:type="simple">Scuola universitaria professionale della Svizzera italiana</text:a></text:p>
          </table:table-cell>
        </table:table-row>
        <table:table-row table:style-name="ro2">
          <table:table-cell office:value-type="string" calcext:value-type="string">
            <text:p><text:a xlink:href="http://www.zfh.ch/" xlink:type="simple">Zürcher Fachhochschule</text:a></text:p>
          </table:table-cell>
        </table:table-row>
        <table:table-row table:style-name="ro3">
          <table:table-cell office:value-type="string" calcext:value-type="string">
            <text:p>Susanna Landwehr</text:p>
          </table:table-cell>
        </table:table-row>
        <table:table-row table:style-name="ro2">
          <table:table-cell table:style-name="ce2"/>
        </table:table-row>
        <table:table-row table:style-name="ro6">
          <table:table-cell office:value-type="string" calcext:value-type="string">
            <text:p>KFH Koordinationsstelle Konsortium/Bureau de coordination Consortium</text:p>
          </table:table-cell>
        </table:table-row>
        <table:table-row table:style-name="ro2">
          <table:table-cell table:style-name="ce2"/>
        </table:table-row>
        <table:table-row table:style-name="ro6">
          <table:table-cell office:value-type="string" calcext:value-type="string">
            <text:p>c/o ZHAW Zürcher Hochschule für Angewandte Wissenschaften</text:p>
          </table:table-cell>
        </table:table-row>
        <table:table-row table:style-name="ro3">
          <table:table-cell office:value-type="string" calcext:value-type="string">
            <text:p>Turbinenstrasse 2</text:p>
          </table:table-cell>
        </table:table-row>
        <table:table-row table:style-name="ro2">
          <table:table-cell office:value-type="string" calcext:value-type="string">
            <text:p>Postfach</text:p>
          </table:table-cell>
        </table:table-row>
        <table:table-row table:style-name="ro3">
          <table:table-cell office:value-type="string" calcext:value-type="string">
            <text:p>CH-8401 Winterthur</text:p>
          </table:table-cell>
        </table:table-row>
        <table:table-row table:style-name="ro3">
          <table:table-cell office:value-type="string" calcext:value-type="string">
            <text:p>Tel. 058/934 72 82</text:p>
          </table:table-cell>
        </table:table-row>
        <table:table-row table:style-name="ro3">
          <table:table-cell office:value-type="string" calcext:value-type="string">
            <text:p>Fax 058/935 72 82</text:p>
          </table:table-cell>
        </table:table-row>
        <table:table-row table:style-name="ro3">
          <table:table-cell office:value-type="string" calcext:value-type="string">
            <text:p>lwin[at]zhaw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27&amp;activeElement=5" xlink:type="simple">Lizenzen</text:a></text:p>
          </table:table-cell>
        </table:table-row>
        <table:table-row table:style-name="ro3">
          <table:table-cell office:value-type="string" calcext:value-type="string">
            <text:p>Pädagogische Hochschulen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www.hep-bejune.ch/" xlink:type="simple">HEP Berne, Jura, Neuchâtel</text:a></text:p>
          </table:table-cell>
        </table:table-row>
        <table:table-row table:style-name="ro2">
          <table:table-cell office:value-type="string" calcext:value-type="string">
            <text:p><text:a xlink:href="http://www.hepfr.ch/" xlink:type="simple">HEP Fribourg</text:a></text:p>
          </table:table-cell>
        </table:table-row>
        <table:table-row table:style-name="ro2">
          <table:table-cell office:value-type="string" calcext:value-type="string">
            <text:p><text:a xlink:href="http://www.hepl.ch/" xlink:type="simple">HEP Vaud</text:a></text:p>
          </table:table-cell>
        </table:table-row>
        <table:table-row table:style-name="ro2">
          <table:table-cell office:value-type="string" calcext:value-type="string">
            <text:p><text:a xlink:href="http://www.phbern.ch/" xlink:type="simple">PH Bern</text:a></text:p>
          </table:table-cell>
        </table:table-row>
        <table:table-row table:style-name="ro2">
          <table:table-cell office:value-type="string" calcext:value-type="string">
            <text:p><text:a xlink:href="http://www.phsg.ch/" xlink:type="simple">PH des Kantons St. Gallen</text:a></text:p>
          </table:table-cell>
        </table:table-row>
        <table:table-row table:style-name="ro2">
          <table:table-cell office:value-type="string" calcext:value-type="string">
            <text:p><text:a xlink:href="http://www.phgr.ch/" xlink:type="simple">PH Graubünden</text:a></text:p>
          </table:table-cell>
        </table:table-row>
        <table:table-row table:style-name="ro2">
          <table:table-cell office:value-type="string" calcext:value-type="string">
            <text:p><text:a xlink:href="http://www.phtg.ch/" xlink:type="simple">PH Thurgau</text:a></text:p>
          </table:table-cell>
        </table:table-row>
        <table:table-row table:style-name="ro3">
          <table:table-cell office:value-type="string" calcext:value-type="string">
            <text:p><text:a xlink:href="http://www.phvs.ch/" xlink:type="simple">PH Wallis</text:a> <text:a xlink:href="http://www.hepvs.ch/" xlink:type="simple">HEP VS</text:a></text:p>
          </table:table-cell>
        </table:table-row>
        <table:table-row table:style-name="ro2">
          <table:table-cell office:value-type="string" calcext:value-type="string">
            <text:p>Monika Jörg</text:p>
          </table:table-cell>
        </table:table-row>
        <table:table-row table:style-name="ro2">
          <table:table-cell table:style-name="ce2"/>
        </table:table-row>
        <table:table-row table:style-name="ro6">
          <table:table-cell office:value-type="string" calcext:value-type="string">
            <text:p>PH Koordinationsstelle Konsortium/HEP Bureau de coordination Consortium</text:p>
          </table:table-cell>
        </table:table-row>
        <table:table-row table:style-name="ro2">
          <table:table-cell table:style-name="ce2"/>
        </table:table-row>
        <table:table-row table:style-name="ro7">
          <table:table-cell office:value-type="string" calcext:value-type="string">
            <text:p>c/o Pädagogische Hochschule Freiburg</text:p>
          </table:table-cell>
        </table:table-row>
        <table:table-row table:style-name="ro3">
          <table:table-cell office:value-type="string" calcext:value-type="string">
            <text:p>Didaktisches Zentrum</text:p>
          </table:table-cell>
        </table:table-row>
        <table:table-row table:style-name="ro3">
          <table:table-cell office:value-type="string" calcext:value-type="string">
            <text:p>Murtengasse 34</text:p>
          </table:table-cell>
        </table:table-row>
        <table:table-row table:style-name="ro3">
          <table:table-cell office:value-type="string" calcext:value-type="string">
            <text:p>CH-1700 Freiburg</text:p>
          </table:table-cell>
        </table:table-row>
        <table:table-row table:style-name="ro3">
          <table:table-cell office:value-type="string" calcext:value-type="string">
            <text:p>Tel. 026/305 72 30</text:p>
          </table:table-cell>
        </table:table-row>
        <table:table-row table:style-name="ro3">
          <table:table-cell office:value-type="string" calcext:value-type="string">
            <text:p>joergm[at]edufr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46&amp;activeElement=5" xlink:type="simple">Lizenzen</text:a></text:p>
          </table:table-cell>
        </table:table-row>
        <table:table-row table:style-name="ro7">
          <table:table-cell office:value-type="string" calcext:value-type="string">
            <text:p>Schweizerische Nationalbibliothek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<text:a xlink:href="http://www.nb.admin.ch/slb/index.html?lang=de" xlink:type="simple">Schweizerische Nationalbibliothek</text:a> </text:p>
          </table:table-cell>
        </table:table-row>
        <table:table-row table:style-name="ro3">
          <table:table-cell office:value-type="string" calcext:value-type="string">
            <text:p>Hallwylstrasse 15</text:p>
          </table:table-cell>
        </table:table-row>
        <table:table-row table:style-name="ro2">
          <table:table-cell office:value-type="string" calcext:value-type="string">
            <text:p>3003 Bern</text:p>
          </table:table-cell>
        </table:table-row>
        <table:table-row table:style-name="ro3">
          <table:table-cell office:value-type="string" calcext:value-type="string">
            <text:p>Liliane Regamey</text:p>
          </table:table-cell>
        </table:table-row>
        <table:table-row table:style-name="ro3">
          <table:table-cell office:value-type="string" calcext:value-type="string">
            <text:p>Tel. 031/322 89 46</text:p>
          </table:table-cell>
        </table:table-row>
        <table:table-row table:style-name="ro3">
          <table:table-cell office:value-type="string" calcext:value-type="string">
            <text:p>Fax 031/322 84 63</text:p>
          </table:table-cell>
        </table:table-row>
        <table:table-row table:style-name="ro4">
          <table:table-cell office:value-type="string" calcext:value-type="string">
            <text:p>Liliane.Regamey[at]nb.admin.ch 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30&amp;activeElement=5" xlink:type="simple">Lizenzen</text:a></text:p>
          </table:table-cell>
        </table:table-row>
      </table:table>
      <table:table table:name="Feuille2" table:style-name="ta1">
        <table:table-column table:style-name="co1" table:default-cell-style-name="ce1"/>
        <table:table-row table:style-name="ro5">
          <table:table-cell office:value-type="string" calcext:value-type="string">
            <text:p>Kantonale Universitäten</text:p>
          </table:table-cell>
        </table:table-row>
        <table:table-row table:style-name="ro2">
          <table:table-cell office:value-type="string" calcext:value-type="string">
            <text:p><text:a xlink:href="http://www.unibas.ch/" xlink:type="simple">Universität Basel</text:a></text:p>
          </table:table-cell>
        </table:table-row>
        <table:table-row table:style-name="ro2">
          <table:table-cell office:value-type="string" calcext:value-type="string">
            <text:p><text:a xlink:href="http://www.ub.unibas.ch/" xlink:type="simple">Universitätsbibliothek Basel</text:a></text:p>
          </table:table-cell>
        </table:table-row>
        <table:table-row table:style-name="ro3">
          <table:table-cell office:value-type="string" calcext:value-type="string">
            <text:p>Schönbeinstrasse 18-20</text:p>
          </table:table-cell>
        </table:table-row>
        <table:table-row table:style-name="ro2">
          <table:table-cell office:value-type="string" calcext:value-type="string">
            <text:p>4056 Basel</text:p>
          </table:table-cell>
        </table:table-row>
        <table:table-row table:style-name="ro3">
          <table:table-cell office:value-type="string" calcext:value-type="string">
            <text:p>Dr. Simon Geiger</text:p>
          </table:table-cell>
        </table:table-row>
        <table:table-row table:style-name="ro3">
          <table:table-cell office:value-type="string" calcext:value-type="string">
            <text:p>Tel. 061/267 31 23</text:p>
          </table:table-cell>
        </table:table-row>
        <table:table-row table:style-name="ro3">
          <table:table-cell office:value-type="string" calcext:value-type="string">
            <text:p>Fax 061/267 31 03 </text:p>
          </table:table-cell>
        </table:table-row>
        <table:table-row table:style-name="ro3">
          <table:table-cell office:value-type="string" calcext:value-type="string">
            <text:p>Simon.Geiger[at]unibas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2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be.ch/" xlink:type="simple">Universität Bern</text:a></text:p>
          </table:table-cell>
        </table:table-row>
        <table:table-row table:style-name="ro2">
          <table:table-cell office:value-type="string" calcext:value-type="string">
            <text:p><text:a xlink:href="http://www.unibe.ch/bibliotheken/" xlink:type="simple">Universitätsbibliothek Bern</text:a></text:p>
          </table:table-cell>
        </table:table-row>
        <table:table-row table:style-name="ro3">
          <table:table-cell office:value-type="string" calcext:value-type="string">
            <text:p>Münstergasse 61 </text:p>
          </table:table-cell>
        </table:table-row>
        <table:table-row table:style-name="ro2">
          <table:table-cell office:value-type="string" calcext:value-type="string">
            <text:p>3000 Bern 8</text:p>
          </table:table-cell>
        </table:table-row>
        <table:table-row table:style-name="ro3">
          <table:table-cell office:value-type="string" calcext:value-type="string">
            <text:p>Marion Prudlo</text:p>
          </table:table-cell>
        </table:table-row>
        <table:table-row table:style-name="ro3">
          <table:table-cell office:value-type="string" calcext:value-type="string">
            <text:p>Tel. 031/631 95 94 </text:p>
          </table:table-cell>
        </table:table-row>
        <table:table-row table:style-name="ro4">
          <table:table-cell office:value-type="string" calcext:value-type="string">
            <text:p>marion.prudlo[at]ub.unibe.ch</text:p>
          </table:table-cell>
        </table:table-row>
        <table:table-row table:style-name="ro3">
          <table:table-cell office:value-type="string" calcext:value-type="string">
            <text:p>elibrary[at]ub.unibe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3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fr.ch/" xlink:type="simple">Universität Freiburg</text:a></text:p>
          </table:table-cell>
        </table:table-row>
        <table:table-row table:style-name="ro2">
          <table:table-cell office:value-type="string" calcext:value-type="string">
            <text:p><text:a xlink:href="http://www.fr.ch/kubf/" xlink:type="simple">Kantons- und Universitätsbibliothek Freiburg</text:a></text:p>
          </table:table-cell>
        </table:table-row>
        <table:table-row table:style-name="ro3">
          <table:table-cell office:value-type="string" calcext:value-type="string">
            <text:p>rue Joseph-Piller 2</text:p>
          </table:table-cell>
        </table:table-row>
        <table:table-row table:style-name="ro2">
          <table:table-cell office:value-type="string" calcext:value-type="string">
            <text:p>1700 Freiburg</text:p>
          </table:table-cell>
        </table:table-row>
        <table:table-row table:style-name="ro3">
          <table:table-cell office:value-type="string" calcext:value-type="string">
            <text:p>Ermeline Jaggi</text:p>
          </table:table-cell>
        </table:table-row>
        <table:table-row table:style-name="ro3">
          <table:table-cell office:value-type="string" calcext:value-type="string">
            <text:p>Tel. 026/305 13 23 </text:p>
          </table:table-cell>
        </table:table-row>
        <table:table-row table:style-name="ro3">
          <table:table-cell office:value-type="string" calcext:value-type="string">
            <text:p>ermeline.jaggi[at]fr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4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ge.ch/" xlink:type="simple">Universität Genf</text:a></text:p>
          </table:table-cell>
        </table:table-row>
        <table:table-row table:style-name="ro3">
          <table:table-cell office:value-type="string" calcext:value-type="string">
            <text:p><text:a xlink:href="http://www.ville-geneve.ch/themes/culture/offre-culturelle/bibliotheques/" xlink:type="simple">Bibliothèque de Genève</text:a> </text:p>
          </table:table-cell>
        </table:table-row>
        <table:table-row table:style-name="ro3">
          <table:table-cell office:value-type="string" calcext:value-type="string">
            <text:p>Promenade des Bastions</text:p>
          </table:table-cell>
        </table:table-row>
        <table:table-row table:style-name="ro3">
          <table:table-cell office:value-type="string" calcext:value-type="string">
            <text:p>1211 Genève 4</text:p>
          </table:table-cell>
        </table:table-row>
        <table:table-row table:style-name="ro2">
          <table:table-cell office:value-type="string" calcext:value-type="string">
            <text:p>Alexis Rivier</text:p>
          </table:table-cell>
        </table:table-row>
        <table:table-row table:style-name="ro3">
          <table:table-cell office:value-type="string" calcext:value-type="string">
            <text:p>Tel. 022/418 28 38</text:p>
          </table:table-cell>
        </table:table-row>
        <table:table-row table:style-name="ro3">
          <table:table-cell office:value-type="string" calcext:value-type="string">
            <text:p>Fax 022/418 28 01</text:p>
          </table:table-cell>
        </table:table-row>
        <table:table-row table:style-name="ro3">
          <table:table-cell office:value-type="string" calcext:value-type="string">
            <text:p>Alexis.Rivier[at]ville-ge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5&amp;activeElement=5" xlink:type="simple">Lizenzen</text:a>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www.unige.ch/biblio/" xlink:type="simple">Bibliothèque de l'Université de Genève</text:a></text:p>
          </table:table-cell>
        </table:table-row>
        <table:table-row table:style-name="ro4">
          <table:table-cell office:value-type="string" calcext:value-type="string">
            <text:p>CODIS - Service de coordination</text:p>
          </table:table-cell>
        </table:table-row>
        <table:table-row table:style-name="ro3">
          <table:table-cell office:value-type="string" calcext:value-type="string">
            <text:p>Quai du Seujet 14</text:p>
          </table:table-cell>
        </table:table-row>
        <table:table-row table:style-name="ro2">
          <table:table-cell office:value-type="string" calcext:value-type="string">
            <text:p>1201 Genève</text:p>
          </table:table-cell>
        </table:table-row>
        <table:table-row table:style-name="ro2">
          <table:table-cell office:value-type="string" calcext:value-type="string">
            <text:p>Pedro Nari</text:p>
          </table:table-cell>
        </table:table-row>
        <table:table-row table:style-name="ro3">
          <table:table-cell office:value-type="string" calcext:value-type="string">
            <text:p>Tel. 022/379 17 03</text:p>
          </table:table-cell>
        </table:table-row>
        <table:table-row table:style-name="ro3">
          <table:table-cell office:value-type="string" calcext:value-type="string">
            <text:p>Pedro.Nari[at]unige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5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l.ch/" xlink:type="simple">Universität Lausanne</text:a></text:p>
          </table:table-cell>
        </table:table-row>
        <table:table-row table:style-name="ro2">
          <table:table-cell office:value-type="string" calcext:value-type="string">
            <text:p><text:a xlink:href="http://www.unil.ch/bcu" xlink:type="simple">Unithèque cantonale et universitaire de Lausanne</text:a></text:p>
          </table:table-cell>
        </table:table-row>
        <table:table-row table:style-name="ro3">
          <table:table-cell office:value-type="string" calcext:value-type="string">
            <text:p>Bâtiment central</text:p>
          </table:table-cell>
        </table:table-row>
        <table:table-row table:style-name="ro3">
          <table:table-cell office:value-type="string" calcext:value-type="string">
            <text:p>1015 Lausanne</text:p>
          </table:table-cell>
        </table:table-row>
        <table:table-row table:style-name="ro3">
          <table:table-cell office:value-type="string" calcext:value-type="string">
            <text:p>Christel Coquilleau</text:p>
          </table:table-cell>
        </table:table-row>
        <table:table-row table:style-name="ro3">
          <table:table-cell office:value-type="string" calcext:value-type="string">
            <text:p>Tel. 021/692 48 12</text:p>
          </table:table-cell>
        </table:table-row>
        <table:table-row table:style-name="ro4">
          <table:table-cell office:value-type="string" calcext:value-type="string">
            <text:p>Christel.Coquilleau[at]bcu.unil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6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si.ch/" xlink:type="simple">Università della Svizzera italiana</text:a></text:p>
          </table:table-cell>
        </table:table-row>
        <table:table-row table:style-name="ro3">
          <table:table-cell office:value-type="string" calcext:value-type="string">
            <text:p><text:a xlink:href="http://www.bul.unisi.ch/" xlink:type="simple">Biblioteca universitaria di Lugano</text:a> </text:p>
          </table:table-cell>
        </table:table-row>
        <table:table-row table:style-name="ro3">
          <table:table-cell office:value-type="string" calcext:value-type="string">
            <text:p>Via Giuseppe Buffi 13</text:p>
          </table:table-cell>
        </table:table-row>
        <table:table-row table:style-name="ro2">
          <table:table-cell office:value-type="string" calcext:value-type="string">
            <text:p>6900 Lugano</text:p>
          </table:table-cell>
        </table:table-row>
        <table:table-row table:style-name="ro2">
          <table:table-cell office:value-type="string" calcext:value-type="string">
            <text:p>Alessio Tutino</text:p>
          </table:table-cell>
        </table:table-row>
        <table:table-row table:style-name="ro3">
          <table:table-cell office:value-type="string" calcext:value-type="string">
            <text:p>Tel. 058/666 45 84</text:p>
          </table:table-cell>
        </table:table-row>
        <table:table-row table:style-name="ro3">
          <table:table-cell office:value-type="string" calcext:value-type="string">
            <text:p>alessio.tutino[at]usi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7&amp;activeElement=5" xlink:type="simple">Lizenzen</text:a>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www.arch.unisi.ch/ris_ist_biblioteca" xlink:type="simple">Biblioteca dell'Accademia di architettura di Mendrisio</text:a></text:p>
          </table:table-cell>
        </table:table-row>
        <table:table-row table:style-name="ro3">
          <table:table-cell office:value-type="string" calcext:value-type="string">
            <text:p>Largo Bernasconi 2</text:p>
          </table:table-cell>
        </table:table-row>
        <table:table-row table:style-name="ro3">
          <table:table-cell office:value-type="string" calcext:value-type="string">
            <text:p>Villa Argentina</text:p>
          </table:table-cell>
        </table:table-row>
        <table:table-row table:style-name="ro3">
          <table:table-cell office:value-type="string" calcext:value-type="string">
            <text:p>6850 Mendrisio</text:p>
          </table:table-cell>
        </table:table-row>
        <table:table-row table:style-name="ro2">
          <table:table-cell office:value-type="string" calcext:value-type="string">
            <text:p>Alessio Tutino</text:p>
          </table:table-cell>
        </table:table-row>
        <table:table-row table:style-name="ro3">
          <table:table-cell office:value-type="string" calcext:value-type="string">
            <text:p>Tel. 058/666 45 84</text:p>
          </table:table-cell>
        </table:table-row>
        <table:table-row table:style-name="ro3">
          <table:table-cell office:value-type="string" calcext:value-type="string">
            <text:p>alessio.tutino[at]usi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7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lu.ch/" xlink:type="simple">Universität Luzern</text:a></text:p>
          </table:table-cell>
        </table:table-row>
        <table:table-row table:style-name="ro2">
          <table:table-cell office:value-type="string" calcext:value-type="string">
            <text:p><text:a xlink:href="http://www.zhbluzern.ch/" xlink:type="simple">Zentral- und Hochschulbibliothek Luzern</text:a></text:p>
          </table:table-cell>
        </table:table-row>
        <table:table-row table:style-name="ro3">
          <table:table-cell office:value-type="string" calcext:value-type="string">
            <text:p>Sempacherstrasse 10</text:p>
          </table:table-cell>
        </table:table-row>
        <table:table-row table:style-name="ro2">
          <table:table-cell office:value-type="string" calcext:value-type="string">
            <text:p>6002 Luzern</text:p>
          </table:table-cell>
        </table:table-row>
        <table:table-row table:style-name="ro2">
          <table:table-cell office:value-type="string" calcext:value-type="string">
            <text:p>Jörg Müller</text:p>
          </table:table-cell>
        </table:table-row>
        <table:table-row table:style-name="ro3">
          <table:table-cell office:value-type="string" calcext:value-type="string">
            <text:p>Tel. 041/228 55 17</text:p>
          </table:table-cell>
        </table:table-row>
        <table:table-row table:style-name="ro3">
          <table:table-cell office:value-type="string" calcext:value-type="string">
            <text:p>Fax 041/210 62 55</text:p>
          </table:table-cell>
        </table:table-row>
        <table:table-row table:style-name="ro4">
          <table:table-cell office:value-type="string" calcext:value-type="string">
            <text:p>joerg.mueller[at]zhbluzern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8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ne.ch/" xlink:type="simple">Universität Neuenburg</text:a></text:p>
          </table:table-cell>
        </table:table-row>
        <table:table-row table:style-name="ro2">
          <table:table-cell office:value-type="string" calcext:value-type="string">
            <text:p><text:a xlink:href="http://bpun.unine.ch/" xlink:type="simple">Bibliothèque publique et universitaire de Neuchâtel</text:a></text:p>
          </table:table-cell>
        </table:table-row>
        <table:table-row table:style-name="ro3">
          <table:table-cell office:value-type="string" calcext:value-type="string">
            <text:p>3, Place Numa-Droz</text:p>
          </table:table-cell>
        </table:table-row>
        <table:table-row table:style-name="ro3">
          <table:table-cell office:value-type="string" calcext:value-type="string">
            <text:p>2001 Neuchâtel</text:p>
          </table:table-cell>
        </table:table-row>
        <table:table-row table:style-name="ro3">
          <table:table-cell office:value-type="string" calcext:value-type="string">
            <text:p>Thierry Châtelain</text:p>
          </table:table-cell>
        </table:table-row>
        <table:table-row table:style-name="ro3">
          <table:table-cell office:value-type="string" calcext:value-type="string">
            <text:p>Tel. 032/717 73 02</text:p>
          </table:table-cell>
        </table:table-row>
        <table:table-row table:style-name="ro3">
          <table:table-cell office:value-type="string" calcext:value-type="string">
            <text:p>Fax 032/717 73 09</text:p>
          </table:table-cell>
        </table:table-row>
        <table:table-row table:style-name="ro3">
          <table:table-cell office:value-type="string" calcext:value-type="string">
            <text:p>thierry.chatelain[at]unine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9&amp;activeElement=5" xlink:type="simple">Lizenzen</text:a>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<text:a xlink:href="http://www2.unine.ch/bibliotheque" xlink:type="simple">Bibliothèque de l'Université de Neuchâtel</text:a> </text:p>
          </table:table-cell>
        </table:table-row>
        <table:table-row table:style-name="ro3">
          <table:table-cell office:value-type="string" calcext:value-type="string">
            <text:p>Rue Emile-Argand 11</text:p>
          </table:table-cell>
        </table:table-row>
        <table:table-row table:style-name="ro3">
          <table:table-cell office:value-type="string" calcext:value-type="string">
            <text:p>2000 Neuchâtel</text:p>
          </table:table-cell>
        </table:table-row>
        <table:table-row table:style-name="ro2">
          <table:table-cell office:value-type="string" calcext:value-type="string">
            <text:p>Laurent Gobat</text:p>
          </table:table-cell>
        </table:table-row>
        <table:table-row table:style-name="ro3">
          <table:table-cell office:value-type="string" calcext:value-type="string">
            <text:p>Tel. 032/718 10 58 </text:p>
          </table:table-cell>
        </table:table-row>
        <table:table-row table:style-name="ro3">
          <table:table-cell office:value-type="string" calcext:value-type="string">
            <text:p>Fax 032/718 10 01</text:p>
          </table:table-cell>
        </table:table-row>
        <table:table-row table:style-name="ro3">
          <table:table-cell office:value-type="string" calcext:value-type="string">
            <text:p>laurent.gobat[at]unine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9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sg.ch/" xlink:type="simple">Universität St. Gallen</text:a></text:p>
          </table:table-cell>
        </table:table-row>
        <table:table-row table:style-name="ro2">
          <table:table-cell office:value-type="string" calcext:value-type="string">
            <text:p><text:a xlink:href="http://www.biblio.unisg.ch/" xlink:type="simple">Bibliothek Universität St. Gallen</text:a></text:p>
          </table:table-cell>
        </table:table-row>
        <table:table-row table:style-name="ro3">
          <table:table-cell office:value-type="string" calcext:value-type="string">
            <text:p>Dufourstrasse 50</text:p>
          </table:table-cell>
        </table:table-row>
        <table:table-row table:style-name="ro3">
          <table:table-cell office:value-type="string" calcext:value-type="string">
            <text:p>9000 St. Gallen</text:p>
          </table:table-cell>
        </table:table-row>
        <table:table-row table:style-name="ro3">
          <table:table-cell office:value-type="string" calcext:value-type="string">
            <text:p>Dr. Ulrich Weigel </text:p>
          </table:table-cell>
        </table:table-row>
        <table:table-row table:style-name="ro3">
          <table:table-cell office:value-type="string" calcext:value-type="string">
            <text:p>Tel. 071/224 26 65</text:p>
          </table:table-cell>
        </table:table-row>
        <table:table-row table:style-name="ro3">
          <table:table-cell office:value-type="string" calcext:value-type="string">
            <text:p>Fax 071/224 22 94</text:p>
          </table:table-cell>
        </table:table-row>
        <table:table-row table:style-name="ro3">
          <table:table-cell office:value-type="string" calcext:value-type="string">
            <text:p>Ulrich.Weigel[at]unisg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10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unizh.ch/" xlink:type="simple">Universität Zürich</text:a></text:p>
          </table:table-cell>
        </table:table-row>
        <table:table-row table:style-name="ro2">
          <table:table-cell office:value-type="string" calcext:value-type="string">
            <text:p><text:a xlink:href="http://www.zb.unizh.ch/" xlink:type="simple">Zentralbibliothek Zürich</text:a></text:p>
          </table:table-cell>
        </table:table-row>
        <table:table-row table:style-name="ro3">
          <table:table-cell office:value-type="string" calcext:value-type="string">
            <text:p>Zähringerplatz 6</text:p>
          </table:table-cell>
        </table:table-row>
        <table:table-row table:style-name="ro2">
          <table:table-cell office:value-type="string" calcext:value-type="string">
            <text:p>8001 Zürich</text:p>
          </table:table-cell>
        </table:table-row>
        <table:table-row table:style-name="ro3">
          <table:table-cell office:value-type="string" calcext:value-type="string">
            <text:p>Sofia Armanini </text:p>
          </table:table-cell>
        </table:table-row>
        <table:table-row table:style-name="ro3">
          <table:table-cell office:value-type="string" calcext:value-type="string">
            <text:p>Tel. 044/268 32 30</text:p>
          </table:table-cell>
        </table:table-row>
        <table:table-row table:style-name="ro3">
          <table:table-cell office:value-type="string" calcext:value-type="string">
            <text:p>Fax 044/268 32 90</text:p>
          </table:table-cell>
        </table:table-row>
        <table:table-row table:style-name="ro3">
          <table:table-cell office:value-type="string" calcext:value-type="string">
            <text:p>sofia.armanini[at]zb.uzh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11&amp;activeElement=5" xlink:type="simple">Lizenzen</text:a>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www.hbz.unizh.ch/" xlink:type="simple">Hauptbibliothek Universität Zürich (HBZ)</text:a></text:p>
          </table:table-cell>
        </table:table-row>
        <table:table-row table:style-name="ro3">
          <table:table-cell office:value-type="string" calcext:value-type="string">
            <text:p>Strickhofstrasse 35</text:p>
          </table:table-cell>
        </table:table-row>
        <table:table-row table:style-name="ro2">
          <table:table-cell office:value-type="string" calcext:value-type="string">
            <text:p>8057 Zürich</text:p>
          </table:table-cell>
        </table:table-row>
        <table:table-row table:style-name="ro2">
          <table:table-cell office:value-type="string" calcext:value-type="string">
            <text:p>Hanna Bös</text:p>
          </table:table-cell>
        </table:table-row>
        <table:table-row table:style-name="ro3">
          <table:table-cell office:value-type="string" calcext:value-type="string">
            <text:p>Tel. 044/635 41 56</text:p>
          </table:table-cell>
        </table:table-row>
        <table:table-row table:style-name="ro3">
          <table:table-cell office:value-type="string" calcext:value-type="string">
            <text:p>Fax 044/635 59 01</text:p>
          </table:table-cell>
        </table:table-row>
        <table:table-row table:style-name="ro3">
          <table:table-cell office:value-type="string" calcext:value-type="string">
            <text:p>hanna.boes[at]hbz.uzh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11&amp;activeElement=5" xlink:type="simple">Lizenzen</text:a></text:p>
          </table:table-cell>
        </table:table-row>
        <table:table-row table:style-name="ro2">
          <table:table-cell office:value-type="string" calcext:value-type="string">
            <text:p>ETH-Bereich</text:p>
          </table:table-cell>
        </table:table-row>
        <table:table-row table:style-name="ro2">
          <table:table-cell office:value-type="string" calcext:value-type="string">
            <text:p><text:a xlink:href="http://www.epfl.ch/" xlink:type="simple">EPF Lausanne</text:a></text:p>
          </table:table-cell>
        </table:table-row>
        <table:table-row table:style-name="ro3">
          <table:table-cell office:value-type="string" calcext:value-type="string">
            <text:p><text:a xlink:href="http://library.epfl.ch/" xlink:type="simple">Bibliothèque centrale de l'EPFL</text:a> </text:p>
          </table:table-cell>
        </table:table-row>
        <table:table-row table:style-name="ro3">
          <table:table-cell office:value-type="string" calcext:value-type="string">
            <text:p>1015 Lausanne</text:p>
          </table:table-cell>
        </table:table-row>
        <table:table-row table:style-name="ro3">
          <table:table-cell office:value-type="string" calcext:value-type="string">
            <text:p>Caroline Bosia</text:p>
          </table:table-cell>
        </table:table-row>
        <table:table-row table:style-name="ro3">
          <table:table-cell office:value-type="string" calcext:value-type="string">
            <text:p>Tel. 021/693 21 65</text:p>
          </table:table-cell>
        </table:table-row>
        <table:table-row table:style-name="ro3">
          <table:table-cell office:value-type="string" calcext:value-type="string">
            <text:p>Fax 021/693 51 00</text:p>
          </table:table-cell>
        </table:table-row>
        <table:table-row table:style-name="ro3">
          <table:table-cell office:value-type="string" calcext:value-type="string">
            <text:p>caroline.bosia[at]epfl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19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ethz.ch/" xlink:type="simple">ETH Zürich</text:a></text:p>
          </table:table-cell>
        </table:table-row>
        <table:table-row table:style-name="ro3">
          <table:table-cell office:value-type="string" calcext:value-type="string">
            <text:p><text:a xlink:href="http://www.ethbib.ethz.ch/" xlink:type="simple">ETH-Bibliothek Zürich</text:a> </text:p>
          </table:table-cell>
        </table:table-row>
        <table:table-row table:style-name="ro3">
          <table:table-cell office:value-type="string" calcext:value-type="string">
            <text:p>Rämistrasse 101</text:p>
          </table:table-cell>
        </table:table-row>
        <table:table-row table:style-name="ro2">
          <table:table-cell office:value-type="string" calcext:value-type="string">
            <text:p>8092 Zürich</text:p>
          </table:table-cell>
        </table:table-row>
        <table:table-row table:style-name="ro2">
          <table:table-cell office:value-type="string" calcext:value-type="string">
            <text:p>Anja Meyer</text:p>
          </table:table-cell>
        </table:table-row>
        <table:table-row table:style-name="ro3">
          <table:table-cell office:value-type="string" calcext:value-type="string">
            <text:p>Tel. 044/632 21 54 </text:p>
          </table:table-cell>
        </table:table-row>
        <table:table-row table:style-name="ro3">
          <table:table-cell office:value-type="string" calcext:value-type="string">
            <text:p>Fax 044/632 13 57</text:p>
          </table:table-cell>
        </table:table-row>
        <table:table-row table:style-name="ro3">
          <table:table-cell office:value-type="string" calcext:value-type="string">
            <text:p>anja.meyer[at]library.ethz.ch</text:p>
          </table:table-cell>
        </table:table-row>
        <table:table-row table:style-name="ro4">
          <table:table-cell office:value-type="string" calcext:value-type="string">
            <text:p>eressourcen[at]library.ethz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20&amp;activeElement=5" xlink:type="simple">Lizenzen</text:a></text:p>
          </table:table-cell>
        </table:table-row>
        <table:table-row table:style-name="ro2">
          <table:table-cell office:value-type="string" calcext:value-type="string">
            <text:p><text:a xlink:href="http://www.lib4ri.ch/" xlink:type="simple">Lib4RI</text:a></text:p>
          </table:table-cell>
        </table:table-row>
        <table:table-row table:style-name="ro2">
          <table:table-cell office:value-type="string" calcext:value-type="string">
            <text:p><text:a xlink:href="http://www.lib4ri.ch/" xlink:type="simple">Lib4RI: Eawag-Empa</text:a></text:p>
          </table:table-cell>
        </table:table-row>
        <table:table-row table:style-name="ro4">
          <table:table-cell office:value-type="string" calcext:value-type="string">
            <text:p>Überlandstrasse 133, Postfach 611</text:p>
          </table:table-cell>
        </table:table-row>
        <table:table-row table:style-name="ro3">
          <table:table-cell office:value-type="string" calcext:value-type="string">
            <text:p>8600 Dübendorf</text:p>
          </table:table-cell>
        </table:table-row>
        <table:table-row table:style-name="ro3">
          <table:table-cell office:value-type="string" calcext:value-type="string">
            <text:p>Maura Vonmoos </text:p>
          </table:table-cell>
        </table:table-row>
        <table:table-row table:style-name="ro3">
          <table:table-cell office:value-type="string" calcext:value-type="string">
            <text:p>Tel. 058/765 48 80</text:p>
          </table:table-cell>
        </table:table-row>
        <table:table-row table:style-name="ro3">
          <table:table-cell office:value-type="string" calcext:value-type="string">
            <text:p>Fax 058/765 58 21</text:p>
          </table:table-cell>
        </table:table-row>
        <table:table-row table:style-name="ro3">
          <table:table-cell office:value-type="string" calcext:value-type="string">
            <text:p>maura.vonmoos[at]lib4ri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65&amp;activeElement=5" xlink:type="simple">Lizenzen</text:a></text:p>
          </table:table-cell>
        </table:table-row>
        <table:table-row table:style-name="ro3">
          <table:table-cell office:value-type="string" calcext:value-type="string">
            <text:p>Fachhochschulen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www.bfh.ch/" xlink:type="simple">Berner Fachhochschule</text:a></text:p>
          </table:table-cell>
        </table:table-row>
        <table:table-row table:style-name="ro2">
          <table:table-cell office:value-type="string" calcext:value-type="string">
            <text:p><text:a xlink:href="http://www.fhnw.ch/" xlink:type="simple">Fachhochschule Nordwestschweiz</text:a></text:p>
          </table:table-cell>
        </table:table-row>
        <table:table-row table:style-name="ro2">
          <table:table-cell office:value-type="string" calcext:value-type="string">
            <text:p><text:a xlink:href="http://www.fho.ch/" xlink:type="simple">Fachhochschule Ostschweiz</text:a></text:p>
          </table:table-cell>
        </table:table-row>
        <table:table-row table:style-name="ro2">
          <table:table-cell office:value-type="string" calcext:value-type="string">
            <text:p><text:a xlink:href="http://www.hslu.ch/" xlink:type="simple">Hochschule Luzern</text:a></text:p>
          </table:table-cell>
        </table:table-row>
        <table:table-row table:style-name="ro2">
          <table:table-cell office:value-type="string" calcext:value-type="string">
            <text:p><text:a xlink:href="http://www.hes-so.ch/" xlink:type="simple">Haute Ecole spécialisée de la Suisse occidentale</text:a></text:p>
          </table:table-cell>
        </table:table-row>
        <table:table-row table:style-name="ro2">
          <table:table-cell office:value-type="string" calcext:value-type="string">
            <text:p><text:a xlink:href="http://www.supsi.ch/" xlink:type="simple">Scuola universitaria professionale della Svizzera italiana</text:a></text:p>
          </table:table-cell>
        </table:table-row>
        <table:table-row table:style-name="ro2">
          <table:table-cell office:value-type="string" calcext:value-type="string">
            <text:p><text:a xlink:href="http://www.zfh.ch/" xlink:type="simple">Zürcher Fachhochschule</text:a></text:p>
          </table:table-cell>
        </table:table-row>
        <table:table-row table:style-name="ro3">
          <table:table-cell office:value-type="string" calcext:value-type="string">
            <text:p>Susanna Landwehr</text:p>
          </table:table-cell>
        </table:table-row>
        <table:table-row table:style-name="ro2">
          <table:table-cell table:style-name="ce2"/>
        </table:table-row>
        <table:table-row table:style-name="ro6">
          <table:table-cell office:value-type="string" calcext:value-type="string">
            <text:p>KFH Koordinationsstelle Konsortium/Bureau de coordination Consortium</text:p>
          </table:table-cell>
        </table:table-row>
        <table:table-row table:style-name="ro2">
          <table:table-cell table:style-name="ce2"/>
        </table:table-row>
        <table:table-row table:style-name="ro6">
          <table:table-cell office:value-type="string" calcext:value-type="string">
            <text:p>c/o ZHAW Zürcher Hochschule für Angewandte Wissenschaften</text:p>
          </table:table-cell>
        </table:table-row>
        <table:table-row table:style-name="ro3">
          <table:table-cell office:value-type="string" calcext:value-type="string">
            <text:p>Turbinenstrasse 2</text:p>
          </table:table-cell>
        </table:table-row>
        <table:table-row table:style-name="ro2">
          <table:table-cell office:value-type="string" calcext:value-type="string">
            <text:p>Postfach</text:p>
          </table:table-cell>
        </table:table-row>
        <table:table-row table:style-name="ro3">
          <table:table-cell office:value-type="string" calcext:value-type="string">
            <text:p>CH-8401 Winterthur</text:p>
          </table:table-cell>
        </table:table-row>
        <table:table-row table:style-name="ro3">
          <table:table-cell office:value-type="string" calcext:value-type="string">
            <text:p>Tel. 058/934 72 82</text:p>
          </table:table-cell>
        </table:table-row>
        <table:table-row table:style-name="ro3">
          <table:table-cell office:value-type="string" calcext:value-type="string">
            <text:p>Fax 058/935 72 82</text:p>
          </table:table-cell>
        </table:table-row>
        <table:table-row table:style-name="ro3">
          <table:table-cell office:value-type="string" calcext:value-type="string">
            <text:p>lwin[at]zhaw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27&amp;activeElement=5" xlink:type="simple">Lizenzen</text:a></text:p>
          </table:table-cell>
        </table:table-row>
        <table:table-row table:style-name="ro3">
          <table:table-cell office:value-type="string" calcext:value-type="string">
            <text:p>Pädagogische Hochschulen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://www.hep-bejune.ch/" xlink:type="simple">HEP Berne, Jura, Neuchâtel</text:a></text:p>
          </table:table-cell>
        </table:table-row>
        <table:table-row table:style-name="ro2">
          <table:table-cell office:value-type="string" calcext:value-type="string">
            <text:p><text:a xlink:href="http://www.hepfr.ch/" xlink:type="simple">HEP Fribourg</text:a></text:p>
          </table:table-cell>
        </table:table-row>
        <table:table-row table:style-name="ro2">
          <table:table-cell office:value-type="string" calcext:value-type="string">
            <text:p><text:a xlink:href="http://www.hepl.ch/" xlink:type="simple">HEP Vaud</text:a></text:p>
          </table:table-cell>
        </table:table-row>
        <table:table-row table:style-name="ro2">
          <table:table-cell office:value-type="string" calcext:value-type="string">
            <text:p><text:a xlink:href="http://www.phbern.ch/" xlink:type="simple">PH Bern</text:a></text:p>
          </table:table-cell>
        </table:table-row>
        <table:table-row table:style-name="ro2">
          <table:table-cell office:value-type="string" calcext:value-type="string">
            <text:p><text:a xlink:href="http://www.phsg.ch/" xlink:type="simple">PH des Kantons St. Gallen</text:a></text:p>
          </table:table-cell>
        </table:table-row>
        <table:table-row table:style-name="ro2">
          <table:table-cell office:value-type="string" calcext:value-type="string">
            <text:p><text:a xlink:href="http://www.phgr.ch/" xlink:type="simple">PH Graubünden</text:a></text:p>
          </table:table-cell>
        </table:table-row>
        <table:table-row table:style-name="ro2">
          <table:table-cell office:value-type="string" calcext:value-type="string">
            <text:p><text:a xlink:href="http://www.phtg.ch/" xlink:type="simple">PH Thurgau</text:a></text:p>
          </table:table-cell>
        </table:table-row>
        <table:table-row table:style-name="ro3">
          <table:table-cell office:value-type="string" calcext:value-type="string">
            <text:p><text:a xlink:href="http://www.phvs.ch/" xlink:type="simple">PH Wallis</text:a> <text:a xlink:href="http://www.hepvs.ch/" xlink:type="simple">HEP VS</text:a></text:p>
          </table:table-cell>
        </table:table-row>
        <table:table-row table:style-name="ro2">
          <table:table-cell office:value-type="string" calcext:value-type="string">
            <text:p>Monika Jörg</text:p>
          </table:table-cell>
        </table:table-row>
        <table:table-row table:style-name="ro2">
          <table:table-cell table:style-name="ce2"/>
        </table:table-row>
        <table:table-row table:style-name="ro6">
          <table:table-cell office:value-type="string" calcext:value-type="string">
            <text:p>PH Koordinationsstelle Konsortium/HEP Bureau de coordination Consortium</text:p>
          </table:table-cell>
        </table:table-row>
        <table:table-row table:style-name="ro2">
          <table:table-cell table:style-name="ce2"/>
        </table:table-row>
        <table:table-row table:style-name="ro7">
          <table:table-cell office:value-type="string" calcext:value-type="string">
            <text:p>c/o Pädagogische Hochschule Freiburg</text:p>
          </table:table-cell>
        </table:table-row>
        <table:table-row table:style-name="ro3">
          <table:table-cell office:value-type="string" calcext:value-type="string">
            <text:p>Didaktisches Zentrum</text:p>
          </table:table-cell>
        </table:table-row>
        <table:table-row table:style-name="ro3">
          <table:table-cell office:value-type="string" calcext:value-type="string">
            <text:p>Murtengasse 34</text:p>
          </table:table-cell>
        </table:table-row>
        <table:table-row table:style-name="ro3">
          <table:table-cell office:value-type="string" calcext:value-type="string">
            <text:p>CH-1700 Freiburg</text:p>
          </table:table-cell>
        </table:table-row>
        <table:table-row table:style-name="ro3">
          <table:table-cell office:value-type="string" calcext:value-type="string">
            <text:p>Tel. 026/305 72 30</text:p>
          </table:table-cell>
        </table:table-row>
        <table:table-row table:style-name="ro3">
          <table:table-cell office:value-type="string" calcext:value-type="string">
            <text:p>joergm[at]edufr.ch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46&amp;activeElement=5" xlink:type="simple">Lizenzen</text:a></text:p>
          </table:table-cell>
        </table:table-row>
        <table:table-row table:style-name="ro7">
          <table:table-cell office:value-type="string" calcext:value-type="string">
            <text:p>Schweizerische Nationalbibliothek</text:p>
          </table:table-cell>
        </table:table-row>
        <table:table-row table:style-name="ro2"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<text:a xlink:href="http://www.nb.admin.ch/slb/index.html?lang=de" xlink:type="simple">Schweizerische Nationalbibliothek</text:a> </text:p>
          </table:table-cell>
        </table:table-row>
        <table:table-row table:style-name="ro3">
          <table:table-cell office:value-type="string" calcext:value-type="string">
            <text:p>Hallwylstrasse 15</text:p>
          </table:table-cell>
        </table:table-row>
        <table:table-row table:style-name="ro2">
          <table:table-cell office:value-type="string" calcext:value-type="string">
            <text:p>3003 Bern</text:p>
          </table:table-cell>
        </table:table-row>
        <table:table-row table:style-name="ro3">
          <table:table-cell office:value-type="string" calcext:value-type="string">
            <text:p>Liliane Regamey</text:p>
          </table:table-cell>
        </table:table-row>
        <table:table-row table:style-name="ro3">
          <table:table-cell office:value-type="string" calcext:value-type="string">
            <text:p>Tel. 031/322 89 46</text:p>
          </table:table-cell>
        </table:table-row>
        <table:table-row table:style-name="ro3">
          <table:table-cell office:value-type="string" calcext:value-type="string">
            <text:p>Fax 031/322 84 63</text:p>
          </table:table-cell>
        </table:table-row>
        <table:table-row table:style-name="ro4">
          <table:table-cell office:value-type="string" calcext:value-type="string">
            <text:p>Liliane.Regamey[at]nb.admin.ch </text:p>
          </table:table-cell>
        </table:table-row>
        <table:table-row table:style-name="ro2">
          <table:table-cell office:value-type="string" calcext:value-type="string">
            <text:p><text:a xlink:href="http://lib.consortium.ch/products_categories.php?id=30&amp;activeElement=5" xlink:type="simple">Lizenzen</text:a></text:p>
          </table:table-cell>
        </table:table-row>
        <table:table-row table:style-name="ro2">
          <table:table-cell table:style-name="ce2"/>
        </table:table-row>
        <table:table-row table:style-name="ro2">
          <table:table-cell office:value-type="string" calcext:value-type="string">
            <text:p><text:s/></text:p>
          </table:table-cell>
        </table:table-row>
        <table:table-row table:style-name="ro8">
          <table:table-cell office:value-type="string" calcext:value-type="string">
            <text:p>© Konsortium der Schweizer Hochschulbibliotheken | <text:a xlink:href="http://lib.consortium.ch/html_wrapper.php?src=impressum&amp;dir=&amp;activeElement=0" xlink:type="simple">&gt; Impressum</text:a> | Letzte Änderung dieser Seite: 2. Oktober 2015 </text:p>
          </table:table-cell>
        </table:table-row>
      </table:table>
      <table:table table:name="Feuille3" table:style-name="ta1">
        <table:table-column table:style-name="co2" table:default-cell-style-name="Default"/>
        <table:table-row table:style-name="ro9">
          <table:table-cell table:style-name="ce3" office:value-type="string" calcext:value-type="string">
            <text:p><text:s text:c="8"/>&lt;div id="leftbig"&gt; <text:s text:c="5"/>&lt;!-- DER INHALT --&gt;</text:p>
          </table:table-cell>
        </table:table-row>
        <table:table-row table:style-name="ro9">
          <table:table-cell table:style-name="ce3" office:value-type="string" calcext:value-type="string">
            <text:p><text:s text:c="24"/></text:p>
          </table:table-cell>
        </table:table-row>
        <table:table-row table:style-name="ro9">
          <table:table-cell table:style-name="ce3" office:value-type="string" calcext:value-type="string">
            <text:p><text:s text:c="24"/>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fhnw.ch/" xlink:type="simple">http://www.fhnw.ch/</text:a>" target="_blank"&gt;Fachhochschule Nordwestschweiz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fho.ch/" xlink:type="simple">http://www.fho.ch/</text:a>" target="_blank"&gt;Fachhochschule Ostschweiz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hep-bejune.ch/" xlink:type="simple">http://www.hep-bejune.ch/</text:a>" name="27" target="_blank"&gt;HEP Berne, Jura, Neuchâtel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hepfr.ch/" xlink:type="simple">http://www.hepfr.ch/</text:a>" target="_blank"&gt;HEP Fribourg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hepl.ch/" xlink:type="simple">http://www.hepl.ch/</text:a>" target="_blank"&gt;HEP Vaud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hes-so.ch/" xlink:type="simple">http://www.hes-so.ch/</text:a>" target="_blank"&gt;Haute Ecole spécialisée de la Suisse occidentale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hslu.ch/" xlink:type="simple">http://www.hslu.ch/</text:a>" target="_blank"&gt;Hochschule Luzern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phbern.ch/" xlink:type="simple">http://www.phbern.ch/</text:a>" target="_blank"&gt;PH Bern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phgr.ch/" xlink:type="simple">http://www.phgr.ch/</text:a>" target="_blank"&gt;PH Graubünden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phsg.ch/" xlink:type="simple">http://www.phsg.ch</text:a>" target="_blank"&gt;PH des Kantons St. Gallen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phtg.ch/" xlink:type="simple">http://www.phtg.ch/</text:a>" target="_blank"&gt;PH Thurgau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phvs.ch/" xlink:type="simple">http://www.phvs.ch/</text:a>"&gt;PH Wallis&lt;/a&gt; &lt;a href="<text:a xlink:href="view-source:http://www.hepvs.ch/" xlink:type="simple">http://www.hepvs.ch/</text:a>"&gt;HEP VS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supsi.ch/" xlink:type="simple">http://www.supsi.ch/</text:a>" target="_blank"&gt;Scuola universitaria professionale della Svizzera italiana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                                &lt;a href="<text:a xlink:href="view-source:http://www.zfh.ch/" xlink:type="simple">http://www.zfh.ch/</text:a>" target="_blank"&gt;Zürcher Fachhochschule&lt;/a&gt;&lt;/li&gt;</text:p>
          </table:table-cell>
        </table:table-row>
        <table:table-row table:style-name="ro9">
          <table:table-cell table:style-name="ce3" office:value-type="string" calcext:value-type="string">
            <text:p><text:s text:c="72"/>c/o Pädagogische Hochschule Freiburg&lt;br&gt;Didaktisches Zentrum&lt;br&gt;</text:p>
          </table:table-cell>
        </table:table-row>
        <table:table-row table:style-name="ro9">
          <table:table-cell table:style-name="ce3" office:value-type="string" calcext:value-type="string">
            <text:p><text:s text:c="72"/>c/o ZHAW Zürcher Hochschule für Angewandte Wissenschaften&lt;br&gt;Turbinenstrasse 2&lt;br&gt;</text:p>
          </table:table-cell>
        </table:table-row>
        <table:table-row table:style-name="ro9">
          <table:table-cell table:style-name="ce3" office:value-type="string" calcext:value-type="string">
            <text:p><text:s text:c="72"/>CH-1700 Freiburg&lt;br&gt;</text:p>
          </table:table-cell>
        </table:table-row>
        <table:table-row table:style-name="ro9">
          <table:table-cell table:style-name="ce3" office:value-type="string" calcext:value-type="string">
            <text:p><text:s text:c="72"/>CH-8401 Winterthur&lt;br&gt;</text:p>
          </table:table-cell>
        </table:table-row>
        <table:table-row table:style-name="ro9">
          <table:table-cell table:style-name="ce3" office:value-type="string" calcext:value-type="string">
            <text:p><text:s text:c="72"/>Fax 058/935 72 82&lt;br&gt;</text:p>
          </table:table-cell>
        </table:table-row>
        <table:table-row table:style-name="ro9">
          <table:table-cell table:style-name="ce3" office:value-type="string" calcext:value-type="string">
            <text:p><text:s text:c="72"/>joergm[at]edufr.ch&lt;/li&gt;</text:p>
          </table:table-cell>
        </table:table-row>
        <table:table-row table:style-name="ro9">
          <table:table-cell table:style-name="ce3" office:value-type="string" calcext:value-type="string">
            <text:p><text:s text:c="72"/>KFH Koordinationsstelle Konsortium/Bureau de coordination Consortium&lt;br&gt;&lt;br&gt;</text:p>
          </table:table-cell>
        </table:table-row>
        <table:table-row table:style-name="ro9">
          <table:table-cell table:style-name="ce3" office:value-type="string" calcext:value-type="string">
            <text:p><text:s text:c="72"/>lwin[at]zhaw.ch&lt;/li&gt;</text:p>
          </table:table-cell>
        </table:table-row>
        <table:table-row table:style-name="ro9">
          <table:table-cell table:style-name="ce3" office:value-type="string" calcext:value-type="string">
            <text:p><text:s text:c="72"/>Murtengasse 34&lt;br&gt;</text:p>
          </table:table-cell>
        </table:table-row>
        <table:table-row table:style-name="ro9">
          <table:table-cell table:style-name="ce3" office:value-type="string" calcext:value-type="string">
            <text:p><text:s text:c="72"/>PH Koordinationsstelle Konsortium/HEP Bureau de coordination Consortium&lt;br&gt;&lt;br&gt;</text:p>
          </table:table-cell>
        </table:table-row>
        <table:table-row table:style-name="ro9">
          <table:table-cell table:style-name="ce3" office:value-type="string" calcext:value-type="string">
            <text:p><text:s text:c="72"/>Postfach&lt;br&gt;</text:p>
          </table:table-cell>
        </table:table-row>
        <table:table-row table:style-name="ro9">
          <table:table-cell table:style-name="ce3" office:value-type="string" calcext:value-type="string">
            <text:p><text:s text:c="72"/>Tel. 026/305 72 30&lt;br&gt;</text:p>
          </table:table-cell>
        </table:table-row>
        <table:table-row table:style-name="ro9">
          <table:table-cell table:style-name="ce3" office:value-type="string" calcext:value-type="string">
            <text:p><text:s text:c="72"/>Tel. 058/934 72 82&lt;br&gt;</text:p>
          </table:table-cell>
        </table:table-row>
        <table:table-row table:style-name="ro9">
          <table:table-cell table:style-name="ce3" office:value-type="string" calcext:value-type="string">
            <text:p><text:s text:c="43"/>Tel. 026/305 13 23 &lt;br&gt;</text:p>
          </table:table-cell>
        </table:table-row>
        <table:table-row table:style-name="ro9">
          <table:table-cell table:style-name="ce3" office:value-type="string" calcext:value-type="string">
            <text:p><text:s text:c="42"/>Münstergasse 61 &lt;br&gt;3000 Bern 8&lt;/li&gt;</text:p>
          </table:table-cell>
        </table:table-row>
        <table:table-row table:style-name="ro9">
          <table:table-cell table:style-name="ce3" office:value-type="string" calcext:value-type="string">
            <text:p><text:s text:c="41"/>laurent.gobat[at]unine.ch&lt;/li&gt;</text:p>
          </table:table-cell>
        </table:table-row>
        <table:table-row table:style-name="ro9">
          <table:table-cell table:style-name="ce3" office:value-type="string" calcext:value-type="string">
            <text:p><text:s text:c="40"/>&lt;/li&gt;&lt;li class="liinarow2"&gt;Monika Jörg&lt;br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10&amp;activeElement=5" xlink:type="simple">products_categories.php?id=10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11&amp;activeElement=5" xlink:type="simple">products_categories.php?id=11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11&amp;activeElement=5" xlink:type="simple">products_categories.php?id=11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19&amp;activeElement=5" xlink:type="simple">products_categories.php?id=19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2&amp;activeElement=5" xlink:type="simple">products_categories.php?id=2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20&amp;activeElement=5" xlink:type="simple">products_categories.php?id=20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27&amp;activeElement=5" xlink:type="simple">products_categories.php?id=27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3&amp;activeElement=5" xlink:type="simple">products_categories.php?id=3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30&amp;activeElement=5" xlink:type="simple">products_categories.php?id=30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4&amp;activeElement=5" xlink:type="simple">products_categories.php?id=4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46&amp;activeElement=5" xlink:type="simple">products_categories.php?id=46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5&amp;activeElement=5" xlink:type="simple">products_categories.php?id=5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5&amp;activeElement=5" xlink:type="simple">products_categories.php?id=5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6&amp;activeElement=5" xlink:type="simple">products_categories.php?id=6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65&amp;activeElement=5" xlink:type="simple">products_categories.php?id=65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7&amp;activeElement=5" xlink:type="simple">products_categories.php?id=7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7&amp;activeElement=5" xlink:type="simple">products_categories.php?id=7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8&amp;activeElement=5" xlink:type="simple">products_categories.php?id=8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9&amp;activeElement=5" xlink:type="simple">products_categories.php?id=9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a href="<text:a xlink:href="view-source:http://lib.consortium.ch/products_categories.php?id=9&amp;activeElement=5" xlink:type="simple">products_categories.php?id=9&amp;amp;activeElement=5</text:a>"&gt;Lizenzen&lt;/a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"&gt;&lt;span class="highlight"&gt;&amp;nbsp;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"&gt;&lt;span class="highlight"&gt;&amp;nbsp;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"&gt;&lt;span class="highlight"&gt;&amp;nbsp;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"&gt;&lt;span class="highlight"&gt;&amp;nbsp;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"&gt;&lt;span class="highlight"&gt;&amp;nbsp;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"&gt;&lt;span class="highlight"&gt;&amp;nbsp;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"&gt;&lt;span class="highlight"&gt;&amp;nbsp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href="<text:a xlink:href="view-source:http://www.epfl.ch/" xlink:type="simple">http://www.epfl.ch/</text:a>" target="_blank"&gt;EPF Lausanne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href="<text:a xlink:href="view-source:http://www.ethz.ch/" xlink:type="simple">http://www.ethz.ch/</text:a>" name="20" target="_blank"&gt;ETH Zürich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href="<text:a xlink:href="view-source:http://www.lib4ri.ch/" xlink:type="simple">http://www.lib4ri.ch/</text:a>" target="_blank"&gt;Lib4RI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name="10" href="<text:a xlink:href="view-source:http://www.unisg.ch/" xlink:type="simple">http://www.unisg.ch/</text:a>" target="_blank"&gt;Universität St. Gallen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name="11" href="<text:a xlink:href="view-source:http://www.unizh.ch/" xlink:type="simple">http://www.unizh.ch/</text:a>" target="_blank"&gt;Universität Zürich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name="2" href="<text:a xlink:href="view-source:http://www.unibas.ch/" xlink:type="simple">http://www.unibas.ch/</text:a>" target="_blank"&gt;Universität Basel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name="3" href="<text:a xlink:href="view-source:http://www.unibe.ch/" xlink:type="simple">http://www.unibe.ch/</text:a>" target="_blank"&gt;Universität Bern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name="4" href="<text:a xlink:href="view-source:http://www.unifr.ch/" xlink:type="simple">http://www.unifr.ch/</text:a>" target="_blank"&gt;Universität Freiburg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name="5" href="<text:a xlink:href="view-source:http://www.unige.ch/" xlink:type="simple">http://www.unige.ch/</text:a>" target="_blank"&gt;Universität Genf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name="6" href="<text:a xlink:href="view-source:http://www.unil.ch/" xlink:type="simple">http://www.unil.ch/</text:a>" target="_blank"&gt;Universität Lausanne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name="7" href="<text:a xlink:href="view-source:http://www.unisi.ch/" xlink:type="simple">http://www.unisi.ch/</text:a>" target="_blank"&gt;Università della Svizzera italiana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name="8" href="<text:a xlink:href="view-source:http://www.unilu.ch/" xlink:type="simple">http://www.unilu.ch/</text:a>" target="_blank"&gt;Universität Luzern&lt;/a&gt;&lt;/span&gt;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1"&gt;&lt;span class="highlight"&gt;&lt;a name="9" href="<text:a xlink:href="view-source:http://www.unine.ch/" xlink:type="simple">http://www.unine.ch/</text:a>" target="_blank"&gt;Universität Neuenburg&lt;/a&gt;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label"&gt;&lt;span class="highlight"&gt;ETH-Bereich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label"&gt;&lt;span class="highlight"&gt;Fachhochschulen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label"&gt;&lt;span class="highlight"&gt;Kantonale Universitäten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label"&gt;&lt;span class="highlight"&gt;Pädagogische Hochschulen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1label"&gt;&lt;span class="highlight"&gt;Schweizerische Nationalbibliothek&lt;/span&gt;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bpun.unine.ch/" xlink:type="simple">http://bpun.unine.ch/</text:a>" target="_blank"&gt;Bibliothèque publique et universitaire de Neuchâtel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library.epfl.ch/" xlink:type="simple">http://library.epfl.ch/</text:a>" name="19" target="_blank"&gt;Bibliothèque centrale de l'EPFL&lt;/a&gt; &lt;br&gt;1015 Lausanne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arch.unisi.ch/ris_ist_biblioteca" xlink:type="simple">http://www.arch.unisi.ch/ris_ist_biblioteca</text:a>" target="_blank"&gt;Biblioteca dell'Accademia di architettura di Mendrisio&lt;/a&gt;&lt;br&gt; Largo Bernasconi 2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bfh.ch/" xlink:type="simple">http://www.bfh.ch/</text:a>" name="27" target="_blank"&gt;Berner Fachhochschule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biblio.unisg.ch/" xlink:type="simple">http://www.biblio.unisg.ch</text:a>" target="_blank"&gt;Bibliothek Universität St. Gallen&lt;/a&gt;&lt;br&gt;Dufourstrasse 50&lt;br&gt;9000 St. Gallen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bul.unisi.ch/" xlink:type="simple">http://www.bul.unisi.ch/</text:a>" target="_blank"&gt;Biblioteca universitaria di Lugano&lt;/a&gt; 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ethbib.ethz.ch/" xlink:type="simple">http://www.ethbib.ethz.ch/</text:a>" target="_blank" name="ETHZ"&gt;ETH-Bibliothek Zürich&lt;/a&gt; &lt;br&gt;Rämistrasse 101&lt;br&gt;8092 Zürich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fr.ch/kubf/" xlink:type="simple">http://www.fr.ch/kubf/</text:a>" target="_blank"&gt;Kantons- und Universitätsbibliothek Freiburg&lt;/a&gt;&lt;br&gt;rue Joseph-Piller 2&lt;br&gt;1700 Freiburg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hbz.unizh.ch/" xlink:type="simple">http://www.hbz.unizh.ch/</text:a>" target="_blank"&gt;Hauptbibliothek Universität Zürich (HBZ)&lt;/a&gt;&lt;br&gt;Strickhofstrasse 35&lt;br&gt;8057 Zürich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lib4ri.ch/" xlink:type="simple">http://www.lib4ri.ch/</text:a>" target="_blank"&gt;Lib4RI: Eawag-Empa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nb.admin.ch/slb/index.html?lang=de" xlink:type="simple">http://www.nb.admin.ch/slb/index.html?lang=de</text:a>" name="30" target="_blank"&gt;Schweizerische Nationalbibliothek&lt;/a&gt; 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ub.unibas.ch/" xlink:type="simple">http://www.ub.unibas.ch</text:a>" target="_blank"&gt;Universitätsbibliothek Basel&lt;/a&gt;&lt;br&gt;Schönbeinstrasse 18-20&lt;br&gt;4056 Basel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unibe.ch/bibliotheken/" xlink:type="simple">http://www.unibe.ch/bibliotheken/</text:a>" target="_blank"&gt;Universitätsbibliothek Bern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unige.ch/biblio/" xlink:type="simple">http://www.unige.ch/biblio/</text:a>" target="_blank"&gt;Bibliothèque de l'Université de Genève&lt;/a&gt;&lt;br&gt;CODIS - Service de coordination&lt;br&gt;Quai du Seujet 14&lt;br&gt;1201 Genève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unil.ch/bcu" xlink:type="simple">http://www.unil.ch/bcu</text:a>" target="_blank"&gt;Unithèque cantonale et universitaire de Lausanne&lt;/a&gt;&lt;br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ville-geneve.ch/themes/culture/offre-culturelle/bibliotheques/" xlink:type="simple">http://www.ville-geneve.ch/themes/culture/offre-culturelle/bibliotheques/</text:a>" target="_blank"&gt;Bibliothèque de Genève&lt;/a&gt; &lt;br&gt;Promenade des Bastions&lt;br&gt;1211 Genève 4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zb.unizh.ch/" xlink:type="simple">http://www.zb.unizh.ch/</text:a>" target="_blank"&gt;Zentralbibliothek Zürich&lt;/a&gt;&lt;br&gt;Zähringerplatz 6&lt;br&gt;8001 Zürich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.zhbluzern.ch/" xlink:type="simple">http://www.zhbluzern.ch/</text:a>" target="_blank"&gt;Zentral- und Hochschulbibliothek Luzern&lt;/a&gt;&lt;br&gt;Sempacherstrasse 10&lt;br&gt;6002 Luzern&lt;/li&gt;</text:p>
          </table:table-cell>
        </table:table-row>
        <table:table-row table:style-name="ro9">
          <table:table-cell table:style-name="ce3" office:value-type="string" calcext:value-type="string">
            <text:p>                                        &lt;li class="liinarow2"&gt;&lt;a href="<text:a xlink:href="view-source:http://www2.unine.ch/bibliotheque" xlink:type="simple">http://www2.unine.ch/bibliotheque</text:a>" target="_blank"&gt;Bibliothèque de l'Université de Neuchâtel&lt;/a&gt; &lt;br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Alessio Tutino&lt;br&gt;Tel. 058/666 45 84&lt;br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Alessio Tutino&lt;br&gt;Tel. 058/666 45 84&lt;br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Alexis Rivier&lt;br&gt;Tel. 022/418 28 38&lt;br&gt;Fax 022/418 28 01&lt;br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Anja Meyer&lt;br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Caroline Bosia&lt;br&gt;Tel. 021/693 21 65&lt;br&gt;Fax 021/693 51 00&lt;br&gt;caroline.bosia[at]epfl.ch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Christel Coquilleau&lt;br&gt;Tel. 021/692 48 12&lt;br&gt;Christel.Coquilleau[at]bcu.unil.ch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Dr. Simon Geiger&lt;br&gt;Tel. 061/267 31 23&lt;br&gt;Fax 061/267 31 03 &lt;br&gt;Simon.Geiger[at]unibas.ch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Dr. Ulrich Weigel &lt;br&gt;Tel. 071/224 26 65&lt;br&gt;Fax 071/224 22 94&lt;br&gt;Ulrich.Weigel[at]unisg.ch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Ermeline Jaggi&lt;br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Hanna Bös&lt;br&gt;Tel. 044/635 41 56&lt;br&gt;Fax 044/635 59 01&lt;br&gt;hanna.boes[at]hbz.uzh.ch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Jörg Müller&lt;br&gt;Tel. 041/228 55 17&lt;br&gt;Fax 041/210 62 55&lt;br&gt;joerg.mueller[at]zhbluzern.ch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Laurent Gobat&lt;br&gt;Tel. 032/718 10 58 &lt;br&gt;Fax 032/718 10 01&lt;br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Liliane Regamey&lt;br&gt;Tel. 031/322 89 46&lt;br&gt;Fax 031/322 84 63&lt;br&gt;Liliane.Regamey[at]nb.admin.ch 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Maura Vonmoos &lt;br&gt;Tel. 058/765 48 80&lt;br&gt;Fax 058/765 58 21&lt;br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Pedro Nari&lt;br&gt;Tel. 022/379 17 03&lt;br&gt;Pedro.Nari[at]unige.ch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Sofia Armanini &lt;br&gt;Tel. 044/268 32 30&lt;br&gt;Fax 044/268 32 90&lt;br&gt;sofia.armanini[at]zb.uzh.ch&lt;/li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Susanna Landwehr&lt;br&gt;&lt;br&gt;</text:p>
          </table:table-cell>
        </table:table-row>
        <table:table-row table:style-name="ro9">
          <table:table-cell table:style-name="ce3" office:value-type="string" calcext:value-type="string">
            <text:p><text:s text:c="40"/>&lt;li class="liinarow2"&gt;Thierry Châtelain&lt;br&gt;Tel. 032/717 73 02&lt;br&gt;</text:p>
          </table:table-cell>
        </table:table-row>
        <table:table-row table:style-name="ro9">
          <table:table-cell table:style-name="ce3" office:value-type="string" calcext:value-type="string">
            <text:p><text:s text:c="40"/>Alexis.Rivier[at]ville-ge.ch&lt;/li&gt;</text:p>
          </table:table-cell>
        </table:table-row>
        <table:table-row table:style-name="ro9">
          <table:table-cell table:style-name="ce3" office:value-type="string" calcext:value-type="string">
            <text:p><text:s text:c="40"/>Fax 032/717 73 09&lt;br&gt;</text:p>
          </table:table-cell>
        </table:table-row>
        <table:table-row table:style-name="ro9">
          <table:table-cell table:style-name="ce3" office:value-type="string" calcext:value-type="string">
            <text:p><text:s text:c="40"/>thierry.chatelain[at]unine.ch&lt;/li&gt;</text:p>
          </table:table-cell>
        </table:table-row>
        <table:table-row table:style-name="ro9">
          <table:table-cell table:style-name="ce3" office:value-type="string" calcext:value-type="string">
            <text:p><text:s text:c="40"/>Überlandstrasse 133, Postfach 611&lt;br&gt;8600 Dübendorf&lt;/li&gt;</text:p>
          </table:table-cell>
        </table:table-row>
        <table:table-row table:style-name="ro9">
          <table:table-cell table:style-name="ce3" office:value-type="string" calcext:value-type="string">
            <text:p><text:s text:c="36"/>alessio.tutino[at]usi.ch&lt;/li&gt;</text:p>
          </table:table-cell>
        </table:table-row>
        <table:table-row table:style-name="ro9">
          <table:table-cell table:style-name="ce3" office:value-type="string" calcext:value-type="string">
            <text:p><text:s text:c="36"/>alessio.tutino[at]usi.ch&lt;/li&gt;</text:p>
          </table:table-cell>
        </table:table-row>
        <table:table-row table:style-name="ro9">
          <table:table-cell table:style-name="ce3" office:value-type="string" calcext:value-type="string">
            <text:p><text:s text:c="36"/>ermeline.jaggi[at]fr.ch&lt;/li&gt;</text:p>
          </table:table-cell>
        </table:table-row>
        <table:table-row table:style-name="ro9">
          <table:table-cell table:style-name="ce3" office:value-type="string" calcext:value-type="string">
            <text:p><text:s text:c="36"/>marion.prudlo[at]ub.unibe.ch&lt;br&gt;elibrary[at]ub.unibe.ch&lt;/li&gt;</text:p>
          </table:table-cell>
        </table:table-row>
        <table:table-row table:style-name="ro9">
          <table:table-cell table:style-name="ce3" office:value-type="string" calcext:value-type="string">
            <text:p><text:s text:c="36"/>maura.vonmoos[at]lib4ri.ch&lt;/li&gt;</text:p>
          </table:table-cell>
        </table:table-row>
        <table:table-row table:style-name="ro9">
          <table:table-cell table:style-name="ce3" office:value-type="string" calcext:value-type="string">
            <text:p><text:s text:c="36"/>Tel. 031/631 95 94 &lt;br&gt;</text:p>
          </table:table-cell>
        </table:table-row>
        <table:table-row table:style-name="ro9">
          <table:table-cell table:style-name="ce3" office:value-type="string" calcext:value-type="string">
            <text:p><text:s text:c="34"/>&lt;li class="liinarow2"&gt;Marion Prudlo&lt;br&gt;</text:p>
          </table:table-cell>
        </table:table-row>
        <table:table-row table:style-name="ro9">
          <table:table-cell table:style-name="ce3" office:value-type="string" calcext:value-type="string">
            <text:p><text:s text:c="34"/>3, Place Numa-Droz&lt;br&gt;2001 Neuchâtel&lt;/li&gt;</text:p>
          </table:table-cell>
        </table:table-row>
        <table:table-row table:style-name="ro9">
          <table:table-cell table:style-name="ce3" office:value-type="string" calcext:value-type="string">
            <text:p><text:s text:c="34"/>anja.meyer[at]library.ethz.ch&lt;br&gt;</text:p>
          </table:table-cell>
        </table:table-row>
        <table:table-row table:style-name="ro9">
          <table:table-cell table:style-name="ce3" office:value-type="string" calcext:value-type="string">
            <text:p><text:s text:c="34"/>Bâtiment central&lt;br&gt;1015 Lausanne&lt;/li&gt;</text:p>
          </table:table-cell>
        </table:table-row>
        <table:table-row table:style-name="ro9">
          <table:table-cell table:style-name="ce3" office:value-type="string" calcext:value-type="string">
            <text:p><text:s text:c="34"/>eressourcen[at]library.ethz.ch&lt;/li&gt;</text:p>
          </table:table-cell>
        </table:table-row>
        <table:table-row table:style-name="ro9">
          <table:table-cell table:style-name="ce3" office:value-type="string" calcext:value-type="string">
            <text:p><text:s text:c="34"/>Fax 044/632 13 57&lt;br&gt;</text:p>
          </table:table-cell>
        </table:table-row>
        <table:table-row table:style-name="ro9">
          <table:table-cell table:style-name="ce3" office:value-type="string" calcext:value-type="string">
            <text:p><text:s text:c="34"/>Hallwylstrasse 15&lt;br&gt;3003 Bern&lt;/li&gt;</text:p>
          </table:table-cell>
        </table:table-row>
        <table:table-row table:style-name="ro9">
          <table:table-cell table:style-name="ce3" office:value-type="string" calcext:value-type="string">
            <text:p><text:s text:c="34"/>Rue Emile-Argand 11&lt;br&gt;2000 Neuchâtel&lt;/li&gt;</text:p>
          </table:table-cell>
        </table:table-row>
        <table:table-row table:style-name="ro9">
          <table:table-cell table:style-name="ce3" office:value-type="string" calcext:value-type="string">
            <text:p><text:s text:c="34"/>Tel. 044/632 21 54 &lt;br&gt;</text:p>
          </table:table-cell>
        </table:table-row>
        <table:table-row table:style-name="ro9">
          <table:table-cell table:style-name="ce3" office:value-type="string" calcext:value-type="string">
            <text:p><text:s text:c="34"/>Via Giuseppe Buffi 13&lt;br&gt;6900 Lugano&lt;/li&gt;</text:p>
          </table:table-cell>
        </table:table-row>
        <table:table-row table:style-name="ro9">
          <table:table-cell table:style-name="ce3" office:value-type="string" calcext:value-type="string">
            <text:p><text:s text:c="34"/>Villa Argentina&lt;br&gt;6850 Mendrisio&lt;/li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/ul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div&gt;&lt;/div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32"/>&lt;ul class="Navigation"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/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24"/>&lt;li&gt;</text:p>
          </table:table-cell>
        </table:table-row>
        <table:table-row table:style-name="ro9">
          <table:table-cell table:style-name="ce3" office:value-type="string" calcext:value-type="string">
            <text:p><text:s text:c="16"/>&lt;/ul&gt;</text:p>
          </table:table-cell>
        </table:table-row>
        <table:table-row table:style-name="ro9">
          <table:table-cell table:style-name="ce3" office:value-type="string" calcext:value-type="string">
            <text:p><text:s text:c="16"/>&lt;ul&gt;</text:p>
          </table:table-cell>
        </table:table-row>
        <table:table-row table:style-name="ro9">
          <table:table-cell table:style-name="ce3" office:value-type="string" calcext:value-type="string">
            <text:p><text:s text:c="2"/>&lt;/div&gt;&lt;!-- /leftbig--&gt;</text:p>
          </table:table-cell>
        </table:table-row>
        <table:table-row table:style-name="ro9" table:number-rows-repeated="1048309">
          <table:table-cell/>
        </table:table-row>
        <table:table-row table:style-name="ro9">
          <table:table-cell/>
        </table:table-row>
      </table:table>
      <table:table table:name="Feuille4" table:style-name="ta1">
        <table:table-column table:style-name="co3" table:default-cell-style-name="Default"/>
        <table:table-row table:style-name="ro1">
          <table:table-cell table:style-name="ce1" office:value-type="string" calcext:value-type="string">
            <text:p>nom</text:p>
          </table:table-cell>
        </table:table-row>
        <table:table-row table:style-name="ro1">
          <table:table-cell table:style-name="ce1" office:value-type="string" calcext:value-type="string">
            <text:p>&lt;a href="http://www.ub.unibas.ch" target="_blank"&gt;Universit?tsbibliothek Basel&lt;/a&gt;</text:p>
          </table:table-cell>
        </table:table-row>
        <table:table-row table:style-name="ro1">
          <table:table-cell table:style-name="ce1" office:value-type="string" calcext:value-type="string">
            <text:p>&lt;a href="http://www.unibe.ch/bibliotheken/" target="_blank"&gt;Universit?tsbibliothek Bern&lt;/a&gt;</text:p>
          </table:table-cell>
        </table:table-row>
        <table:table-row table:style-name="ro2" table:visibility="filter" table:number-rows-repeated="15">
          <table:table-cell/>
        </table:table-row>
        <table:table-row table:style-name="ro2">
          <table:table-cell table:style-name="ce1" office:value-type="string" calcext:value-type="string">
            <text:p>&lt;a href="http://www.fr.ch/kubf/" target="_blank"&gt;Kantons- und Universit?tsbibliothek Freiburg&lt;/a&gt;</text:p>
          </table:table-cell>
        </table:table-row>
        <table:table-row table:style-name="ro2" table:visibility="filter" table:number-rows-repeated="12">
          <table:table-cell/>
        </table:table-row>
        <table:table-row table:style-name="ro2">
          <table:table-cell table:style-name="ce1" office:value-type="string" calcext:value-type="string">
            <text:p>&lt;a href="http://www.ville-geneve.ch/themes/culture/offre-culturelle/bibliotheques/" target="_blank"&gt;Biblioth?que de Gen?ve&lt;/a&gt;</text:p>
          </table:table-cell>
        </table:table-row>
        <table:table-row table:style-name="ro2" table:visibility="filter" table:number-rows-repeated="6">
          <table:table-cell/>
        </table:table-row>
        <table:table-row table:style-name="ro2">
          <table:table-cell table:style-name="ce1" office:value-type="string" calcext:value-type="string">
            <text:p>&lt;a href="http://www.unige.ch/biblio/" target="_blank"&gt;Biblioth?que de l'Universit? de Gen?ve&lt;/a&gt;</text:p>
          </table:table-cell>
        </table:table-row>
        <table:table-row table:style-name="ro2" table:visibility="filter" table:number-rows-repeated="6">
          <table:table-cell/>
        </table:table-row>
        <table:table-row table:style-name="ro2">
          <table:table-cell table:style-name="ce1" office:value-type="string" calcext:value-type="string">
            <text:p>&lt;a href="http://www.unil.ch/bcu" target="_blank"&gt;Unith?que cantonale et universitaire de Lausanne&lt;/a&gt;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table:style-name="ce1" office:value-type="string" calcext:value-type="string">
            <text:p>&lt;a href="http://www.bul.unisi.ch/" target="_blank"&gt;Biblioteca universitaria di Lugano&lt;/a&gt;</text:p>
          </table:table-cell>
        </table:table-row>
        <table:table-row table:style-name="ro2" table:visibility="filter" table:number-rows-repeated="3">
          <table:table-cell/>
        </table:table-row>
        <table:table-row table:style-name="ro2">
          <table:table-cell table:style-name="ce1" office:value-type="string" calcext:value-type="string">
            <text:p>&lt;a href="http://www.arch.unisi.ch/ris_ist_biblioteca" target="_blank"&gt;Biblioteca dell'Accademia di architettura di Mendrisio&lt;/a&gt;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table:style-name="ce1" office:value-type="string" calcext:value-type="string">
            <text:p>&lt;a href="http://www.zhbluzern.ch/" target="_blank"&gt;Zentral- und Hochschulbibliothek Luzern&lt;/a&gt;</text:p>
          </table:table-cell>
        </table:table-row>
        <table:table-row table:style-name="ro2" table:visibility="filter" table:number-rows-repeated="4">
          <table:table-cell/>
        </table:table-row>
        <table:table-row table:style-name="ro2">
          <table:table-cell table:style-name="ce1" office:value-type="string" calcext:value-type="string">
            <text:p>&lt;a href="http://bpun.unine.ch/" target="_blank"&gt;Biblioth?que publique et universitaire de Neuch?tel&lt;/a&gt;</text:p>
          </table:table-cell>
        </table:table-row>
        <table:table-row table:style-name="ro2" table:visibility="filter" table:number-rows-repeated="4">
          <table:table-cell/>
        </table:table-row>
        <table:table-row table:style-name="ro2">
          <table:table-cell table:style-name="ce1" office:value-type="string" calcext:value-type="string">
            <text:p>&lt;a href="http://www2.unine.ch/bibliotheque" target="_blank"&gt;Biblioth?que de l'Universit? de Neuch?tel&lt;/a&gt;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table:style-name="ce1" office:value-type="string" calcext:value-type="string">
            <text:p>&lt;a href="http://www.biblio.unisg.ch" target="_blank"&gt;Bibliothek Universit?t St. Gallen&lt;/a&gt;</text:p>
          </table:table-cell>
        </table:table-row>
        <table:table-row table:style-name="ro2" table:visibility="filter">
          <table:table-cell/>
        </table:table-row>
        <table:table-row table:style-name="ro2">
          <table:table-cell table:style-name="ce1" office:value-type="string" calcext:value-type="string">
            <text:p>&lt;a href="http://www.zb.unizh.ch/" target="_blank"&gt;Zentralbibliothek Z?rich&lt;/a&gt;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table:style-name="ce1" office:value-type="string" calcext:value-type="string">
            <text:p>&lt;a href="http://library.epfl.ch/" name="19" target="_blank"&gt;Biblioth?que centrale de l'EPFL&lt;/a&gt;</text:p>
          </table:table-cell>
        </table:table-row>
        <table:table-row table:style-name="ro2" table:visibility="filter" table:number-rows-repeated="4">
          <table:table-cell/>
        </table:table-row>
        <table:table-row table:style-name="ro2">
          <table:table-cell table:style-name="ce1" office:value-type="string" calcext:value-type="string">
            <text:p>&lt;a href="http://www.ethbib.ethz.ch/" target="_blank" name="ETHZ"&gt;ETH-Bibliothek Z?rich&lt;/a&gt;</text:p>
          </table:table-cell>
        </table:table-row>
        <table:table-row table:style-name="ro2" table:visibility="filter" table:number-rows-repeated="4">
          <table:table-cell/>
        </table:table-row>
        <table:table-row table:style-name="ro2">
          <table:table-cell table:style-name="ce1" office:value-type="string" calcext:value-type="string">
            <text:p>&lt;a href="http://www.lib4ri.ch/" target="_blank"&gt;Lib4RI: Eawag-Empa&lt;/a&gt;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table:style-name="ce1" office:value-type="string" calcext:value-type="string">
            <text:p>&lt;a href="http://www.bfh.ch/" name="27" target="_blank"&gt;Berner Fachhochschule&lt;/a&gt;</text:p>
          </table:table-cell>
        </table:table-row>
        <table:table-row table:style-name="ro2">
          <table:table-cell table:style-name="ce1" office:value-type="string" calcext:value-type="string">
            <text:p>&lt;a href="http://www.fhnw.ch/" target="_blank"&gt;Fachhochschule Nordwestschweiz&lt;/a&gt;</text:p>
          </table:table-cell>
        </table:table-row>
        <table:table-row table:style-name="ro2">
          <table:table-cell table:style-name="ce1" office:value-type="string" calcext:value-type="string">
            <text:p>&lt;a href="http://www.fho.ch/" target="_blank"&gt;Fachhochschule Ostschweiz&lt;/a&gt;</text:p>
          </table:table-cell>
        </table:table-row>
        <table:table-row table:style-name="ro2">
          <table:table-cell table:style-name="ce1" office:value-type="string" calcext:value-type="string">
            <text:p>&lt;a href="http://www.hslu.ch/" target="_blank"&gt;Hochschule Luzern&lt;/a&gt;</text:p>
          </table:table-cell>
        </table:table-row>
        <table:table-row table:style-name="ro2">
          <table:table-cell table:style-name="ce1" office:value-type="string" calcext:value-type="string">
            <text:p>&lt;a href="http://www.hes-so.ch/" target="_blank"&gt;Haute Ecole sp?cialis?e de la Suisse occidentale&lt;/a&gt;</text:p>
          </table:table-cell>
        </table:table-row>
        <table:table-row table:style-name="ro2">
          <table:table-cell table:style-name="ce1" office:value-type="string" calcext:value-type="string">
            <text:p>&lt;a href="http://www.supsi.ch/" target="_blank"&gt;Scuola universitaria professionale della Svizzera italiana&lt;/a&gt;</text:p>
          </table:table-cell>
        </table:table-row>
        <table:table-row table:style-name="ro2">
          <table:table-cell table:style-name="ce1" office:value-type="string" calcext:value-type="string">
            <text:p>&lt;a href="http://www.zfh.ch/" target="_blank"&gt;Z?rcher Fachhochschule&lt;/a&gt;</text:p>
          </table:table-cell>
        </table:table-row>
        <table:table-row table:style-name="ro2" table:visibility="filter" table:number-rows-repeated="2">
          <table:table-cell/>
        </table:table-row>
        <table:table-row table:style-name="ro1">
          <table:table-cell table:style-name="ce1" office:value-type="string" calcext:value-type="string">
            <text:p>&lt;a href="http://www.hep-bejune.ch/" name="27" target="_blank"&gt;HEP Berne, Jura, Neuch?tel&lt;/a&gt;</text:p>
          </table:table-cell>
        </table:table-row>
        <table:table-row table:style-name="ro2">
          <table:table-cell table:style-name="ce1" office:value-type="string" calcext:value-type="string">
            <text:p>&lt;a href="http://www.hepfr.ch/" target="_blank"&gt;HEP Fribourg&lt;/a&gt;</text:p>
          </table:table-cell>
        </table:table-row>
        <table:table-row table:style-name="ro2">
          <table:table-cell table:style-name="ce1" office:value-type="string" calcext:value-type="string">
            <text:p>&lt;a href="http://www.hepl.ch/" target="_blank"&gt;HEP Vaud&lt;/a&gt;</text:p>
          </table:table-cell>
        </table:table-row>
        <table:table-row table:style-name="ro2">
          <table:table-cell table:style-name="ce1" office:value-type="string" calcext:value-type="string">
            <text:p>&lt;a href="http://www.phbern.ch/" target="_blank"&gt;PH Bern&lt;/a&gt;</text:p>
          </table:table-cell>
        </table:table-row>
        <table:table-row table:style-name="ro2">
          <table:table-cell table:style-name="ce1" office:value-type="string" calcext:value-type="string">
            <text:p>&lt;a href="http://www.phsg.ch" target="_blank"&gt;PH des Kantons St. Gallen&lt;/a&gt;</text:p>
          </table:table-cell>
        </table:table-row>
        <table:table-row table:style-name="ro2">
          <table:table-cell table:style-name="ce1" office:value-type="string" calcext:value-type="string">
            <text:p>&lt;a href="http://www.phgr.ch/" target="_blank"&gt;PH Graub?nden&lt;/a&gt;</text:p>
          </table:table-cell>
        </table:table-row>
        <table:table-row table:style-name="ro2">
          <table:table-cell table:style-name="ce1" office:value-type="string" calcext:value-type="string">
            <text:p>&lt;a href="http://www.phtg.ch/" target="_blank"&gt;PH Thurgau&lt;/a&gt;</text:p>
          </table:table-cell>
        </table:table-row>
        <table:table-row table:style-name="ro2">
          <table:table-cell table:style-name="ce1" office:value-type="string" calcext:value-type="string">
            <text:p>&lt;a href="http://www.phvs.ch/"&gt;PH Wallis&lt;/a&gt;</text:p>
          </table:table-cell>
        </table:table-row>
        <table:table-row table:style-name="ro2">
          <table:table-cell table:style-name="ce1" office:value-type="string" calcext:value-type="string">
            <text:p>&lt;a href="http://www.hepvs.ch/"&gt;HEP VS&lt;/a&gt;</text:p>
          </table:table-cell>
        </table:table-row>
        <table:table-row table:style-name="ro2" table:visibility="filter" table:number-rows-repeated="2">
          <table:table-cell/>
        </table:table-row>
        <table:table-row table:style-name="ro1">
          <table:table-cell table:style-name="ce1" office:value-type="string" calcext:value-type="string">
            <text:p>&lt;a href="http://www.nb.admin.ch/slb/index.html?lang=de" name="30" target="_blank"&gt;Schweizerische Nationalbibliothek&lt;/a&gt;</text:p>
          </table:table-cell>
        </table:table-row>
      </table:table>
      <table:table table:name="Feuille5" table:style-name="ta1">
        <table:table-column table:style-name="co4" table:default-cell-style-name="Default"/>
        <table:table-column table:style-name="co5" table:number-columns-repeated="4" table:default-cell-style-name="Default"/>
        <table:table-row table:style-name="ro10">
          <table:table-cell table:style-name="ce1" office:value-type="string" calcext:value-type="string">
            <text:p>Biblio</text:p>
          </table:table-cell>
          <table:table-cell office:value-type="string" calcext:value-type="string">
            <text:p>Résolveur Software</text:p>
          </table:table-cell>
          <table:table-cell office:value-type="string" calcext:value-type="string">
            <text:p>Résolveur link</text:p>
          </table:table-cell>
          <table:table-cell office:value-type="string" calcext:value-type="string">
            <text:p>Discovery software</text:p>
          </table:table-cell>
          <table:table-cell office:value-type="string" calcext:value-type="string">
            <text:p>Discovery link pour articles</text:p>
          </table:table-cell>
        </table:table-row>
        <table:table-row table:style-name="ro11">
          <table:table-cell table:style-name="ce1" office:value-type="string" calcext:value-type="string">
            <text:p>&lt;a href="http://www.ub.unibas.ch" target="_blank"&gt;Universitätsbibliothek Basel&lt;/a&gt;</text:p>
          </table:table-cell>
          <table:table-cell office:value-type="string" calcext:value-type="string">
            <text:p>SFX @ sfx.metabib.ch</text:p>
          </table:table-cell>
          <table:table-cell office:value-type="string" calcext:value-type="string">
            <text:p>http://sfx.metabib.ch/sfx_basel?url_ver=Z39.88-2004&amp;ctx_ver=Z39.88-2004&amp;ctx_enc=info:ofi/enc:UTF-8&amp;url_ctx_fmt=info:ofi/fmt:kev:mtx:ctx&amp;rft.object_id=2550000000069769&amp;sfx.request_id=7019353&amp;sfx.ctx_obj_item=0</text:p>
          </table:table-cell>
          <table:table-cell office:value-type="string" calcext:value-type="string">
            <text:p>Summon, alimenté par ???</text:p>
          </table:table-cell>
          <table:table-cell office:value-type="string" calcext:value-type="string">
            <text:p>http://baselbern.swissbib.ch/Summon/Search?lookfor=algebra&amp;type=AllFields</text:p>
          </table:table-cell>
        </table:table-row>
        <table:table-row table:style-name="ro11">
          <table:table-cell table:style-name="ce1" office:value-type="string" calcext:value-type="string">
            <text:p>&lt;a href="http://www.unibe.ch/bibliotheken/" target="_blank"&gt;Universitätsbibliothek Bern&lt;/a&gt;</text:p>
          </table:table-cell>
          <table:table-cell office:value-type="string" calcext:value-type="string">
            <text:p>SFX @ sfx.metabib.ch</text:p>
          </table:table-cell>
          <table:table-cell table:style-name="ce4" office:value-type="string" calcext:value-type="string">
            <text:p><text:span text:style-name="T1"><text:a xlink:href="http://sfx.metabib.ch/sfx_bern" xlink:type="simple">http://sfx.metabib.ch/sfx_bern</text:a></text:span><text:span text:style-name="T1">?url_ver=Z39.88-2004&amp;ctx_ver=Z39.88-2004&amp;ctx_enc=info:ofi/enc:UTF-8&amp;url_ctx_fmt=info:ofi/fmt:kev:mtx:ctx&amp;rft.object_id=2550000000069769&amp;sfx.request_id=7019353&amp;sfx.ctx_obj_item=0</text:span></text:p>
          </table:table-cell>
          <table:table-cell office:value-type="string" calcext:value-type="string">
            <text:p>Summon, alimenté par ???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.fr.ch/kubf/" target="_blank"&gt;Kantons- und Universitätsbibliothek Freiburg&lt;/a&gt;</text:p>
          </table:table-cell>
          <table:table-cell office:value-type="string" calcext:value-type="string">
            <text:p>SFX @ resolver.rero.ch</text:p>
          </table:table-cell>
          <table:table-cell/>
          <table:table-cell office:value-type="string" calcext:value-type="string">
            <text:p><text:a xlink:href="mailto:Primo@RERO" xlink:type="simple">Primo@RERO</text:a>, alimenté par SFX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.ville-geneve.ch/themes/culture/offre-culturelle/bibliotheques/" target="_blank"&gt;Bibliothèque de Genève&lt;/a&gt;</text:p>
          </table:table-cell>
          <table:table-cell office:value-type="string" calcext:value-type="string">
            <text:p>SFX @ resolver.rero.ch</text:p>
          </table:table-cell>
          <table:table-cell/>
          <table:table-cell office:value-type="string" calcext:value-type="string">
            <text:p><text:a xlink:href="mailto:Primo@RERO" xlink:type="simple">Primo@RERO</text:a>, alimenté par SFX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.unige.ch/biblio/" target="_blank"&gt;Bibliothèque de l'Université de Genève&lt;/a&gt;</text:p>
          </table:table-cell>
          <table:table-cell office:value-type="string" calcext:value-type="string">
            <text:p>SFX @ resolver.rero.ch</text:p>
          </table:table-cell>
          <table:table-cell/>
          <table:table-cell office:value-type="string" calcext:value-type="string">
            <text:p><text:a xlink:href="mailto:Primo@RERO" xlink:type="simple">Primo@RERO</text:a>, alimenté par SFX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.unil.ch/bcu" target="_blank"&gt;Bibliothèque cantonale et universitaire de Lausanne&lt;/a&gt;</text:p>
          </table:table-cell>
          <table:table-cell office:value-type="string" calcext:value-type="string">
            <text:p>SFX @ unil.ch</text:p>
          </table:table-cell>
          <table:table-cell office:value-type="string" calcext:value-type="string">
            <text:p>http://dbserv2-bcu.unil.ch/sfx_local?ctx_ver=Z39.88-2004&amp;ctx_enc=info:ofi/enc:UTF-8&amp;ctx_tim=2015-11-05T11%3A03%3A20IST&amp;url_ver=Z39.88-2004&amp;url_ctx_fmt=infofi/fmt:kev:mtx:ctx&amp;rfr_id=info:sid/primo.exlibrisgroup.com:primo3-Article-nature_a&amp;rft_val_fmt=info:ofi/fmt:kev:mtx:&amp;rft.genre=article&amp;rft.atitle=Algebra&amp;rft.jtitle=Nature&amp;rft.btitle=&amp;rft.aulast=&amp;rft.auinit=&amp;rft.auinit1=&amp;rft.auinitm=&amp;rft.ausuffix=&amp;rft.au=R.+W.+H.+T.+H.&amp;rft.aucorp=&amp;rft.date=19030430&amp;rft.volume=67&amp;rft.issue=1748&amp;rft.part=&amp;rft.quarter=&amp;rft.ssn=&amp;rft.spage=608&amp;rft.epage=&amp;rft.pages=&amp;rft.artnum=&amp;rft.issn=0028-0836&amp;rft.eissn=1476-4687&amp;rft.isbn=&amp;rft.sici=&amp;rft.coden=&amp;rft_id=info:doi/10.1038%2F067608a0&amp;rft.object_id=&amp;svc_val_fmt=info:ofi/fmt:kev:mtx:sch_svc&amp;svc.fulltext=yes&amp;rft_dat=%3Cnature_a%3E10.1038%2F067608a0%3C/nature_a%3E&amp;rft.eisbn=&amp;rft_id=info:oai/&amp;req.language=fre</text:p>
          </table:table-cell>
          <table:table-cell office:value-type="string" calcext:value-type="string">
            <text:p>Primo@RERO, bientôt Alma, alimenté par SFX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.bul.unisi.ch/" target="_blank"&gt;Biblioteca universitaria di Lugano&lt;/a&gt;</text:p>
          </table:table-cell>
          <table:table-cell office:value-type="string" calcext:value-type="string">
            <text:p>SFX @ ExLibris hosted</text:p>
          </table:table-cell>
          <table:table-cell office:value-type="string" calcext:value-type="string">
            <text:p>http://sfxeu06.hosted.exlibrisgroup.com/sfxusi?url_ver=Z39.88-2004&amp;url_ctx_fmt=infofi/fmt:kev:mtx:ctx&amp;ctx_ver=Z39.88-2004&amp;ctx_enc=info:ofi/enc:UTF-8&amp;rfr_id=info:sid/sfxit.com:kbmanager&amp;sfx.ignore_date_threshold=1&amp;rft.object_id=962824994228</text:p>
          </table:table-cell>
          <table:table-cell office:value-type="string" calcext:value-type="string">
            <text:p>Primo, mais sans Primo Central ?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.arch.unisi.ch/ris_ist_biblioteca" target="_blank"&gt;Biblioteca dell'Accademia di architettura di Mendrisio&lt;/a&gt;</text:p>
          </table:table-cell>
          <table:table-cell office:value-type="string" calcext:value-type="string">
            <text:p>SFX @ ExLibris hosted</text:p>
          </table:table-cell>
          <table:table-cell office:value-type="string" calcext:value-type="string">
            <text:p>http://sfxeu06.hosted.exlibrisgroup.com/sfxusi?url_ver=Z39.88-2004&amp;url_ctx_fmt=infofi/fmt:kev:mtx:ctx&amp;ctx_ver=Z39.88-2004&amp;ctx_enc=info:ofi/enc:UTF-8&amp;rfr_id=info:sid/sfxit.com:kbmanager&amp;sfx.ignore_date_threshold=1&amp;rft.object_id=962824994228</text:p>
          </table:table-cell>
          <table:table-cell office:value-type="string" calcext:value-type="string">
            <text:p>Primo, mais sans Primo Central ?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.zhbluzern.ch/" target="_blank"&gt;Zentral- und Hochschulbibliothek Luzern&lt;/a&gt;</text:p>
          </table:table-cell>
          <table:table-cell office:value-type="string" calcext:value-type="string">
            <text:p>SFX @ sfx.metabib.ch</text:p>
          </table:table-cell>
          <table:table-cell office:value-type="string" calcext:value-type="string">
            <text:p><text:a xlink:href="http://sfx.metabib.ch/sfx_ilu" xlink:type="simple">http://sfx.metabib.ch/sfx_ilu</text:a>?url_ver=Z39.88-2004&amp;ctx_ver=Z39.88-2004&amp;ctx_enc=info:ofi/enc:UTF-8&amp;url_ctx_fmt=info:ofi/fmt:kev:mtx:ctx&amp;rft.object_id=2550000000069769&amp;sfx.request_id=7019353&amp;sfx.ctx_obj_item=0</text:p>
          </table:table-cell>
          <table:table-cell office:value-type="string" calcext:value-type="string">
            <text:p>Primo hosted, alimenté par SFX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bpun.unine.ch/" target="_blank"&gt;Bibliothèque publique et universitaire de Neuchâtel&lt;/a&gt;</text:p>
          </table:table-cell>
          <table:table-cell office:value-type="string" calcext:value-type="string">
            <text:p>SFX @ resolver.rero.ch</text:p>
          </table:table-cell>
          <table:table-cell/>
          <table:table-cell office:value-type="string" calcext:value-type="string">
            <text:p><text:a xlink:href="mailto:Primo@RERO" xlink:type="simple">Primo@RERO</text:a>, alimenté par SFX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2.unine.ch/bibliotheque" target="_blank"&gt;Bibliothèque de l'Université de Neuchâtel&lt;/a&gt;</text:p>
          </table:table-cell>
          <table:table-cell office:value-type="string" calcext:value-type="string">
            <text:p>SFX @ resolver.rero.ch</text:p>
          </table:table-cell>
          <table:table-cell/>
          <table:table-cell office:value-type="string" calcext:value-type="string">
            <text:p><text:a xlink:href="mailto:Primo@RERO" xlink:type="simple">Primo@RERO</text:a>, alimenté par SFX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.biblio.unisg.ch" target="_blank"&gt;Bibliothek Universität St. Gallen&lt;/a&gt;</text:p>
          </table:table-cell>
          <table:table-cell office:value-type="string" calcext:value-type="string">
            <text:p>SFX @ sfx.metabib.ch</text:p>
          </table:table-cell>
          <table:table-cell office:value-type="string" calcext:value-type="string">
            <text:p><text:a xlink:href="http://sfx.metabib.ch/sfx_hsg" xlink:type="simple">http://sfx.metabib.ch/sfx_hsg</text:a>?url_ver=Z39.88-2004&amp;ctx_ver=Z39.88-2004&amp;ctx_enc=info:ofi/enc:UTF-8&amp;url_ctx_fmt=info:ofi/fmt:kev:mtx:ctx&amp;rft.object_id=2550000000069769&amp;sfx.request_id=7019353&amp;sfx.ctx_obj_item=0</text:p>
          </table:table-cell>
          <table:table-cell office:value-type="string" calcext:value-type="string">
            <text:p>Ebsco hosted alimenté par SFX</text:p>
          </table:table-cell>
          <table:table-cell office:value-type="string" calcext:value-type="string">
            <text:p>http://eds.b.ebscohost.com/eds/results?sid=7989ee5f-2fcb-43f4-8aba-0e80a5160d9a%40sessionmgr111&amp;vid=0&amp;hid=119&amp;bquery=algebra&amp;bdata=JmNsaTA9UlYmY2x2MD1ZJnR5cGU9MSZzaXRlPWVkcy1saXZl</text:p>
          </table:table-cell>
        </table:table-row>
        <table:table-row table:style-name="ro11">
          <table:table-cell table:style-name="ce1" office:value-type="string" calcext:value-type="string">
            <text:p>&lt;a href="http://www.zb.unizh.ch/" target="_blank"&gt;Zentralbibliothek Zürich&lt;/a&gt;</text:p>
          </table:table-cell>
          <table:table-cell office:value-type="string" calcext:value-type="string">
            <text:p>SFX @ sfx.metabib.ch</text:p>
          </table:table-cell>
          <table:table-cell office:value-type="string" calcext:value-type="string">
            <text:p><text:a xlink:href="http://sfx.metabib.ch/sfx_uzh" xlink:type="simple">http://sfx.metabib.ch/sfx_uzh</text:a>?url_ver=Z39.88-2004&amp;ctx_ver=Z39.88-2004&amp;ctx_enc=info:ofi/enc:UTF-8&amp;url_ctx_fmt=info:ofi/fmt:kev:mtx:ctx&amp;rft.object_id=2550000000069769&amp;sfx.request_id=7019353&amp;sfx.ctx_obj_item=0</text:p>
          </table:table-cell>
          <table:table-cell office:value-type="string" calcext:value-type="string">
            <text:p>Primo @ ETH, alimenté par SFX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.hbz.unizh.ch/" target="_blank"&gt;Hauptbibliothek Universität Zürich (HBZ)&lt;/a&gt;</text:p>
          </table:table-cell>
          <table:table-cell office:value-type="string" calcext:value-type="string">
            <text:p>SFX @ sfx.metabib.ch</text:p>
          </table:table-cell>
          <table:table-cell office:value-type="string" calcext:value-type="string">
            <text:p><text:a xlink:href="http://sfx.metabib.ch/sfx_uzh" xlink:type="simple">http://sfx.metabib.ch/sfx_uzh</text:a>?url_ver=Z39.88-2004&amp;ctx_ver=Z39.88-2004&amp;ctx_enc=info:ofi/enc:UTF-8&amp;url_ctx_fmt=info:ofi/fmt:kev:mtx:ctx&amp;rft.object_id=2550000000069769&amp;sfx.request_id=7019353&amp;sfx.ctx_obj_item=0</text:p>
          </table:table-cell>
          <table:table-cell office:value-type="string" calcext:value-type="string">
            <text:p>Primo @ ETH, alimenté par SFX</text:p>
          </table:table-cell>
          <table:table-cell/>
        </table:table-row>
        <table:table-row table:style-name="ro11">
          <table:table-cell table:style-name="ce1"/>
          <table:table-cell table:number-columns-repeated="4"/>
        </table:table-row>
        <table:table-row table:style-name="ro11">
          <table:table-cell table:style-name="ce1" office:value-type="string" calcext:value-type="string">
            <text:p>&lt;a href="http://library.epfl.ch/" name="19" target="_blank"&gt;Bibliothèque de l'EPFL&lt;/a&gt;</text:p>
          </table:table-cell>
          <table:table-cell office:value-type="string" calcext:value-type="string">
            <text:p>SFX @ sfx.ethz.ch</text:p>
          </table:table-cell>
          <table:table-cell/>
          <table:table-cell office:value-type="string" calcext:value-type="string">
            <text:p>Primo hosted, alimenté par SFX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.ethbib.ethz.ch/" target="_blank" name="ETHZ"&gt;ETH-Bibliothek Z?rich&lt;/a&gt;</text:p>
          </table:table-cell>
          <table:table-cell office:value-type="string" calcext:value-type="string">
            <text:p>SFX @ sfx.ethz.ch</text:p>
          </table:table-cell>
          <table:table-cell/>
          <table:table-cell office:value-type="string" calcext:value-type="string">
            <text:p>Primo @ ETH, alimenté par SFX</text:p>
          </table:table-cell>
          <table:table-cell/>
        </table:table-row>
        <table:table-row table:style-name="ro11">
          <table:table-cell table:style-name="ce1" office:value-type="string" calcext:value-type="string">
            <text:p>&lt;a href="http://www.lib4ri.ch/" target="_blank"&gt;Lib4RI: Eawag-Empa&lt;/a&gt;</text:p>
          </table:table-cell>
          <table:table-cell office:value-type="string" calcext:value-type="string">
            <text:p>SFX @ sfx.ethz.ch</text:p>
          </table:table-cell>
          <table:table-cell/>
          <table:table-cell office:value-type="string" calcext:value-type="string">
            <text:p>Primo @ ETH, alimenté ???</text:p>
          </table:table-cell>
          <table:table-cell/>
        </table:table-row>
        <table:table-row table:style-name="ro11">
          <table:table-cell table:style-name="ce1"/>
          <table:table-cell table:number-columns-repeated="4"/>
        </table:table-row>
        <table:table-row table:style-name="ro11">
          <table:table-cell table:style-name="ce1" office:value-type="string" calcext:value-type="string">
            <text:p>&lt;a href="http://www.bfh.ch/" name="27" target="_blank"&gt;Berner Fachhochschule&lt;/a&gt;</text:p>
          </table:table-cell>
          <table:table-cell office:value-type="string" calcext:value-type="string">
            <text:p>ovid ?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&lt;a href="http://www.fhnw.ch/" target="_blank"&gt;Fachhochschule Nordwestschweiz&lt;/a&gt;</text:p>
          </table:table-cell>
          <table:table-cell office:value-type="string" calcext:value-type="string">
            <text:p>ovid ?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&lt;a href="http://www.fho.ch/" target="_blank"&gt;Fachhochschule Ostschweiz&lt;/a&gt;</text:p>
          </table:table-cell>
          <table:table-cell office:value-type="string" calcext:value-type="string">
            <text:p>ovid ?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&lt;a href="http://www.hslu.ch/" target="_blank"&gt;Hochschule Luzern&lt;/a&gt;</text:p>
          </table:table-cell>
          <table:table-cell office:value-type="string" calcext:value-type="string">
            <text:p>ovid ?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&lt;a href="http://www.hes-so.ch/" target="_blank"&gt;Haute Ecole spécialisée de la Suisse occidentale&lt;/a&gt;</text:p>
          </table:table-cell>
          <table:table-cell office:value-type="string" calcext:value-type="string">
            <text:p>ovid ?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&lt;a href="http://www.supsi.ch/" target="_blank"&gt;Scuola universitaria professionale della Svizzera italiana&lt;/a&gt;</text:p>
          </table:table-cell>
          <table:table-cell office:value-type="string" calcext:value-type="string">
            <text:p>ovid ?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&lt;a href="http://www.zfh.ch/" target="_blank"&gt;Zürcher Fachhochschule&lt;/a&gt;</text:p>
          </table:table-cell>
          <table:table-cell office:value-type="string" calcext:value-type="string">
            <text:p>ovid ?</text:p>
          </table:table-cell>
          <table:table-cell table:number-columns-repeated="3"/>
        </table:table-row>
        <table:table-row table:style-name="ro11">
          <table:table-cell table:style-name="ce1"/>
          <table:table-cell table:number-columns-repeated="4"/>
        </table:table-row>
        <table:table-row table:style-name="ro11">
          <table:table-cell table:style-name="ce1" office:value-type="string" calcext:value-type="string">
            <text:p>&lt;a href="http://www.hep-bejune.ch/" name="27" target="_blank"&gt;HEP Berne, Jura, Neuchâtel&lt;/a&gt;</text:p>
          </table:table-cell>
          <table:table-cell office:value-type="string" calcext:value-type="string">
            <text:p>coordination à la ZHAW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&lt;a href="http://www.hepfr.ch/" target="_blank"&gt;HEP Fribourg&lt;/a&gt;</text:p>
          </table:table-cell>
          <table:table-cell table:number-columns-repeated="4"/>
        </table:table-row>
        <table:table-row table:style-name="ro11">
          <table:table-cell table:style-name="ce1" office:value-type="string" calcext:value-type="string">
            <text:p>&lt;a href="http://www.hepl.ch/" target="_blank"&gt;HEP Vaud&lt;/a&gt;</text:p>
          </table:table-cell>
          <table:table-cell table:number-columns-repeated="4"/>
        </table:table-row>
        <table:table-row table:style-name="ro11">
          <table:table-cell table:style-name="ce1" office:value-type="string" calcext:value-type="string">
            <text:p>&lt;a href="http://www.phbern.ch/" target="_blank"&gt;PH Bern&lt;/a&gt;</text:p>
          </table:table-cell>
          <table:table-cell table:number-columns-repeated="4"/>
        </table:table-row>
        <table:table-row table:style-name="ro11">
          <table:table-cell table:style-name="ce1" office:value-type="string" calcext:value-type="string">
            <text:p>&lt;a href="http://www.phsg.ch" target="_blank"&gt;PH des Kantons St. Gallen&lt;/a&gt;</text:p>
          </table:table-cell>
          <table:table-cell office:value-type="string" calcext:value-type="string">
            <text:p>OCLC hosted</text:p>
          </table:table-cell>
          <table:table-cell office:value-type="string" calcext:value-type="string">
            <text:p>https://phsg.on.worldcat.org/atoztitles/link?sid=google&amp;auinit=MF&amp;aulast=Atiyah&amp;title=Introduction+to+commutative+algebra&amp;genre=book&amp;date=1969</text:p>
          </table:table-cell>
          <table:table-cell table:number-columns-repeated="2"/>
        </table:table-row>
        <table:table-row table:style-name="ro11">
          <table:table-cell table:style-name="ce1" office:value-type="string" calcext:value-type="string">
            <text:p>&lt;a href="http://www.phgr.ch/" target="_blank"&gt;PH Graubünden&lt;/a&gt;</text:p>
          </table:table-cell>
          <table:table-cell table:number-columns-repeated="4"/>
        </table:table-row>
        <table:table-row table:style-name="ro11">
          <table:table-cell table:style-name="ce1" office:value-type="string" calcext:value-type="string">
            <text:p>&lt;a href="http://www.phtg.ch/" target="_blank"&gt;PH Thurgau&lt;/a&gt;</text:p>
          </table:table-cell>
          <table:table-cell table:number-columns-repeated="4"/>
        </table:table-row>
        <table:table-row table:style-name="ro11">
          <table:table-cell table:style-name="ce1" office:value-type="string" calcext:value-type="string">
            <text:p>&lt;a href="http://www.phvs.ch/"&gt;PH Wallis&lt;/a&gt;</text:p>
          </table:table-cell>
          <table:table-cell table:number-columns-repeated="4"/>
        </table:table-row>
        <table:table-row table:style-name="ro11">
          <table:table-cell table:style-name="ce1" office:value-type="string" calcext:value-type="string">
            <text:p>&lt;a href="http://www.hepvs.ch/"&gt;HEP VS&lt;/a&gt;</text:p>
          </table:table-cell>
          <table:table-cell table:number-columns-repeated="4"/>
        </table:table-row>
        <table:table-row table:style-name="ro11">
          <table:table-cell table:style-name="ce1"/>
          <table:table-cell table:number-columns-repeated="4"/>
        </table:table-row>
        <table:table-row table:style-name="ro11">
          <table:table-cell table:style-name="ce1" office:value-type="string" calcext:value-type="string">
            <text:p>&lt;a href="http://www.nb.admin.ch/slb/index.html?lang=de" name="30" target="_blank"&gt;Schweizerische Nationalbibliothek&lt;/a&gt;</text:p>
          </table:table-cell>
          <table:table-cell table:number-columns-repeated="4"/>
        </table:table-row>
        <table:table-row table:style-name="ro11" table:number-rows-repeated="1048536">
          <table:table-cell table:number-columns-repeated="5"/>
        </table:table-row>
        <table:table-row table:style-name="ro11">
          <table:table-cell table:number-columns-repeated="5"/>
        </table:table-row>
      </table:table>
      <table:table table:name="Feuille6" table:style-name="ta1"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iblio</text:p>
          </table:table-cell>
          <table:table-cell office:value-type="string" calcext:value-type="string">
            <text:p>Résolveur Software</text:p>
          </table:table-cell>
          <table:table-cell office:value-type="string" calcext:value-type="string">
            <text:p>Résolveur link</text:p>
          </table:table-cell>
          <table:table-cell office:value-type="string" calcext:value-type="string">
            <text:p>Discovery software</text:p>
          </table:table-cell>
          <table:table-cell office:value-type="string" calcext:value-type="string">
            <text:p>Discovery link pour artic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Universitätsbibliothek Basel](http://www.ub.unibas.ch)</text:p>
          </table:table-cell>
          <table:table-cell office:value-type="string" calcext:value-type="string">
            <text:p>SFX @ sfx.metabib.ch</text:p>
          </table:table-cell>
          <table:table-cell office:value-type="string" calcext:value-type="string">
            <text:p>[lien](http://sfx.metabib.ch/sfx_basel?url_ver=Z39.88-2004&amp;ctx_ver=Z39.88-2004&amp;ctx_enc=info:ofi/enc:UTF-8&amp;url_ctx_fmt=info:ofi/fmt:kev:mtx:ctx&amp;rft.object_id=2550000000069769&amp;sfx.request_id=7019353&amp;sfx.ctx_obj_item=0)</text:p>
          </table:table-cell>
          <table:table-cell office:value-type="string" calcext:value-type="string">
            <text:p>Summon, alimenté par ???</text:p>
          </table:table-cell>
          <table:table-cell office:value-type="string" calcext:value-type="string">
            <text:p>[lien](<text:a xlink:href="http://baselbern.swissbib.ch/Summon/Search?lookfor=algebra&amp;type=AllFields" xlink:type="simple">http://baselbern.swissbib.ch/Summon/Search?lookfor=algebra&amp;type=AllFields</text:a>)</text:p>
          </table:table-cell>
          <table:table-cell table:number-columns-repeated="2"/>
          <table:table-cell table:formula="of:=CONCATENATE(&quot;|&quot;;[.A2];&quot;|&quot;;[.B2];&quot;|&quot;;[.C2];&quot;|&quot;;[.D2];&quot;|&quot;)" office:value-type="string" office:string-value="|[Universitätsbibliothek Basel](http://www.ub.unibas.ch)|SFX @ sfx.metabib.ch|[lien](http://sfx.metabib.ch/sfx_basel?url_ver=Z39.88-2004&amp;ctx_ver=Z39.88-2004&amp;ctx_enc=info:ofi/enc:UTF-8&amp;url_ctx_fmt=info:ofi/fmt:kev:mtx:ctx&amp;rft.object_id=2550000000069769&amp;sfx.request_id=7019353&amp;sfx.ctx_obj_item=0)|Summon, alimenté par ???|" calcext:value-type="string">
            <text:p>|[Universitätsbibliothek Basel](http://www.ub.unibas.ch)|SFX @ sfx.metabib.ch|[lien](http://sfx.metabib.ch/sfx_basel?url_ver=Z39.88-2004&amp;ctx_ver=Z39.88-2004&amp;ctx_enc=info:ofi/enc:UTF-8&amp;url_ctx_fmt=info:ofi/fmt:kev:mtx:ctx&amp;rft.object_id=2550000000069769&amp;sfx.request_id=7019353&amp;sfx.ctx_obj_item=0)|Summon, alimenté par ???|</text:p>
          </table:table-cell>
        </table:table-row>
        <table:table-row table:style-name="ro1">
          <table:table-cell office:value-type="string" calcext:value-type="string">
            <text:p>[Universitätsbibliothek Bern](http://www.unibe.ch/bibliotheken/)</text:p>
          </table:table-cell>
          <table:table-cell office:value-type="string" calcext:value-type="string">
            <text:p>SFX @ sfx.metabib.ch</text:p>
          </table:table-cell>
          <table:table-cell table:style-name="ce4" office:value-type="string" calcext:value-type="string">
            <text:p>[lien](http://sfx.metabib.ch/sfx_bern?url_ver=Z39.88-2004&amp;ctx_ver=Z39.88-2004&amp;ctx_enc=info:ofi/enc:UTF-8&amp;url_ctx_fmt=info:ofi/fmt:kev:mtx:ctx&amp;rft.object_id=2550000000069769&amp;sfx.request_id=7019353&amp;sfx.ctx_obj_item=0)</text:p>
          </table:table-cell>
          <table:table-cell office:value-type="string" calcext:value-type="string">
            <text:p>Summon, alimenté par ???</text:p>
          </table:table-cell>
          <table:table-cell table:number-columns-repeated="3"/>
          <table:table-cell table:formula="of:=CONCATENATE(&quot;|&quot;;[.A3];&quot;|&quot;;[.B3];&quot;|&quot;;[.C3];&quot;|&quot;;[.D3];&quot;|&quot;)" office:value-type="string" office:string-value="|[Universitätsbibliothek Bern](http://www.unibe.ch/bibliotheken/)|SFX @ sfx.metabib.ch|[lien](http://sfx.metabib.ch/sfx_bern?url_ver=Z39.88-2004&amp;ctx_ver=Z39.88-2004&amp;ctx_enc=info:ofi/enc:UTF-8&amp;url_ctx_fmt=info:ofi/fmt:kev:mtx:ctx&amp;rft.object_id=2550000000069769&amp;sfx.request_id=7019353&amp;sfx.ctx_obj_item=0)|Summon, alimenté par ???|" calcext:value-type="string">
            <text:p>|[Universitätsbibliothek Bern](http://www.unibe.ch/bibliotheken/)|SFX @ sfx.metabib.ch|[lien](http://sfx.metabib.ch/sfx_bern?url_ver=Z39.88-2004&amp;ctx_ver=Z39.88-2004&amp;ctx_enc=info:ofi/enc:UTF-8&amp;url_ctx_fmt=info:ofi/fmt:kev:mtx:ctx&amp;rft.object_id=2550000000069769&amp;sfx.request_id=7019353&amp;sfx.ctx_obj_item=0)|Summon, alimenté par ???|</text:p>
          </table:table-cell>
        </table:table-row>
        <table:table-row table:style-name="ro1">
          <table:table-cell office:value-type="string" calcext:value-type="string">
            <text:p>[Kantons- und Universitätsbibliothek Freiburg](http://www.fr.ch/kubf/)</text:p>
          </table:table-cell>
          <table:table-cell office:value-type="string" calcext:value-type="string">
            <text:p>SFX @ resolver.rero.ch</text:p>
          </table:table-cell>
          <table:table-cell/>
          <table:table-cell office:value-type="string" calcext:value-type="string">
            <text:p><text:a xlink:href="mailto:Primo@RERO" xlink:type="simple">Primo@RERO</text:a>, alimenté par SFX</text:p>
          </table:table-cell>
          <table:table-cell table:number-columns-repeated="3"/>
          <table:table-cell table:formula="of:=CONCATENATE(&quot;|&quot;;[.A4];&quot;|&quot;;[.B4];&quot;|&quot;;[.C4];&quot;|&quot;;[.D4];&quot;|&quot;)" office:value-type="string" office:string-value="|[Kantons- und Universitätsbibliothek Freiburg](http://www.fr.ch/kubf/)|SFX @ resolver.rero.ch||Primo@RERO, alimenté par SFX|" calcext:value-type="string">
            <text:p>|[Kantons- und Universitätsbibliothek Freiburg](http://www.fr.ch/kubf/)|SFX @ resolver.rero.ch||Primo@RERO, alimenté par SFX|</text:p>
          </table:table-cell>
        </table:table-row>
        <table:table-row table:style-name="ro5">
          <table:table-cell office:value-type="string" calcext:value-type="string">
            <text:p>[Bibliothèque de Genève](http://www.ville-geneve.ch/themes/culture/offre-culturelle/bibliotheques/)</text:p>
          </table:table-cell>
          <table:table-cell office:value-type="string" calcext:value-type="string">
            <text:p>SFX @ resolver.rero.ch</text:p>
          </table:table-cell>
          <table:table-cell/>
          <table:table-cell office:value-type="string" calcext:value-type="string">
            <text:p><text:a xlink:href="mailto:Primo@RERO" xlink:type="simple">Primo@RERO</text:a>, alimenté par SFX</text:p>
          </table:table-cell>
          <table:table-cell table:number-columns-repeated="3"/>
          <table:table-cell table:formula="of:=CONCATENATE(&quot;|&quot;;[.A5];&quot;|&quot;;[.B5];&quot;|&quot;;[.C5];&quot;|&quot;;[.D5];&quot;|&quot;)" office:value-type="string" office:string-value="|[Bibliothèque de Genève](http://www.ville-geneve.ch/themes/culture/offre-culturelle/bibliotheques/)|SFX @ resolver.rero.ch||Primo@RERO, alimenté par SFX|" calcext:value-type="string">
            <text:p>|[Bibliothèque de Genève](http://www.ville-geneve.ch/themes/culture/offre-culturelle/bibliotheques/)|SFX @ resolver.rero.ch||Primo@RERO, alimenté par SFX|</text:p>
          </table:table-cell>
        </table:table-row>
        <table:table-row table:style-name="ro1">
          <table:table-cell office:value-type="string" calcext:value-type="string">
            <text:p>[Bibliothèque de l'Université de Genève)](http://www.unige.ch/biblio/)</text:p>
          </table:table-cell>
          <table:table-cell office:value-type="string" calcext:value-type="string">
            <text:p>SFX @ resolver.rero.ch</text:p>
          </table:table-cell>
          <table:table-cell/>
          <table:table-cell office:value-type="string" calcext:value-type="string">
            <text:p><text:a xlink:href="mailto:Primo@RERO" xlink:type="simple">Primo@RERO</text:a>, alimenté par SFX</text:p>
          </table:table-cell>
          <table:table-cell table:number-columns-repeated="3"/>
          <table:table-cell table:formula="of:=CONCATENATE(&quot;|&quot;;[.A6];&quot;|&quot;;[.B6];&quot;|&quot;;[.C6];&quot;|&quot;;[.D6];&quot;|&quot;)" office:value-type="string" office:string-value="|[Bibliothèque de l'Université de Genève)](http://www.unige.ch/biblio/)|SFX @ resolver.rero.ch||Primo@RERO, alimenté par SFX|" calcext:value-type="string">
            <text:p>|[Bibliothèque de l'Université de Genève)](http://www.unige.ch/biblio/)|SFX @ resolver.rero.ch||Primo@RERO, alimenté par SFX|</text:p>
          </table:table-cell>
        </table:table-row>
        <table:table-row table:style-name="ro5">
          <table:table-cell office:value-type="string" calcext:value-type="string">
            <text:p>[Bibliothèque cantonale et universitaire de Lausanne](http://www.unil.ch/bcu)</text:p>
          </table:table-cell>
          <table:table-cell office:value-type="string" calcext:value-type="string">
            <text:p>SFX @ unil.ch</text:p>
          </table:table-cell>
          <table:table-cell office:value-type="string" calcext:value-type="string">
            <text:p>[lien](http://dbserv2-bcu.unil.ch/sfx_local?ctx_ver=Z39.88-2004&amp;ctx_enc=info:ofi/enc:UTF-8&amp;ctx_tim=2015-11-05T11%3A03%3A20IST&amp;url_ver=Z39.88-2004&amp;url_ctx_fmt=infofi/fmt:kev:mtx:ctx&amp;rfr_id=info:sid/primo.exlibrisgroup.com:primo3-Article-nature_a&amp;rft_val_fmt=info:ofi/fmt:kev:mtx:&amp;rft.genre=article&amp;rft.atitle=Algebra&amp;rft.jtitle=Nature&amp;rft.btitle=&amp;rft.aulast=&amp;rft.auinit=&amp;rft.auinit1=&amp;rft.auinitm=&amp;rft.ausuffix=&amp;rft.au=R.+W.+H.+T.+H.&amp;rft.aucorp=&amp;rft.date=19030430&amp;rft.volume=67&amp;rft.issue=1748&amp;rft.part=&amp;rft.quarter=&amp;rft.ssn=&amp;rft.spage=608&amp;rft.epage=&amp;rft.pages=&amp;rft.artnum=&amp;rft.issn=0028-0836&amp;rft.eissn=1476-4687&amp;rft.isbn=&amp;rft.sici=&amp;rft.coden=&amp;rft_id=info:doi/10.1038%2F067608a0&amp;rft.object_id=&amp;svc_val_fmt=info:ofi/fmt:kev:mtx:sch_svc&amp;svc.fulltext=yes&amp;rft_dat=%3Cnature_a%3E10.1038%2F067608a0%3C/nature_a%3E&amp;rft.eisbn=&amp;rft_id=info:oai/&amp;req.language=fre)</text:p>
          </table:table-cell>
          <table:table-cell office:value-type="string" calcext:value-type="string">
            <text:p>Primo@RERO, bientôt Alma, alimenté par SFX</text:p>
          </table:table-cell>
          <table:table-cell table:number-columns-repeated="3"/>
          <table:table-cell table:formula="of:=CONCATENATE(&quot;|&quot;;[.A7];&quot;|&quot;;[.B7];&quot;|&quot;;[.C7];&quot;|&quot;;[.D7];&quot;|&quot;)" office:value-type="string" office:string-value="|[Bibliothèque cantonale et universitaire de Lausanne](http://www.unil.ch/bcu)|SFX @ unil.ch|[lien](http://dbserv2-bcu.unil.ch/sfx_local?ctx_ver=Z39.88-2004&amp;ctx_enc=info:ofi/enc:UTF-8&amp;ctx_tim=2015-11-05T11%3A03%3A20IST&amp;url_ver=Z39.88-2004&amp;url_ctx_fmt=infofi/fmt:kev:mtx:ctx&amp;rfr_id=info:sid/primo.exlibrisgroup.com:primo3-Article-nature_a&amp;rft_val_fmt=info:ofi/fmt:kev:mtx:&amp;rft.genre=article&amp;rft.atitle=Algebra&amp;rft.jtitle=Nature&amp;rft.btitle=&amp;rft.aulast=&amp;rft.auinit=&amp;rft.auinit1=&amp;rft.auinitm=&amp;rft.ausuffix=&amp;rft.au=R.+W.+H.+T.+H.&amp;rft.aucorp=&amp;rft.date=19030430&amp;rft.volume=67&amp;rft.issue=1748&amp;rft.part=&amp;rft.quarter=&amp;rft.ssn=&amp;rft.spage=608&amp;rft.epage=&amp;rft.pages=&amp;rft.artnum=&amp;rft.issn=0028-0836&amp;rft.eissn=1476-4687&amp;rft.isbn=&amp;rft.sici=&amp;rft.coden=&amp;rft_id=info:doi/10.1038%2F067608a0&amp;rft.object_id=&amp;svc_val_fmt=info:ofi/fmt:kev:mtx:sch_svc&amp;svc.fulltext=yes&amp;rft_dat=%3Cnature_a%3E10.1038%2F067608a0%3C/nature_a%3E&amp;rft.eisbn=&amp;rft_id=info:oai/&amp;req.language=fre)|Primo@RERO, bientôt Alma, alimenté par SFX|" calcext:value-type="string">
            <text:p>|[Bibliothèque cantonale et universitaire de Lausanne](http://www.unil.ch/bcu)|SFX @ unil.ch|[lien](http://dbserv2-bcu.unil.ch/sfx_local?ctx_ver=Z39.88-2004&amp;ctx_enc=info:ofi/enc:UTF-8&amp;ctx_tim=2015-11-05T11%3A03%3A20IST&amp;url_ver=Z39.88-2004&amp;url_ctx_fmt=infofi/fmt:kev:mtx:ctx&amp;rfr_id=info:sid/primo.exlibrisgroup.com:primo3-Article-nature_a&amp;rft_val_fmt=info:ofi/fmt:kev:mtx:&amp;rft.genre=article&amp;rft.atitle=Algebra&amp;rft.jtitle=Nature&amp;rft.btitle=&amp;rft.aulast=&amp;rft.auinit=&amp;rft.auinit1=&amp;rft.auinitm=&amp;rft.ausuffix=&amp;rft.au=R.+W.+H.+T.+H.&amp;rft.aucorp=&amp;rft.date=19030430&amp;rft.volume=67&amp;rft.issue=1748&amp;rft.part=&amp;rft.quarter=&amp;rft.ssn=&amp;rft.spage=608&amp;rft.epage=&amp;rft.pages=&amp;rft.artnum=&amp;rft.issn=0028-0836&amp;rft.eissn=1476-4687&amp;rft.isbn=&amp;rft.sici=&amp;rft.coden=&amp;rft_id=info:doi/10.1038%2F067608a0&amp;rft.object_id=&amp;svc_val_fmt=info:ofi/fmt:kev:mtx:sch_svc&amp;svc.fulltext=yes&amp;rft_dat=%3Cnature_a%3E10.1038%2F067608a0%3C/nature_a%3E&amp;rft.eisbn=&amp;rft_id=info:oai/&amp;req.language=fre)|Primo@RERO, bientôt Alma, alimenté par SFX|</text:p>
          </table:table-cell>
        </table:table-row>
        <table:table-row table:style-name="ro1">
          <table:table-cell office:value-type="string" calcext:value-type="string">
            <text:p>[Biblioteca universitaria di Lugano](http://www.bul.unisi.ch/)</text:p>
          </table:table-cell>
          <table:table-cell office:value-type="string" calcext:value-type="string">
            <text:p>SFX @ ExLibris hosted</text:p>
          </table:table-cell>
          <table:table-cell office:value-type="string" calcext:value-type="string">
            <text:p>[lien](http://sfxeu06.hosted.exlibrisgroup.com/sfxusi?url_ver=Z39.88-2004&amp;url_ctx_fmt=infofi/fmt:kev:mtx:ctx&amp;ctx_ver=Z39.88-2004&amp;ctx_enc=info:ofi/enc:UTF-8&amp;rfr_id=info:sid/sfxit.com:kbmanager&amp;sfx.ignore_date_threshold=1&amp;rft.object_id=962824994228)</text:p>
          </table:table-cell>
          <table:table-cell office:value-type="string" calcext:value-type="string">
            <text:p>Primo, mais sans Primo Central ?</text:p>
          </table:table-cell>
          <table:table-cell table:number-columns-repeated="3"/>
          <table:table-cell table:formula="of:=CONCATENATE(&quot;|&quot;;[.A8];&quot;|&quot;;[.B8];&quot;|&quot;;[.C8];&quot;|&quot;;[.D8];&quot;|&quot;)" office:value-type="string" office:string-value="|[Biblioteca universitaria di Lugano](http://www.bul.unisi.ch/)|SFX @ ExLibris hosted|[lien](http://sfxeu06.hosted.exlibrisgroup.com/sfxusi?url_ver=Z39.88-2004&amp;url_ctx_fmt=infofi/fmt:kev:mtx:ctx&amp;ctx_ver=Z39.88-2004&amp;ctx_enc=info:ofi/enc:UTF-8&amp;rfr_id=info:sid/sfxit.com:kbmanager&amp;sfx.ignore_date_threshold=1&amp;rft.object_id=962824994228)|Primo, mais sans Primo Central ?|" calcext:value-type="string">
            <text:p>|[Biblioteca universitaria di Lugano](http://www.bul.unisi.ch/)|SFX @ ExLibris hosted|[lien](http://sfxeu06.hosted.exlibrisgroup.com/sfxusi?url_ver=Z39.88-2004&amp;url_ctx_fmt=infofi/fmt:kev:mtx:ctx&amp;ctx_ver=Z39.88-2004&amp;ctx_enc=info:ofi/enc:UTF-8&amp;rfr_id=info:sid/sfxit.com:kbmanager&amp;sfx.ignore_date_threshold=1&amp;rft.object_id=962824994228)|Primo, mais sans Primo Central ?|</text:p>
          </table:table-cell>
        </table:table-row>
        <table:table-row table:style-name="ro5">
          <table:table-cell office:value-type="string" calcext:value-type="string">
            <text:p>[Biblioteca dell'Accademia di architettura di Mendrisio](http://www.arch.unisi.ch/ris_ist_biblioteca)</text:p>
          </table:table-cell>
          <table:table-cell office:value-type="string" calcext:value-type="string">
            <text:p>SFX @ ExLibris hosted</text:p>
          </table:table-cell>
          <table:table-cell office:value-type="string" calcext:value-type="string">
            <text:p>[lien](http://sfxeu06.hosted.exlibrisgroup.com/sfxusi?url_ver=Z39.88-2004&amp;url_ctx_fmt=infofi/fmt:kev:mtx:ctx&amp;ctx_ver=Z39.88-2004&amp;ctx_enc=info:ofi/enc:UTF-8&amp;rfr_id=info:sid/sfxit.com:kbmanager&amp;sfx.ignore_date_threshold=1&amp;rft.object_id=962824994228)</text:p>
          </table:table-cell>
          <table:table-cell office:value-type="string" calcext:value-type="string">
            <text:p>Primo, mais sans Primo Central ?</text:p>
          </table:table-cell>
          <table:table-cell table:number-columns-repeated="3"/>
          <table:table-cell table:formula="of:=CONCATENATE(&quot;|&quot;;[.A9];&quot;|&quot;;[.B9];&quot;|&quot;;[.C9];&quot;|&quot;;[.D9];&quot;|&quot;)" office:value-type="string" office:string-value="|[Biblioteca dell'Accademia di architettura di Mendrisio](http://www.arch.unisi.ch/ris_ist_biblioteca)|SFX @ ExLibris hosted|[lien](http://sfxeu06.hosted.exlibrisgroup.com/sfxusi?url_ver=Z39.88-2004&amp;url_ctx_fmt=infofi/fmt:kev:mtx:ctx&amp;ctx_ver=Z39.88-2004&amp;ctx_enc=info:ofi/enc:UTF-8&amp;rfr_id=info:sid/sfxit.com:kbmanager&amp;sfx.ignore_date_threshold=1&amp;rft.object_id=962824994228)|Primo, mais sans Primo Central ?|" calcext:value-type="string">
            <text:p>|[Biblioteca dell'Accademia di architettura di Mendrisio](http://www.arch.unisi.ch/ris_ist_biblioteca)|SFX @ ExLibris hosted|[lien](http://sfxeu06.hosted.exlibrisgroup.com/sfxusi?url_ver=Z39.88-2004&amp;url_ctx_fmt=infofi/fmt:kev:mtx:ctx&amp;ctx_ver=Z39.88-2004&amp;ctx_enc=info:ofi/enc:UTF-8&amp;rfr_id=info:sid/sfxit.com:kbmanager&amp;sfx.ignore_date_threshold=1&amp;rft.object_id=962824994228)|Primo, mais sans Primo Central ?|</text:p>
          </table:table-cell>
        </table:table-row>
        <table:table-row table:style-name="ro1">
          <table:table-cell office:value-type="string" calcext:value-type="string">
            <text:p>[Zentral- und Hochschulbibliothek Luzern](http://www.zhbluzern.ch/)</text:p>
          </table:table-cell>
          <table:table-cell office:value-type="string" calcext:value-type="string">
            <text:p>SFX @ sfx.metabib.ch</text:p>
          </table:table-cell>
          <table:table-cell office:value-type="string" calcext:value-type="string">
            <text:p>[lien](http://sfx.metabib.ch/sfx_ilu?url_ver=Z39.88-2004&amp;ctx_ver=Z39.88-2004&amp;ctx_enc=info:ofi/enc:UTF-8&amp;url_ctx_fmt=info:ofi/fmt:kev:mtx:ctx&amp;rft.object_id=2550000000069769&amp;sfx.request_id=7019353&amp;sfx.ctx_obj_item=0)</text:p>
          </table:table-cell>
          <table:table-cell office:value-type="string" calcext:value-type="string">
            <text:p>Primo hosted, alimenté par SFX</text:p>
          </table:table-cell>
          <table:table-cell table:number-columns-repeated="3"/>
          <table:table-cell table:formula="of:=CONCATENATE(&quot;|&quot;;[.A10];&quot;|&quot;;[.B10];&quot;|&quot;;[.C10];&quot;|&quot;;[.D10];&quot;|&quot;)" office:value-type="string" office:string-value="|[Zentral- und Hochschulbibliothek Luzern](http://www.zhbluzern.ch/)|SFX @ sfx.metabib.ch|[lien](http://sfx.metabib.ch/sfx_ilu?url_ver=Z39.88-2004&amp;ctx_ver=Z39.88-2004&amp;ctx_enc=info:ofi/enc:UTF-8&amp;url_ctx_fmt=info:ofi/fmt:kev:mtx:ctx&amp;rft.object_id=2550000000069769&amp;sfx.request_id=7019353&amp;sfx.ctx_obj_item=0)|Primo hosted, alimenté par SFX|" calcext:value-type="string">
            <text:p>|[Zentral- und Hochschulbibliothek Luzern](http://www.zhbluzern.ch/)|SFX @ sfx.metabib.ch|[lien](http://sfx.metabib.ch/sfx_ilu?url_ver=Z39.88-2004&amp;ctx_ver=Z39.88-2004&amp;ctx_enc=info:ofi/enc:UTF-8&amp;url_ctx_fmt=info:ofi/fmt:kev:mtx:ctx&amp;rft.object_id=2550000000069769&amp;sfx.request_id=7019353&amp;sfx.ctx_obj_item=0)|Primo hosted, alimenté par SFX|</text:p>
          </table:table-cell>
        </table:table-row>
        <table:table-row table:style-name="ro1">
          <table:table-cell office:value-type="string" calcext:value-type="string">
            <text:p>[Bibliothèque publique et universitaire de Neuchâtel](http://bpun.unine.ch/)</text:p>
          </table:table-cell>
          <table:table-cell office:value-type="string" calcext:value-type="string">
            <text:p>SFX @ resolver.rero.ch</text:p>
          </table:table-cell>
          <table:table-cell/>
          <table:table-cell office:value-type="string" calcext:value-type="string">
            <text:p><text:a xlink:href="mailto:Primo@RERO" xlink:type="simple">Primo@RERO</text:a>, alimenté par SFX</text:p>
          </table:table-cell>
          <table:table-cell table:number-columns-repeated="3"/>
          <table:table-cell table:formula="of:=CONCATENATE(&quot;|&quot;;[.A11];&quot;|&quot;;[.B11];&quot;|&quot;;[.C11];&quot;|&quot;;[.D11];&quot;|&quot;)" office:value-type="string" office:string-value="|[Bibliothèque publique et universitaire de Neuchâtel](http://bpun.unine.ch/)|SFX @ resolver.rero.ch||Primo@RERO, alimenté par SFX|" calcext:value-type="string">
            <text:p>|[Bibliothèque publique et universitaire de Neuchâtel](http://bpun.unine.ch/)|SFX @ resolver.rero.ch||Primo@RERO, alimenté par SFX|</text:p>
          </table:table-cell>
        </table:table-row>
        <table:table-row table:style-name="ro5">
          <table:table-cell office:value-type="string" calcext:value-type="string">
            <text:p>[Bibliothèque de l'Université de Neuchâtel](http://www2.unine.ch/bibliotheque)</text:p>
          </table:table-cell>
          <table:table-cell office:value-type="string" calcext:value-type="string">
            <text:p>SFX @ resolver.rero.ch</text:p>
          </table:table-cell>
          <table:table-cell/>
          <table:table-cell office:value-type="string" calcext:value-type="string">
            <text:p><text:a xlink:href="mailto:Primo@RERO" xlink:type="simple">Primo@RERO</text:a>, alimenté par SFX</text:p>
          </table:table-cell>
          <table:table-cell table:number-columns-repeated="3"/>
          <table:table-cell table:formula="of:=CONCATENATE(&quot;|&quot;;[.A12];&quot;|&quot;;[.B12];&quot;|&quot;;[.C12];&quot;|&quot;;[.D12];&quot;|&quot;)" office:value-type="string" office:string-value="|[Bibliothèque de l'Université de Neuchâtel](http://www2.unine.ch/bibliotheque)|SFX @ resolver.rero.ch||Primo@RERO, alimenté par SFX|" calcext:value-type="string">
            <text:p>|[Bibliothèque de l'Université de Neuchâtel](http://www2.unine.ch/bibliotheque)|SFX @ resolver.rero.ch||Primo@RERO, alimenté par SFX|</text:p>
          </table:table-cell>
        </table:table-row>
        <table:table-row table:style-name="ro1">
          <table:table-cell office:value-type="string" calcext:value-type="string">
            <text:p>[Bibliothek Universität St. Gallen](http://www.biblio.unisg.ch)</text:p>
          </table:table-cell>
          <table:table-cell office:value-type="string" calcext:value-type="string">
            <text:p>SFX @ sfx.metabib.ch</text:p>
          </table:table-cell>
          <table:table-cell office:value-type="string" calcext:value-type="string">
            <text:p>[lien](http://sfx.metabib.ch/sfx_hsg?url_ver=Z39.88-2004&amp;ctx_ver=Z39.88-2004&amp;ctx_enc=info:ofi/enc:UTF-8&amp;url_ctx_fmt=info:ofi/fmt:kev:mtx:ctx&amp;rft.object_id=2550000000069769&amp;sfx.request_id=7019353&amp;sfx.ctx_obj_item=0)</text:p>
          </table:table-cell>
          <table:table-cell office:value-type="string" calcext:value-type="string">
            <text:p>Ebsco hosted alimenté par SFX</text:p>
          </table:table-cell>
          <table:table-cell office:value-type="string" calcext:value-type="string">
            <text:p>[lien](<text:a xlink:href="http://eds.b.ebscohost.com/eds/results?sid=7989ee5f-2fcb-43f4-8aba-0e80a5160d9a%40sessionmgr111&amp;vid=0&amp;hid=119&amp;bquery=algebra&amp;bdata=JmNsaTA9UlYmY2x2MD1ZJnR5cGU9MSZzaXRlPWVkcy1saXZl" xlink:type="simple">http://eds.b.ebscohost.com/eds/results?sid=7989ee5f-2fcb-43f4-8aba-0e80a5160d9a%40sessionmgr111&amp;vid=0&amp;hid=119&amp;bquery=algebra&amp;bdata=JmNsaTA9UlYmY2x2MD1ZJnR5cGU9MSZzaXRlPWVkcy1saXZl</text:a>)</text:p>
          </table:table-cell>
          <table:table-cell table:number-columns-repeated="2"/>
          <table:table-cell table:formula="of:=CONCATENATE(&quot;|&quot;;[.A13];&quot;|&quot;;[.B13];&quot;|&quot;;[.C13];&quot;|&quot;;[.D13];&quot;|&quot;)" office:value-type="string" office:string-value="|[Bibliothek Universität St. Gallen](http://www.biblio.unisg.ch)|SFX @ sfx.metabib.ch|[lien](http://sfx.metabib.ch/sfx_hsg?url_ver=Z39.88-2004&amp;ctx_ver=Z39.88-2004&amp;ctx_enc=info:ofi/enc:UTF-8&amp;url_ctx_fmt=info:ofi/fmt:kev:mtx:ctx&amp;rft.object_id=2550000000069769&amp;sfx.request_id=7019353&amp;sfx.ctx_obj_item=0)|Ebsco hosted alimenté par SFX|" calcext:value-type="string">
            <text:p>|[Bibliothek Universität St. Gallen](http://www.biblio.unisg.ch)|SFX @ sfx.metabib.ch|[lien](http://sfx.metabib.ch/sfx_hsg?url_ver=Z39.88-2004&amp;ctx_ver=Z39.88-2004&amp;ctx_enc=info:ofi/enc:UTF-8&amp;url_ctx_fmt=info:ofi/fmt:kev:mtx:ctx&amp;rft.object_id=2550000000069769&amp;sfx.request_id=7019353&amp;sfx.ctx_obj_item=0)|Ebsco hosted alimenté par SFX|</text:p>
          </table:table-cell>
        </table:table-row>
        <table:table-row table:style-name="ro1">
          <table:table-cell office:value-type="string" calcext:value-type="string">
            <text:p>[Zentralbibliothek Zürich](http://www.zb.unizh.ch/)</text:p>
          </table:table-cell>
          <table:table-cell office:value-type="string" calcext:value-type="string">
            <text:p>SFX @ sfx.metabib.ch</text:p>
          </table:table-cell>
          <table:table-cell office:value-type="string" calcext:value-type="string">
            <text:p>[lien](http://sfx.metabib.ch/sfx_uzh?url_ver=Z39.88-2004&amp;ctx_ver=Z39.88-2004&amp;ctx_enc=info:ofi/enc:UTF-8&amp;url_ctx_fmt=info:ofi/fmt:kev:mtx:ctx&amp;rft.object_id=2550000000069769&amp;sfx.request_id=7019353&amp;sfx.ctx_obj_item=0)</text:p>
          </table:table-cell>
          <table:table-cell office:value-type="string" calcext:value-type="string">
            <text:p>Primo @ ETH, alimenté par SFX</text:p>
          </table:table-cell>
          <table:table-cell table:number-columns-repeated="3"/>
          <table:table-cell table:formula="of:=CONCATENATE(&quot;|&quot;;[.A14];&quot;|&quot;;[.B14];&quot;|&quot;;[.C14];&quot;|&quot;;[.D14];&quot;|&quot;)" office:value-type="string" office:string-value="|[Zentralbibliothek Zürich](http://www.zb.unizh.ch/)|SFX @ sfx.metabib.ch|[lien](http://sfx.metabib.ch/sfx_uzh?url_ver=Z39.88-2004&amp;ctx_ver=Z39.88-2004&amp;ctx_enc=info:ofi/enc:UTF-8&amp;url_ctx_fmt=info:ofi/fmt:kev:mtx:ctx&amp;rft.object_id=2550000000069769&amp;sfx.request_id=7019353&amp;sfx.ctx_obj_item=0)|Primo @ ETH, alimenté par SFX|" calcext:value-type="string">
            <text:p>|[Zentralbibliothek Zürich](http://www.zb.unizh.ch/)|SFX @ sfx.metabib.ch|[lien](http://sfx.metabib.ch/sfx_uzh?url_ver=Z39.88-2004&amp;ctx_ver=Z39.88-2004&amp;ctx_enc=info:ofi/enc:UTF-8&amp;url_ctx_fmt=info:ofi/fmt:kev:mtx:ctx&amp;rft.object_id=2550000000069769&amp;sfx.request_id=7019353&amp;sfx.ctx_obj_item=0)|Primo @ ETH, alimenté par SFX|</text:p>
          </table:table-cell>
        </table:table-row>
        <table:table-row table:style-name="ro1">
          <table:table-cell office:value-type="string" calcext:value-type="string">
            <text:p>[Hauptbibliothek Universität Zürich (HBZ)](http://www.hbz.unizh.ch/)</text:p>
          </table:table-cell>
          <table:table-cell office:value-type="string" calcext:value-type="string">
            <text:p>SFX @ sfx.metabib.ch</text:p>
          </table:table-cell>
          <table:table-cell office:value-type="string" calcext:value-type="string">
            <text:p>[lien](http://sfx.metabib.ch/sfx_uzh?url_ver=Z39.88-2004&amp;ctx_ver=Z39.88-2004&amp;ctx_enc=info:ofi/enc:UTF-8&amp;url_ctx_fmt=info:ofi/fmt:kev:mtx:ctx&amp;rft.object_id=2550000000069769&amp;sfx.request_id=7019353&amp;sfx.ctx_obj_item=0)</text:p>
          </table:table-cell>
          <table:table-cell office:value-type="string" calcext:value-type="string">
            <text:p>Primo @ ETH, alimenté par SFX</text:p>
          </table:table-cell>
          <table:table-cell table:number-columns-repeated="3"/>
          <table:table-cell table:formula="of:=CONCATENATE(&quot;|&quot;;[.A15];&quot;|&quot;;[.B15];&quot;|&quot;;[.C15];&quot;|&quot;;[.D15];&quot;|&quot;)" office:value-type="string" office:string-value="|[Hauptbibliothek Universität Zürich (HBZ)](http://www.hbz.unizh.ch/)|SFX @ sfx.metabib.ch|[lien](http://sfx.metabib.ch/sfx_uzh?url_ver=Z39.88-2004&amp;ctx_ver=Z39.88-2004&amp;ctx_enc=info:ofi/enc:UTF-8&amp;url_ctx_fmt=info:ofi/fmt:kev:mtx:ctx&amp;rft.object_id=2550000000069769&amp;sfx.request_id=7019353&amp;sfx.ctx_obj_item=0)|Primo @ ETH, alimenté par SFX|" calcext:value-type="string">
            <text:p>|[Hauptbibliothek Universität Zürich (HBZ)](http://www.hbz.unizh.ch/)|SFX @ sfx.metabib.ch|[lien](http://sfx.metabib.ch/sfx_uzh?url_ver=Z39.88-2004&amp;ctx_ver=Z39.88-2004&amp;ctx_enc=info:ofi/enc:UTF-8&amp;url_ctx_fmt=info:ofi/fmt:kev:mtx:ctx&amp;rft.object_id=2550000000069769&amp;sfx.request_id=7019353&amp;sfx.ctx_obj_item=0)|Primo @ ETH, alimenté par SFX|</text:p>
          </table:table-cell>
        </table:table-row>
        <table:table-row table:style-name="ro2">
          <table:table-cell table:number-columns-repeated="7"/>
          <table:table-cell table:formula="of:=CONCATENATE(&quot;|&quot;;[.A16];&quot;|&quot;;[.B16];&quot;|&quot;;[.C16];&quot;|&quot;;[.D16];&quot;|&quot;)" office:value-type="string" office:string-value="|||||" calcext:value-type="string">
            <text:p>|||||</text:p>
          </table:table-cell>
        </table:table-row>
        <table:table-row table:style-name="ro1">
          <table:table-cell office:value-type="string" calcext:value-type="string">
            <text:p>[Bibliothèque de l'EPFL](http://library.epfl.ch/)</text:p>
          </table:table-cell>
          <table:table-cell office:value-type="string" calcext:value-type="string">
            <text:p>SFX @ sfx.ethz.ch</text:p>
          </table:table-cell>
          <table:table-cell/>
          <table:table-cell office:value-type="string" calcext:value-type="string">
            <text:p>Primo hosted, alimenté par SFX</text:p>
          </table:table-cell>
          <table:table-cell table:number-columns-repeated="3"/>
          <table:table-cell table:formula="of:=CONCATENATE(&quot;|&quot;;[.A17];&quot;|&quot;;[.B17];&quot;|&quot;;[.C17];&quot;|&quot;;[.D17];&quot;|&quot;)" office:value-type="string" office:string-value="|[Bibliothèque de l'EPFL](http://library.epfl.ch/)|SFX @ sfx.ethz.ch||Primo hosted, alimenté par SFX|" calcext:value-type="string">
            <text:p>|[Bibliothèque de l'EPFL](http://library.epfl.ch/)|SFX @ sfx.ethz.ch||Primo hosted, alimenté par SFX|</text:p>
          </table:table-cell>
        </table:table-row>
        <table:table-row table:style-name="ro2">
          <table:table-cell/>
          <table:table-cell office:value-type="string" calcext:value-type="string">
            <text:p>SFX @ sfx.ethz.ch</text:p>
          </table:table-cell>
          <table:table-cell/>
          <table:table-cell office:value-type="string" calcext:value-type="string">
            <text:p>Primo @ ETH, alimenté par SFX</text:p>
          </table:table-cell>
          <table:table-cell table:number-columns-repeated="3"/>
          <table:table-cell table:formula="of:=CONCATENATE(&quot;|&quot;;[.A18];&quot;|&quot;;[.B18];&quot;|&quot;;[.C18];&quot;|&quot;;[.D18];&quot;|&quot;)" office:value-type="string" office:string-value="||SFX @ sfx.ethz.ch||Primo @ ETH, alimenté par SFX|" calcext:value-type="string">
            <text:p>||SFX @ sfx.ethz.ch||Primo @ ETH, alimenté par SFX|</text:p>
          </table:table-cell>
        </table:table-row>
        <table:table-row table:style-name="ro1">
          <table:table-cell office:value-type="string" calcext:value-type="string">
            <text:p>[Lib4RI: Eawag-Empa](http://www.lib4ri.ch/)</text:p>
          </table:table-cell>
          <table:table-cell office:value-type="string" calcext:value-type="string">
            <text:p>SFX @ sfx.ethz.ch</text:p>
          </table:table-cell>
          <table:table-cell/>
          <table:table-cell office:value-type="string" calcext:value-type="string">
            <text:p>Primo @ ETH, alimenté ???</text:p>
          </table:table-cell>
          <table:table-cell table:number-columns-repeated="3"/>
          <table:table-cell table:formula="of:=CONCATENATE(&quot;|&quot;;[.A19];&quot;|&quot;;[.B19];&quot;|&quot;;[.C19];&quot;|&quot;;[.D19];&quot;|&quot;)" office:value-type="string" office:string-value="|[Lib4RI: Eawag-Empa](http://www.lib4ri.ch/)|SFX @ sfx.ethz.ch||Primo @ ETH, alimenté ???|" calcext:value-type="string">
            <text:p>|[Lib4RI: Eawag-Empa](http://www.lib4ri.ch/)|SFX @ sfx.ethz.ch||Primo @ ETH, alimenté ???|</text:p>
          </table:table-cell>
        </table:table-row>
        <table:table-row table:style-name="ro2" table:number-rows-repeated="8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[http://www.ub.unibas.ch](Universitätsbibliothek Basel)</text:p>
          </table:table-cell>
          <table:table-cell office:value-type="string" calcext:value-type="string">
            <text:p>Universitätsbibliothek Basel</text:p>
          </table:table-cell>
          <table:table-cell table:formula="of:=MID([.A28];2;SEARCH(&quot;(&quot;;[.A28])-3)" office:value-type="string" office:string-value="http://www.ub.unibas.ch" calcext:value-type="string">
            <text:p>http://www.ub.unibas.ch</text:p>
          </table:table-cell>
          <table:table-cell table:formula="of:=CONCATENATE(&quot;[&quot;;[.B28];&quot;](&quot;;[.C28];&quot;)&quot;)" office:value-type="string" office:string-value="[Universitätsbibliothek Basel](http://www.ub.unibas.ch)" calcext:value-type="string">
            <text:p>[Universitätsbibliothek Basel](http://www.ub.unibas.ch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www.unibe.ch/bibliotheken/](Universitätsbibliothek Bern)</text:p>
          </table:table-cell>
          <table:table-cell office:value-type="string" calcext:value-type="string">
            <text:p>Universitätsbibliothek Bern</text:p>
          </table:table-cell>
          <table:table-cell table:formula="of:=MID([.A29];2;SEARCH(&quot;(&quot;;[.A29])-3)" office:value-type="string" office:string-value="http://www.unibe.ch/bibliotheken/" calcext:value-type="string">
            <text:p>http://www.unibe.ch/bibliotheken/</text:p>
          </table:table-cell>
          <table:table-cell table:formula="of:=CONCATENATE(&quot;[&quot;;[.B29];&quot;](&quot;;[.C29];&quot;)&quot;)" office:value-type="string" office:string-value="[Universitätsbibliothek Bern](http://www.unibe.ch/bibliotheken/)" calcext:value-type="string">
            <text:p>[Universitätsbibliothek Bern](http://www.unibe.ch/bibliotheken/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www.fr.ch/kubf/](Kantons- und Universitätsbibliothek Freiburg)</text:p>
          </table:table-cell>
          <table:table-cell office:value-type="string" calcext:value-type="string">
            <text:p>Kantons- und Universitätsbibliothek Freiburg</text:p>
          </table:table-cell>
          <table:table-cell table:formula="of:=MID([.A30];2;SEARCH(&quot;(&quot;;[.A30])-3)" office:value-type="string" office:string-value="http://www.fr.ch/kubf/" calcext:value-type="string">
            <text:p>http://www.fr.ch/kubf/</text:p>
          </table:table-cell>
          <table:table-cell table:formula="of:=CONCATENATE(&quot;[&quot;;[.B30];&quot;](&quot;;[.C30];&quot;)&quot;)" office:value-type="string" office:string-value="[Kantons- und Universitätsbibliothek Freiburg](http://www.fr.ch/kubf/)" calcext:value-type="string">
            <text:p>[Kantons- und Universitätsbibliothek Freiburg](http://www.fr.ch/kubf/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http://www.ville-geneve.ch/themes/culture/offre-culturelle/bibliotheques/](Bibliothèque de Genève)</text:p>
          </table:table-cell>
          <table:table-cell office:value-type="string" calcext:value-type="string">
            <text:p>Bibliothèque de Genève</text:p>
          </table:table-cell>
          <table:table-cell table:formula="of:=MID([.A31];2;SEARCH(&quot;(&quot;;[.A31])-3)" office:value-type="string" office:string-value="http://www.ville-geneve.ch/themes/culture/offre-culturelle/bibliotheques/" calcext:value-type="string">
            <text:p>http://www.ville-geneve.ch/themes/culture/offre-culturelle/bibliotheques/</text:p>
          </table:table-cell>
          <table:table-cell table:formula="of:=CONCATENATE(&quot;[&quot;;[.B31];&quot;](&quot;;[.C31];&quot;)&quot;)" office:value-type="string" office:string-value="[Bibliothèque de Genève](http://www.ville-geneve.ch/themes/culture/offre-culturelle/bibliotheques/)" calcext:value-type="string">
            <text:p>[Bibliothèque de Genève](http://www.ville-geneve.ch/themes/culture/offre-culturelle/bibliotheques/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www.unige.ch/biblio/](Bibliothèque de l'Université de Genève)</text:p>
          </table:table-cell>
          <table:table-cell office:value-type="string" calcext:value-type="string">
            <text:p>Bibliothèque de l'Université de Genève)</text:p>
          </table:table-cell>
          <table:table-cell table:formula="of:=MID([.A32];2;SEARCH(&quot;(&quot;;[.A32])-3)" office:value-type="string" office:string-value="http://www.unige.ch/biblio/" calcext:value-type="string">
            <text:p>http://www.unige.ch/biblio/</text:p>
          </table:table-cell>
          <table:table-cell table:formula="of:=CONCATENATE(&quot;[&quot;;[.B32];&quot;](&quot;;[.C32];&quot;)&quot;)" office:value-type="string" office:string-value="[Bibliothèque de l'Université de Genève)](http://www.unige.ch/biblio/)" calcext:value-type="string">
            <text:p>[Bibliothèque de l'Université de Genève)](http://www.unige.ch/biblio/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www.unil.ch/bcu](Bibliothèque cantonale et universitaire de Lausanne)</text:p>
          </table:table-cell>
          <table:table-cell office:value-type="string" calcext:value-type="string">
            <text:p>Bibliothèque cantonale et universitaire de Lausanne</text:p>
          </table:table-cell>
          <table:table-cell table:formula="of:=MID([.A33];2;SEARCH(&quot;(&quot;;[.A33])-3)" office:value-type="string" office:string-value="http://www.unil.ch/bcu" calcext:value-type="string">
            <text:p>http://www.unil.ch/bcu</text:p>
          </table:table-cell>
          <table:table-cell table:formula="of:=CONCATENATE(&quot;[&quot;;[.B33];&quot;](&quot;;[.C33];&quot;)&quot;)" office:value-type="string" office:string-value="[Bibliothèque cantonale et universitaire de Lausanne](http://www.unil.ch/bcu)" calcext:value-type="string">
            <text:p>[Bibliothèque cantonale et universitaire de Lausanne](http://www.unil.ch/bcu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www.bul.unisi.ch/](Biblioteca universitaria di Lugano)</text:p>
          </table:table-cell>
          <table:table-cell office:value-type="string" calcext:value-type="string">
            <text:p>Biblioteca universitaria di Lugano</text:p>
          </table:table-cell>
          <table:table-cell table:formula="of:=MID([.A34];2;SEARCH(&quot;(&quot;;[.A34])-3)" office:value-type="string" office:string-value="http://www.bul.unisi.ch/" calcext:value-type="string">
            <text:p>http://www.bul.unisi.ch/</text:p>
          </table:table-cell>
          <table:table-cell table:formula="of:=CONCATENATE(&quot;[&quot;;[.B34];&quot;](&quot;;[.C34];&quot;)&quot;)" office:value-type="string" office:string-value="[Biblioteca universitaria di Lugano](http://www.bul.unisi.ch/)" calcext:value-type="string">
            <text:p>[Biblioteca universitaria di Lugano](http://www.bul.unisi.ch/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http://www.arch.unisi.ch/ris_ist_biblioteca](Biblioteca dell'Accademia di architettura di Mendrisio)</text:p>
          </table:table-cell>
          <table:table-cell office:value-type="string" calcext:value-type="string">
            <text:p>Biblioteca dell'Accademia di architettura di Mendrisio</text:p>
          </table:table-cell>
          <table:table-cell table:formula="of:=MID([.A35];2;SEARCH(&quot;(&quot;;[.A35])-3)" office:value-type="string" office:string-value="http://www.arch.unisi.ch/ris_ist_biblioteca" calcext:value-type="string">
            <text:p>http://www.arch.unisi.ch/ris_ist_biblioteca</text:p>
          </table:table-cell>
          <table:table-cell table:formula="of:=CONCATENATE(&quot;[&quot;;[.B35];&quot;](&quot;;[.C35];&quot;)&quot;)" office:value-type="string" office:string-value="[Biblioteca dell'Accademia di architettura di Mendrisio](http://www.arch.unisi.ch/ris_ist_biblioteca)" calcext:value-type="string">
            <text:p>[Biblioteca dell'Accademia di architettura di Mendrisio](http://www.arch.unisi.ch/ris_ist_biblioteca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www.zhbluzern.ch/](Zentral- und Hochschulbibliothek Luzern)</text:p>
          </table:table-cell>
          <table:table-cell office:value-type="string" calcext:value-type="string">
            <text:p>Zentral- und Hochschulbibliothek Luzern</text:p>
          </table:table-cell>
          <table:table-cell table:formula="of:=MID([.A36];2;SEARCH(&quot;(&quot;;[.A36])-3)" office:value-type="string" office:string-value="http://www.zhbluzern.ch/" calcext:value-type="string">
            <text:p>http://www.zhbluzern.ch/</text:p>
          </table:table-cell>
          <table:table-cell table:formula="of:=CONCATENATE(&quot;[&quot;;[.B36];&quot;](&quot;;[.C36];&quot;)&quot;)" office:value-type="string" office:string-value="[Zentral- und Hochschulbibliothek Luzern](http://www.zhbluzern.ch/)" calcext:value-type="string">
            <text:p>[Zentral- und Hochschulbibliothek Luzern](http://www.zhbluzern.ch/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bpun.unine.ch/](Bibliothèque publique et universitaire de Neuchâtel)</text:p>
          </table:table-cell>
          <table:table-cell office:value-type="string" calcext:value-type="string">
            <text:p>Bibliothèque publique et universitaire de Neuchâtel</text:p>
          </table:table-cell>
          <table:table-cell table:formula="of:=MID([.A37];2;SEARCH(&quot;(&quot;;[.A37])-3)" office:value-type="string" office:string-value="http://bpun.unine.ch/" calcext:value-type="string">
            <text:p>http://bpun.unine.ch/</text:p>
          </table:table-cell>
          <table:table-cell table:formula="of:=CONCATENATE(&quot;[&quot;;[.B37];&quot;](&quot;;[.C37];&quot;)&quot;)" office:value-type="string" office:string-value="[Bibliothèque publique et universitaire de Neuchâtel](http://bpun.unine.ch/)" calcext:value-type="string">
            <text:p>[Bibliothèque publique et universitaire de Neuchâtel](http://bpun.unine.ch/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www2.unine.ch/bibliotheque](Bibliothèque de l'Université de Neuchâtel)</text:p>
          </table:table-cell>
          <table:table-cell office:value-type="string" calcext:value-type="string">
            <text:p>Bibliothèque de l'Université de Neuchâtel</text:p>
          </table:table-cell>
          <table:table-cell table:formula="of:=MID([.A38];2;SEARCH(&quot;(&quot;;[.A38])-3)" office:value-type="string" office:string-value="http://www2.unine.ch/bibliotheque" calcext:value-type="string">
            <text:p>http://www2.unine.ch/bibliotheque</text:p>
          </table:table-cell>
          <table:table-cell table:formula="of:=CONCATENATE(&quot;[&quot;;[.B38];&quot;](&quot;;[.C38];&quot;)&quot;)" office:value-type="string" office:string-value="[Bibliothèque de l'Université de Neuchâtel](http://www2.unine.ch/bibliotheque)" calcext:value-type="string">
            <text:p>[Bibliothèque de l'Université de Neuchâtel](http://www2.unine.ch/bibliotheque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www.biblio.unisg.ch](Bibliothek Universität St. Gallen)</text:p>
          </table:table-cell>
          <table:table-cell office:value-type="string" calcext:value-type="string">
            <text:p>Bibliothek Universität St. Gallen</text:p>
          </table:table-cell>
          <table:table-cell table:formula="of:=MID([.A39];2;SEARCH(&quot;(&quot;;[.A39])-3)" office:value-type="string" office:string-value="http://www.biblio.unisg.ch" calcext:value-type="string">
            <text:p>http://www.biblio.unisg.ch</text:p>
          </table:table-cell>
          <table:table-cell table:formula="of:=CONCATENATE(&quot;[&quot;;[.B39];&quot;](&quot;;[.C39];&quot;)&quot;)" office:value-type="string" office:string-value="[Bibliothek Universität St. Gallen](http://www.biblio.unisg.ch)" calcext:value-type="string">
            <text:p>[Bibliothek Universität St. Gallen](http://www.biblio.unisg.ch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www.zb.unizh.ch/](Zentralbibliothek Zürich)</text:p>
          </table:table-cell>
          <table:table-cell office:value-type="string" calcext:value-type="string">
            <text:p>Zentralbibliothek Zürich</text:p>
          </table:table-cell>
          <table:table-cell table:formula="of:=MID([.A40];2;SEARCH(&quot;(&quot;;[.A40])-3)" office:value-type="string" office:string-value="http://www.zb.unizh.ch/" calcext:value-type="string">
            <text:p>http://www.zb.unizh.ch/</text:p>
          </table:table-cell>
          <table:table-cell table:formula="of:=CONCATENATE(&quot;[&quot;;[.B40];&quot;](&quot;;[.C40];&quot;)&quot;)" office:value-type="string" office:string-value="[Zentralbibliothek Zürich](http://www.zb.unizh.ch/)" calcext:value-type="string">
            <text:p>[Zentralbibliothek Zürich](http://www.zb.unizh.ch/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www.hbz.unizh.ch/](Hauptbibliothek Universität Zürich (HBZ))</text:p>
          </table:table-cell>
          <table:table-cell office:value-type="string" calcext:value-type="string">
            <text:p>Hauptbibliothek Universität Zürich (HBZ)</text:p>
          </table:table-cell>
          <table:table-cell table:formula="of:=MID([.A41];2;SEARCH(&quot;(&quot;;[.A41])-3)" office:value-type="string" office:string-value="http://www.hbz.unizh.ch/" calcext:value-type="string">
            <text:p>http://www.hbz.unizh.ch/</text:p>
          </table:table-cell>
          <table:table-cell table:formula="of:=CONCATENATE(&quot;[&quot;;[.B41];&quot;](&quot;;[.C41];&quot;)&quot;)" office:value-type="string" office:string-value="[Hauptbibliothek Universität Zürich (HBZ)](http://www.hbz.unizh.ch/)" calcext:value-type="string">
            <text:p>[Hauptbibliothek Universität Zürich (HBZ)](http://www.hbz.unizh.ch/)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MID([.A42];2;SEARCH(&quot;(&quot;;[.A42])-3)" office:value-type="string" office:string-value="" calcext:value-type="error">
            <text:p>#VALEUR !</text:p>
          </table:table-cell>
          <table:table-cell table:formula="of:=CONCATENATE(&quot;[&quot;;[.B42];&quot;](&quot;;[.C42];&quot;)&quot;)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<text:a xlink:href="http://library.epfl.ch/" xlink:type="simple">http://library.epfl.ch/</text:a>](Bibliothèque de l'EPFL)</text:p>
          </table:table-cell>
          <table:table-cell office:value-type="string" calcext:value-type="string">
            <text:p>Bibliothèque de l'EPFL</text:p>
          </table:table-cell>
          <table:table-cell table:formula="of:=MID([.A43];2;SEARCH(&quot;(&quot;;[.A43])-3)" office:value-type="string" office:string-value="http://library.epfl.ch/" calcext:value-type="string">
            <text:p>http://library.epfl.ch/</text:p>
          </table:table-cell>
          <table:table-cell table:formula="of:=CONCATENATE(&quot;[&quot;;[.B43];&quot;](&quot;;[.C43];&quot;)&quot;)" office:value-type="string" office:string-value="[Bibliothèque de l'EPFL](http://library.epfl.ch/)" calcext:value-type="string">
            <text:p>[Bibliothèque de l'EPFL](http://library.epfl.ch/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http://www.ethbib.ethz.ch/" target="_blank" name="ETHZ"&gt;ETH-Bibliothek Z?rich)</text:p>
          </table:table-cell>
          <table:table-cell/>
          <table:table-cell table:formula="of:=MID([.A44];2;SEARCH(&quot;(&quot;;[.A44])-3)" office:value-type="string" office:string-value="" calcext:value-type="error">
            <text:p>#VALEUR !</text:p>
          </table:table-cell>
          <table:table-cell table:formula="of:=CONCATENATE(&quot;[&quot;;[.B44];&quot;](&quot;;[.C44];&quot;)&quot;)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http://www.lib4ri.ch/](Lib4RI: Eawag-Empa)</text:p>
          </table:table-cell>
          <table:table-cell office:value-type="string" calcext:value-type="string">
            <text:p>Lib4RI: Eawag-Empa</text:p>
          </table:table-cell>
          <table:table-cell table:formula="of:=MID([.A45];2;SEARCH(&quot;(&quot;;[.A45])-3)" office:value-type="string" office:string-value="http://www.lib4ri.ch/" calcext:value-type="string">
            <text:p>http://www.lib4ri.ch/</text:p>
          </table:table-cell>
          <table:table-cell table:formula="of:=CONCATENATE(&quot;[&quot;;[.B45];&quot;](&quot;;[.C45];&quot;)&quot;)" office:value-type="string" office:string-value="[Lib4RI: Eawag-Empa](http://www.lib4ri.ch/)" calcext:value-type="string">
            <text:p>[Lib4RI: Eawag-Empa](http://www.lib4ri.ch/)</text:p>
          </table:table-cell>
          <table:table-cell table:number-columns-repeated="4"/>
        </table:table-row>
      </table:table>
      <table:named-expressions>
        <table:named-range table:name="10" table:base-cell-address="$Feuille1.$A$97" table:cell-range-address="$Feuille1.$A$97"/>
        <table:named-range table:name="11" table:base-cell-address="$Feuille1.$A$106" table:cell-range-address="$Feuille1.$A$106"/>
        <table:named-range table:name="19" table:base-cell-address="$Feuille1.$A$126" table:cell-range-address="$Feuille1.$A$126"/>
        <table:named-range table:name="2" table:base-cell-address="$Feuille1.$A$1" table:cell-range-address="$Feuille1.$A$1"/>
        <table:named-range table:name="20" table:base-cell-address="$Feuille1.$A$133" table:cell-range-address="$Feuille1.$A$133"/>
        <table:named-range table:name="27" table:base-cell-address="$Feuille1.$A$154" table:cell-range-address="$Feuille1.$A$154"/>
        <table:named-range table:name="3" table:base-cell-address="$Feuille1.$A$10" table:cell-range-address="$Feuille1.$A$10"/>
        <table:named-range table:name="30" table:base-cell-address="$Feuille1.$A$196" table:cell-range-address="$Feuille1.$A$196"/>
        <table:named-range table:name="4" table:base-cell-address="$Feuille1.$A$19" table:cell-range-address="$Feuille1.$A$19"/>
        <table:named-range table:name="5" table:base-cell-address="$Feuille1.$A$27" table:cell-range-address="$Feuille1.$A$27"/>
        <table:named-range table:name="6" table:base-cell-address="$Feuille1.$A$45" table:cell-range-address="$Feuille1.$A$45"/>
        <table:named-range table:name="7" table:base-cell-address="$Feuille1.$A$53" table:cell-range-address="$Feuille1.$A$53"/>
        <table:named-range table:name="8" table:base-cell-address="$Feuille1.$A$70" table:cell-range-address="$Feuille1.$A$70"/>
        <table:named-range table:name="9" table:base-cell-address="$Feuille1.$A$79" table:cell-range-address="$Feuille1.$A$79"/>
        <table:named-range table:name="ETHZ" table:base-cell-address="$Feuille1.$A$134" table:cell-range-address="$Feuille1.$A$134"/>
      </table:named-expressions>
      <table:database-ranges>
        <table:database-range table:name="__Anonymous_Sheet_DB__2" table:target-range-address="Feuille3.A1:Feuille3.A266">
          <table:sort>
            <table:sort-by table:field-number="0" table:data-type="automatic"/>
          </table:sort>
        </table:database-range>
        <table:database-range table:name="__Anonymous_Sheet_DB__3" table:target-range-address="Feuille4.A1:Feuille4.A107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Walter</meta:initial-creator>
    <meta:creation-date>2015-11-05T09:18:27.641135371</meta:creation-date>
    <dc:date>2015-11-05T13:24:36.470883065</dc:date>
    <dc:creator>Lionel Walter</dc:creator>
    <meta:editing-duration>PT3H50M56S</meta:editing-duration>
    <meta:editing-cycles>5</meta:editing-cycles>
    <meta:generator>LibreOffice/4.2.8.2$Linux_X86_64 LibreOffice_project/420m0$Build-2</meta:generator>
    <meta:document-statistic meta:table-count="6" meta:cell-count="948" meta:object-count="0"/>
  </office:meta>
</office:document-meta>
</file>